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font-size="12pt" style:font-size-asian="12pt" style:font-size-complex="12pt"/>
    </style:style>
    <style:style style:name="T3" style:parent-style-name="DefaultParagraphFont" style:family="text">
      <style:text-properties fo:font-size="12pt" style:font-size-asian="12pt" style:font-size-complex="12pt"/>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P7" style:parent-style-name="Standard" style:family="paragraph">
      <style:text-properties fo:font-weight="bold" style:font-weight-asian="bold" style:font-weight-complex="bold" fo:font-size="12pt" style:font-size-asian="12pt" style:font-size-complex="12pt"/>
    </style:style>
    <style:style style:name="T8" style:parent-style-name="DefaultParagraphFont" style:family="text">
      <style:text-properties fo:font-weight="bold" style:font-weight-asian="bold" style:font-weight-complex="bold" fo:font-size="12pt" style:font-size-asian="12pt" style:font-size-complex="12pt"/>
    </style:style>
    <style:style style:name="P9" style:parent-style-name="Standard" style:family="paragraph">
      <style:text-properties fo:font-weight="bold" style:font-weight-asian="bold" style:font-weight-complex="bold"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P12" style:parent-style-name="Standard" style:family="paragraph">
      <style:text-properties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size="12pt" style:font-size-asian="12pt" style:font-size-complex="12pt"/>
    </style:style>
    <style:style style:name="P15" style:parent-style-name="Standard" style:family="paragraph">
      <style:text-properties fo:font-size="12pt" style:font-size-asian="12pt" style:font-size-complex="12pt"/>
    </style:style>
    <style:style style:name="T16" style:parent-style-name="DefaultParagraphFont" style:family="text">
      <style:text-properties fo:font-weight="bold" style:font-weight-asian="bold" style:font-weight-complex="bold" fo:font-size="12pt" style:font-size-asian="12pt" style:font-size-complex="12pt"/>
    </style:style>
    <style:style style:name="P17" style:parent-style-name="Standard" style:family="paragraph">
      <style:text-properties fo:font-weight="bold" style:font-weight-asian="bold" style:font-weight-complex="bold"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Standard" style:family="paragraph">
      <style:text-properties fo:font-size="12pt" style:font-size-asian="12pt" style:font-size-complex="12pt"/>
    </style:style>
    <style:style style:name="P22" style:parent-style-name="Standard" style:family="paragraph">
      <style:text-properties fo:font-size="12pt" style:font-size-asian="12pt" style:font-size-complex="12pt"/>
    </style:style>
    <style:style style:name="P23" style:parent-style-name="Standard" style:family="paragraph">
      <style:text-properties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P28" style:parent-style-name="Standard" style:family="paragraph">
      <style:text-properties fo:font-size="12pt" style:font-size-asian="12pt" style:font-size-complex="12pt"/>
    </style:style>
    <style:style style:name="P29" style:parent-style-name="Standard" style:family="paragraph">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P33" style:parent-style-name="Standard" style:family="paragraph">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P35" style:parent-style-name="Standard" style:family="paragraph">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size="12pt" style:font-size-asian="12pt" style:font-size-complex="12pt"/>
    </style:style>
    <style:style style:name="P41" style:parent-style-name="Standard" style:family="paragraph">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P45" style:parent-style-name="Standard" style:family="paragraph">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style>
    <style:style style:name="P49" style:parent-style-name="Standard" style:family="paragraph">
      <style:text-properties fo:font-size="12pt" style:font-size-asian="12pt" style:font-size-complex="12pt"/>
    </style:style>
    <style:style style:name="T50" style:parent-style-name="DefaultParagraphFont" style:family="text">
      <style:text-properties fo:font-size="12pt" style:font-size-asian="12pt" style:font-size-complex="12pt"/>
    </style:style>
    <style:style style:name="P51" style:parent-style-name="Standard" style:family="paragraph">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P53" style:parent-style-name="Standard" style:family="paragraph">
      <style:text-properties fo:font-size="12pt" style:font-size-asian="12pt" style:font-size-complex="12pt"/>
    </style:style>
    <style:style style:name="P54" style:parent-style-name="Standard" style:family="paragraph">
      <style:text-properties fo:font-size="12pt" style:font-size-asian="12pt" style:font-size-complex="12pt"/>
    </style:style>
    <style:style style:name="P55" style:parent-style-name="Standard" style:family="paragraph">
      <style:text-properties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weight="bold" style:font-weight-asian="bold" style:font-weight-complex="bold" fo:font-size="12pt" style:font-size-asian="12pt" style:font-size-complex="12pt"/>
    </style:style>
    <style:style style:name="T59" style:parent-style-name="DefaultParagraphFont" style:family="text">
      <style:text-properties fo:font-weight="bold" style:font-weight-asian="bold" style:font-weight-complex="bold"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T77" style:parent-style-name="DefaultParagraphFont" style:family="text">
      <style:text-properties fo:font-size="12pt" style:font-size-asian="12pt" style:font-size-complex="12pt"/>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fo:font-size="12pt" style:font-size-asian="12pt" style:font-size-complex="12pt"/>
    </style:style>
    <style:style style:name="P89" style:parent-style-name="Standard" style:family="paragraph">
      <style:text-properties fo:font-size="12pt" style:font-size-asian="12pt" style:font-size-complex="12pt"/>
    </style:style>
    <style:style style:name="P90" style:parent-style-name="Standard" style:family="paragraph">
      <style:text-properties fo:font-size="12pt" style:font-size-asian="12pt" style:font-size-complex="12pt"/>
    </style:style>
    <style:style style:name="P91" style:parent-style-name="Standard" style:family="paragraph">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weight="bold" style:font-weight-asian="bold" style:font-weight-complex="bold"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P97" style:parent-style-name="Standard" style:family="paragraph">
      <style:text-properties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P114" style:parent-style-name="Standard" style:family="paragraph">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P127" style:parent-style-name="Standard" style:family="paragraph">
      <style:text-properties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size="12pt" style:font-size-asian="12pt" style:font-size-complex="12pt"/>
    </style:style>
    <style:style style:name="T141" style:parent-style-name="DefaultParagraphFont" style:family="text">
      <style:text-properties fo:font-size="12pt" style:font-size-asian="12pt" style:font-size-complex="12pt"/>
    </style:style>
    <style:style style:name="T142" style:parent-style-name="DefaultParagraphFont" style:family="text">
      <style:text-properties fo:font-size="12pt" style:font-size-asian="12pt" style:font-size-complex="12pt"/>
    </style:style>
    <style:style style:name="T143" style:parent-style-name="DefaultParagraphFont" style:family="text">
      <style:text-properties fo:font-size="12pt" style:font-size-asian="12pt" style:font-size-complex="12pt"/>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fo:font-weight="bold" style:font-weight-asian="bold" style:font-weight-complex="bold" fo:font-size="12pt" style:font-size-asian="12pt" style:font-size-complex="12pt"/>
    </style:style>
    <style:style style:name="T146" style:parent-style-name="DefaultParagraphFont" style:family="text">
      <style:text-properties fo:font-size="12pt" style:font-size-asian="12pt" style:font-size-complex="12pt"/>
    </style:style>
    <style:style style:name="T147" style:parent-style-name="DefaultParagraphFont" style:family="text">
      <style:text-properties fo:font-size="12pt" style:font-size-asian="12pt" style:font-size-complex="12pt"/>
    </style:style>
    <style:style style:name="T148" style:parent-style-name="DefaultParagraphFont" style:family="text">
      <style:text-properties fo:font-size="12pt" style:font-size-asian="12pt" style:font-size-complex="12pt"/>
    </style:style>
    <style:style style:name="P149" style:parent-style-name="Standard" style:family="paragraph">
      <style:text-properties fo:font-size="12pt" style:font-size-asian="12pt" style:font-size-complex="12pt"/>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fo:font-weight="bold" style:font-weight-asian="bold" style:font-weight-complex="bold" fo:font-size="12pt" style:font-size-asian="12pt" style:font-size-complex="12pt"/>
    </style:style>
    <style:style style:name="T152" style:parent-style-name="DefaultParagraphFont" style:family="text">
      <style:text-properties fo:font-size="12pt" style:font-size-asian="12pt" style:font-size-complex="12pt"/>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fo:font-size="12pt" style:font-size-asian="12pt" style:font-size-complex="12pt"/>
    </style:style>
    <style:style style:name="P155" style:parent-style-name="Standard" style:family="paragraph">
      <style:text-properties fo:font-size="12pt" style:font-size-asian="12pt" style:font-size-complex="12pt"/>
    </style:style>
    <style:style style:name="P156" style:parent-style-name="Standard" style:family="paragraph">
      <style:text-properties fo:font-size="12pt" style:font-size-asian="12pt" style:font-size-complex="12pt"/>
    </style:style>
    <style:style style:name="T157" style:parent-style-name="DefaultParagraphFont" style:family="text">
      <style:text-properties fo:font-size="12pt" style:font-size-asian="12pt" style:font-size-complex="12pt"/>
    </style:style>
    <style:style style:name="T158" style:parent-style-name="DefaultParagraphFont" style:family="text">
      <style:text-properties fo:font-weight="bold" style:font-weight-asian="bold" style:font-weight-complex="bold" fo:font-size="12pt" style:font-size-asian="12pt" style:font-size-complex="12pt"/>
    </style:style>
    <style:style style:name="T159" style:parent-style-name="DefaultParagraphFont" style:family="text">
      <style:text-properties fo:font-size="12pt" style:font-size-asian="12pt" style:font-size-complex="12pt"/>
    </style:style>
    <style:style style:name="P160" style:parent-style-name="Standard" style:family="paragraph">
      <style:text-properties fo:font-size="12pt" style:font-size-asian="12pt" style:font-size-complex="12pt"/>
    </style:style>
    <style:style style:name="T161" style:parent-style-name="DefaultParagraphFont" style:family="text">
      <style:text-properties fo:font-size="12pt" style:font-size-asian="12pt" style:font-size-complex="12pt"/>
    </style:style>
    <style:style style:name="T162" style:parent-style-name="DefaultParagraphFont" style:family="text">
      <style:text-properties fo:font-weight="bold" style:font-weight-asian="bold" style:font-weight-complex="bold" fo:font-size="12pt" style:font-size-asian="12pt" style:font-size-complex="12pt"/>
    </style:style>
    <style:style style:name="T163" style:parent-style-name="DefaultParagraphFont" style:family="text">
      <style:text-properties fo:font-size="12pt" style:font-size-asian="12pt" style:font-size-complex="12pt"/>
    </style:style>
    <style:style style:name="T164" style:parent-style-name="DefaultParagraphFont" style:family="text">
      <style:text-properties fo:font-size="12pt" style:font-size-asian="12pt" style:font-size-complex="12pt"/>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fo:font-size="12pt" style:font-size-asian="12pt" style:font-size-complex="12pt"/>
    </style:style>
    <style:style style:name="T167" style:parent-style-name="DefaultParagraphFont" style:family="text">
      <style:text-properties fo:font-size="12pt" style:font-size-asian="12pt" style:font-size-complex="12pt"/>
    </style:style>
    <style:style style:name="T168" style:parent-style-name="DefaultParagraphFont" style:family="text">
      <style:text-properties fo:font-size="12pt" style:font-size-asian="12pt" style:font-size-complex="12pt"/>
    </style:style>
    <style:style style:name="T169" style:parent-style-name="DefaultParagraphFont" style:family="text">
      <style:text-properties fo:font-size="12pt" style:font-size-asian="12pt" style:font-size-complex="12pt"/>
    </style:style>
    <style:style style:name="T170" style:parent-style-name="DefaultParagraphFont" style:family="text">
      <style:text-properties fo:font-size="12pt" style:font-size-asian="12pt" style:font-size-complex="12pt"/>
    </style:style>
    <style:style style:name="T171" style:parent-style-name="DefaultParagraphFont" style:family="text">
      <style:text-properties fo:font-size="12pt" style:font-size-asian="12pt" style:font-size-complex="12pt"/>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font-size="12pt" style:font-size-asian="12pt" style:font-size-complex="12pt"/>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size="12pt" style:font-size-asian="12pt" style:font-size-complex="12pt"/>
    </style:style>
    <style:style style:name="T177" style:parent-style-name="DefaultParagraphFont" style:family="text">
      <style:text-properties fo:font-size="12pt" style:font-size-asian="12pt" style:font-size-complex="12pt"/>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fo:font-size="12pt" style:font-size-asian="12pt" style:font-size-complex="12pt"/>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fo:font-size="12pt" style:font-size-asian="12pt" style:font-size-complex="12pt"/>
    </style:style>
    <style:style style:name="T182" style:parent-style-name="DefaultParagraphFont" style:family="text">
      <style:text-properties fo:font-size="12pt" style:font-size-asian="12pt" style:font-size-complex="12pt"/>
    </style:style>
    <style:style style:name="T183" style:parent-style-name="DefaultParagraphFont" style:family="text">
      <style:text-properties fo:font-size="12pt" style:font-size-asian="12pt" style:font-size-complex="12pt"/>
    </style:style>
    <style:style style:name="T184" style:parent-style-name="DefaultParagraphFont" style:family="text">
      <style:text-properties fo:font-size="12pt" style:font-size-asian="12pt" style:font-size-complex="12pt"/>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fo:font-size="12pt" style:font-size-asian="12pt" style:font-size-complex="12pt"/>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fo:font-size="12pt" style:font-size-asian="12pt" style:font-size-complex="12pt"/>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T192" style:parent-style-name="DefaultParagraphFont" style:family="text">
      <style:text-properties fo:font-size="12pt" style:font-size-asian="12pt" style:font-size-complex="12pt"/>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font-size="12pt" style:font-size-asian="12pt" style:font-size-complex="12pt"/>
    </style:style>
    <style:style style:name="T196" style:parent-style-name="DefaultParagraphFont" style:family="text">
      <style:text-properties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ize="12pt" style:font-size-asian="12pt" style:font-size-complex="12pt"/>
    </style:style>
    <style:style style:name="T199" style:parent-style-name="DefaultParagraphFont" style:family="text">
      <style:text-properties fo:font-size="12pt" style:font-size-asian="12pt" style:font-size-complex="12pt"/>
    </style:style>
    <style:style style:name="T200" style:parent-style-name="DefaultParagraphFont" style:family="text">
      <style:text-properties fo:font-size="12pt" style:font-size-asian="12pt" style:font-size-complex="12pt"/>
    </style:style>
    <style:style style:name="P201" style:parent-style-name="Standard" style:family="paragraph">
      <style:text-properties fo:font-size="12pt" style:font-size-asian="12pt" style:font-size-complex="12pt"/>
    </style:style>
    <style:style style:name="T202" style:parent-style-name="DefaultParagraphFont" style:family="text">
      <style:text-properties fo:font-size="12pt" style:font-size-asian="12pt" style:font-size-complex="12pt"/>
    </style:style>
    <style:style style:name="T203" style:parent-style-name="DefaultParagraphFont" style:family="text">
      <style:text-properties fo:font-size="12pt" style:font-size-asian="12pt" style:font-size-complex="12pt"/>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size="12pt" style:font-size-asian="12pt" style:font-size-complex="12pt"/>
    </style:style>
    <style:style style:name="T207" style:parent-style-name="DefaultParagraphFont" style:family="text">
      <style:text-properties fo:font-size="12pt" style:font-size-asian="12pt" style:font-size-complex="12pt"/>
    </style:style>
    <style:style style:name="T208" style:parent-style-name="DefaultParagraphFont" style:family="text">
      <style:text-properties fo:font-size="12pt" style:font-size-asian="12pt" style:font-size-complex="12pt"/>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fo:font-size="12pt" style:font-size-asian="12pt" style:font-size-complex="12pt"/>
    </style:style>
    <style:style style:name="P211" style:parent-style-name="Standard" style:family="paragraph">
      <style:paragraph-properties fo:margin-left="0.5in" fo:text-indent="0.5in">
        <style:tab-stops/>
      </style:paragraph-properties>
    </style:style>
    <style:style style:name="T212" style:parent-style-name="DefaultParagraphFont" style:family="text">
      <style:text-properties fo:font-size="12pt" style:font-size-asian="12pt" style:font-size-complex="12pt"/>
    </style:style>
    <style:style style:name="T213" style:parent-style-name="DefaultParagraphFont" style:family="text">
      <style:text-properties fo:font-size="12pt" style:font-size-asian="12pt" style:font-size-complex="12pt"/>
    </style:style>
    <style:style style:name="T214" style:parent-style-name="DefaultParagraphFont" style:family="text">
      <style:text-properties fo:font-size="12pt" style:font-size-asian="12pt" style:font-size-complex="12pt"/>
    </style:style>
    <style:style style:name="T215" style:parent-style-name="DefaultParagraphFont" style:family="text">
      <style:text-properties fo:font-size="12pt" style:font-size-asian="12pt" style:font-size-complex="12pt"/>
    </style:style>
    <style:style style:name="T216" style:parent-style-name="DefaultParagraphFont" style:family="text">
      <style:text-properties fo:font-size="12pt" style:font-size-asian="12pt" style:font-size-complex="12pt"/>
    </style:style>
    <style:style style:name="T217" style:parent-style-name="DefaultParagraphFont" style:family="text">
      <style:text-properties fo:font-size="12pt" style:font-size-asian="12pt" style:font-size-complex="12pt"/>
    </style:style>
    <style:style style:name="T218" style:parent-style-name="DefaultParagraphFont" style:family="text">
      <style:text-properties fo:font-size="12pt" style:font-size-asian="12pt" style:font-size-complex="12pt"/>
    </style:style>
    <style:style style:name="T219" style:parent-style-name="DefaultParagraphFont" style:family="text">
      <style:text-properties fo:font-size="12pt" style:font-size-asian="12pt" style:font-size-complex="12pt"/>
    </style:style>
    <style:style style:name="T220" style:parent-style-name="DefaultParagraphFont" style:family="text">
      <style:text-properties fo:font-size="12pt" style:font-size-asian="12pt" style:font-size-complex="12pt"/>
    </style:style>
    <style:style style:name="T221" style:parent-style-name="DefaultParagraphFont" style:family="text">
      <style:text-properties fo:font-size="12pt" style:font-size-asian="12pt" style:font-size-complex="12pt"/>
    </style:style>
    <style:style style:name="T222" style:parent-style-name="DefaultParagraphFont" style:family="text">
      <style:text-properties fo:font-size="12pt" style:font-size-asian="12pt" style:font-size-complex="12pt"/>
    </style:style>
    <style:style style:name="T223" style:parent-style-name="DefaultParagraphFont" style:family="text">
      <style:text-properties fo:font-size="12pt" style:font-size-asian="12pt" style:font-size-complex="12pt"/>
    </style:style>
    <style:style style:name="T224" style:parent-style-name="DefaultParagraphFont" style:family="text">
      <style:text-properties fo:font-size="12pt" style:font-size-asian="12pt" style:font-size-complex="12pt"/>
    </style:style>
    <style:style style:name="P225" style:parent-style-name="Standard" style:family="paragraph">
      <style:text-properties fo:font-size="12pt" style:font-size-asian="12pt" style:font-size-complex="12pt"/>
    </style:style>
    <style:style style:name="P226" style:parent-style-name="Standard" style:family="paragraph">
      <style:text-properties fo:font-size="12pt" style:font-size-asian="12pt" style:font-size-complex="12pt"/>
    </style:style>
    <style:style style:name="T227" style:parent-style-name="DefaultParagraphFont" style:family="text">
      <style:text-properties fo:font-size="12pt" style:font-size-asian="12pt" style:font-size-complex="12pt"/>
    </style:style>
    <style:style style:name="T228" style:parent-style-name="DefaultParagraphFont" style:family="text">
      <style:text-properties fo:font-size="12pt" style:font-size-asian="12pt" style:font-size-complex="12pt"/>
    </style:style>
    <style:style style:name="T229" style:parent-style-name="DefaultParagraphFont" style:family="text">
      <style:text-properties fo:font-size="12pt" style:font-size-asian="12pt" style:font-size-complex="12pt"/>
    </style:style>
    <style:style style:name="T230" style:parent-style-name="DefaultParagraphFont" style:family="text">
      <style:text-properties fo:font-size="12pt" style:font-size-asian="12pt" style:font-size-complex="12pt"/>
    </style:style>
    <style:style style:name="T231" style:parent-style-name="DefaultParagraphFont" style:family="text">
      <style:text-properties fo:font-size="12pt" style:font-size-asian="12pt" style:font-size-complex="12pt"/>
    </style:style>
    <style:style style:name="T232" style:parent-style-name="DefaultParagraphFont" style:family="text">
      <style:text-properties fo:font-size="12pt" style:font-size-asian="12pt" style:font-size-complex="12pt"/>
    </style:style>
    <style:style style:name="T233" style:parent-style-name="DefaultParagraphFont" style:family="text">
      <style:text-properties fo:font-size="12pt" style:font-size-asian="12pt" style:font-size-complex="12pt"/>
    </style:style>
    <style:style style:name="T234" style:parent-style-name="DefaultParagraphFont" style:family="text">
      <style:text-properties fo:font-size="12pt" style:font-size-asian="12pt" style:font-size-complex="12pt"/>
    </style:style>
    <style:style style:name="T235" style:parent-style-name="DefaultParagraphFont" style:family="text">
      <style:text-properties fo:font-size="12pt" style:font-size-asian="12pt" style:font-size-complex="12pt"/>
    </style:style>
    <style:style style:name="T236" style:parent-style-name="DefaultParagraphFont" style:family="text">
      <style:text-properties fo:font-size="12pt" style:font-size-asian="12pt" style:font-size-complex="12pt"/>
    </style:style>
    <style:style style:name="T237" style:parent-style-name="DefaultParagraphFont" style:family="text">
      <style:text-properties fo:font-size="12pt" style:font-size-asian="12pt" style:font-size-complex="12pt"/>
    </style:style>
    <style:style style:name="T238" style:parent-style-name="DefaultParagraphFont" style:family="text">
      <style:text-properties fo:font-size="12pt" style:font-size-asian="12pt" style:font-size-complex="12pt"/>
    </style:style>
    <style:style style:name="T239" style:parent-style-name="DefaultParagraphFont" style:family="text">
      <style:text-properties fo:font-size="12pt" style:font-size-asian="12pt" style:font-size-complex="12pt"/>
    </style:style>
    <style:style style:name="T240" style:parent-style-name="DefaultParagraphFont" style:family="text">
      <style:text-properties fo:font-size="12pt" style:font-size-asian="12pt" style:font-size-complex="12pt"/>
    </style:style>
    <style:style style:name="T241" style:parent-style-name="DefaultParagraphFont" style:family="text">
      <style:text-properties fo:font-size="12pt" style:font-size-asian="12pt" style:font-size-complex="12pt"/>
    </style:style>
    <style:style style:name="T242" style:parent-style-name="DefaultParagraphFont" style:family="text">
      <style:text-properties fo:font-size="12pt" style:font-size-asian="12pt" style:font-size-complex="12pt"/>
    </style:style>
    <style:style style:name="T243" style:parent-style-name="DefaultParagraphFont" style:family="text">
      <style:text-properties fo:font-size="12pt" style:font-size-asian="12pt" style:font-size-complex="12pt"/>
    </style:style>
    <style:style style:name="T244" style:parent-style-name="DefaultParagraphFont" style:family="text">
      <style:text-properties fo:font-size="12pt" style:font-size-asian="12pt" style:font-size-complex="12pt"/>
    </style:style>
    <style:style style:name="T245" style:parent-style-name="DefaultParagraphFont" style:family="text">
      <style:text-properties fo:font-size="12pt" style:font-size-asian="12pt" style:font-size-complex="12pt"/>
    </style:style>
    <style:style style:name="T246" style:parent-style-name="DefaultParagraphFont" style:family="text">
      <style:text-properties fo:font-size="12pt" style:font-size-asian="12pt" style:font-size-complex="12pt"/>
    </style:style>
    <style:style style:name="T247" style:parent-style-name="DefaultParagraphFont" style:family="text">
      <style:text-properties fo:font-size="12pt" style:font-size-asian="12pt" style:font-size-complex="12pt"/>
    </style:style>
    <style:style style:name="T248" style:parent-style-name="DefaultParagraphFont" style:family="text">
      <style:text-properties fo:font-size="12pt" style:font-size-asian="12pt" style:font-size-complex="12pt"/>
    </style:style>
    <style:style style:name="T249" style:parent-style-name="DefaultParagraphFont" style:family="text">
      <style:text-properties fo:font-size="12pt" style:font-size-asian="12pt" style:font-size-complex="12pt"/>
    </style:style>
    <style:style style:name="P250" style:parent-style-name="Standard" style:family="paragraph">
      <style:paragraph-properties fo:margin-left="0.5in" fo:text-indent="0.5in">
        <style:tab-stops/>
      </style:paragraph-properties>
    </style:style>
    <style:style style:name="T251" style:parent-style-name="DefaultParagraphFont" style:family="text">
      <style:text-properties fo:font-size="12pt" style:font-size-asian="12pt" style:font-size-complex="12pt"/>
    </style:style>
    <style:style style:name="T252" style:parent-style-name="DefaultParagraphFont" style:family="text">
      <style:text-properties fo:font-size="12pt" style:font-size-asian="12pt" style:font-size-complex="12pt"/>
    </style:style>
    <style:style style:name="T253" style:parent-style-name="DefaultParagraphFont" style:family="text">
      <style:text-properties fo:font-size="12pt" style:font-size-asian="12pt" style:font-size-complex="12pt"/>
    </style:style>
    <style:style style:name="P254" style:parent-style-name="Standard" style:family="paragraph">
      <style:paragraph-properties fo:margin-left="0.5in" fo:text-indent="0.5in">
        <style:tab-stops/>
      </style:paragraph-properties>
    </style:style>
    <style:style style:name="T255" style:parent-style-name="DefaultParagraphFont" style:family="text">
      <style:text-properties fo:font-size="12pt" style:font-size-asian="12pt" style:font-size-complex="12pt"/>
    </style:style>
    <style:style style:name="T256" style:parent-style-name="DefaultParagraphFont" style:family="text">
      <style:text-properties fo:font-size="12pt" style:font-size-asian="12pt" style:font-size-complex="12pt"/>
    </style:style>
    <style:style style:name="T257" style:parent-style-name="DefaultParagraphFont" style:family="text">
      <style:text-properties fo:font-size="12pt" style:font-size-asian="12pt" style:font-size-complex="12pt"/>
    </style:style>
    <style:style style:name="T258" style:parent-style-name="DefaultParagraphFont" style:family="text">
      <style:text-properties fo:font-size="12pt" style:font-size-asian="12pt" style:font-size-complex="12pt"/>
    </style:style>
    <style:style style:name="T259" style:parent-style-name="DefaultParagraphFont" style:family="text">
      <style:text-properties fo:font-size="12pt" style:font-size-asian="12pt" style:font-size-complex="12pt"/>
    </style:style>
    <style:style style:name="T260" style:parent-style-name="DefaultParagraphFont" style:family="text">
      <style:text-properties fo:font-size="12pt" style:font-size-asian="12pt" style:font-size-complex="12pt"/>
    </style:style>
    <style:style style:name="T261" style:parent-style-name="DefaultParagraphFont" style:family="text">
      <style:text-properties fo:font-size="12pt" style:font-size-asian="12pt" style:font-size-complex="12pt"/>
    </style:style>
    <style:style style:name="T262" style:parent-style-name="DefaultParagraphFont" style:family="text">
      <style:text-properties fo:font-size="12pt" style:font-size-asian="12pt" style:font-size-complex="12pt"/>
    </style:style>
    <style:style style:name="T263" style:parent-style-name="DefaultParagraphFont" style:family="text">
      <style:text-properties fo:font-size="12pt" style:font-size-asian="12pt" style:font-size-complex="12pt"/>
    </style:style>
    <style:style style:name="T264" style:parent-style-name="DefaultParagraphFont" style:family="text">
      <style:text-properties fo:font-size="12pt" style:font-size-asian="12pt" style:font-size-complex="12pt"/>
    </style:style>
    <style:style style:name="T265" style:parent-style-name="DefaultParagraphFont" style:family="text">
      <style:text-properties fo:font-size="12pt" style:font-size-asian="12pt" style:font-size-complex="12pt"/>
    </style:style>
    <style:style style:name="T266" style:parent-style-name="DefaultParagraphFont" style:family="text">
      <style:text-properties fo:font-size="12pt" style:font-size-asian="12pt" style:font-size-complex="12pt"/>
    </style:style>
    <style:style style:name="T267" style:parent-style-name="DefaultParagraphFont" style:family="text">
      <style:text-properties fo:font-size="12pt" style:font-size-asian="12pt" style:font-size-complex="12pt"/>
    </style:style>
    <style:style style:name="P268" style:parent-style-name="Standard" style:family="paragraph">
      <style:text-properties fo:font-size="12pt" style:font-size-asian="12pt" style:font-size-complex="12pt"/>
    </style:style>
    <style:style style:name="T269" style:parent-style-name="DefaultParagraphFont" style:family="text">
      <style:text-properties fo:font-size="12pt" style:font-size-asian="12pt" style:font-size-complex="12pt"/>
    </style:style>
    <style:style style:name="T270" style:parent-style-name="DefaultParagraphFont" style:family="text">
      <style:text-properties fo:font-size="12pt" style:font-size-asian="12pt" style:font-size-complex="12pt"/>
    </style:style>
    <style:style style:name="T271" style:parent-style-name="DefaultParagraphFont" style:family="text">
      <style:text-properties fo:font-size="12pt" style:font-size-asian="12pt" style:font-size-complex="12pt"/>
    </style:style>
    <style:style style:name="T272" style:parent-style-name="DefaultParagraphFont" style:family="text">
      <style:text-properties fo:font-size="12pt" style:font-size-asian="12pt" style:font-size-complex="12pt"/>
    </style:style>
    <style:style style:name="T273" style:parent-style-name="DefaultParagraphFont" style:family="text">
      <style:text-properties fo:font-size="12pt" style:font-size-asian="12pt" style:font-size-complex="12pt"/>
    </style:style>
    <style:style style:name="T274" style:parent-style-name="DefaultParagraphFont" style:family="text">
      <style:text-properties fo:font-size="12pt" style:font-size-asian="12pt" style:font-size-complex="12pt"/>
    </style:style>
    <style:style style:name="T275" style:parent-style-name="DefaultParagraphFont" style:family="text">
      <style:text-properties fo:font-size="12pt" style:font-size-asian="12pt" style:font-size-complex="12pt"/>
    </style:style>
    <style:style style:name="T276" style:parent-style-name="DefaultParagraphFont" style:family="text">
      <style:text-properties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T279" style:parent-style-name="DefaultParagraphFont" style:family="text">
      <style:text-properties fo:font-size="12pt" style:font-size-asian="12pt" style:font-size-complex="12pt"/>
    </style:style>
    <style:style style:name="T280" style:parent-style-name="DefaultParagraphFont" style:family="text">
      <style:text-properties fo:font-size="12pt" style:font-size-asian="12pt" style:font-size-complex="12pt"/>
    </style:style>
    <style:style style:name="T281" style:parent-style-name="DefaultParagraphFont" style:family="text">
      <style:text-properties fo:font-size="12pt" style:font-size-asian="12pt" style:font-size-complex="12pt"/>
    </style:style>
    <style:style style:name="T282" style:parent-style-name="DefaultParagraphFont" style:family="text">
      <style:text-properties fo:font-size="12pt" style:font-size-asian="12pt" style:font-size-complex="12pt"/>
    </style:style>
    <style:style style:name="T283" style:parent-style-name="DefaultParagraphFont" style:family="text">
      <style:text-properties fo:font-size="12pt" style:font-size-asian="12pt" style:font-size-complex="12pt"/>
    </style:style>
    <style:style style:name="T284" style:parent-style-name="DefaultParagraphFont" style:family="text">
      <style:text-properties fo:font-size="12pt" style:font-size-asian="12pt" style:font-size-complex="12pt"/>
    </style:style>
    <style:style style:name="T285" style:parent-style-name="DefaultParagraphFont" style:family="text">
      <style:text-properties fo:font-size="12pt" style:font-size-asian="12pt" style:font-size-complex="12pt"/>
    </style:style>
    <style:style style:name="P286" style:parent-style-name="Standard" style:family="paragraph">
      <style:text-properties fo:font-size="12pt" style:font-size-asian="12pt" style:font-size-complex="12pt"/>
    </style:style>
    <style:style style:name="T287" style:parent-style-name="DefaultParagraphFont" style:family="text">
      <style:text-properties fo:font-size="12pt" style:font-size-asian="12pt" style:font-size-complex="12pt"/>
    </style:style>
    <style:style style:name="T288" style:parent-style-name="DefaultParagraphFont" style:family="text">
      <style:text-properties fo:font-size="12pt" style:font-size-asian="12pt" style:font-size-complex="12pt"/>
    </style:style>
    <style:style style:name="T289" style:parent-style-name="DefaultParagraphFont" style:family="text">
      <style:text-properties fo:font-size="12pt" style:font-size-asian="12pt" style:font-size-complex="12pt"/>
    </style:style>
    <style:style style:name="T290" style:parent-style-name="DefaultParagraphFont" style:family="text">
      <style:text-properties fo:font-size="12pt" style:font-size-asian="12pt" style:font-size-complex="12pt"/>
    </style:style>
    <style:style style:name="T291" style:parent-style-name="DefaultParagraphFont" style:family="text">
      <style:text-properties fo:font-size="12pt" style:font-size-asian="12pt" style:font-size-complex="12pt"/>
    </style:style>
    <style:style style:name="T292" style:parent-style-name="DefaultParagraphFont" style:family="text">
      <style:text-properties fo:font-size="12pt" style:font-size-asian="12pt" style:font-size-complex="12pt"/>
    </style:style>
    <style:style style:name="T293" style:parent-style-name="DefaultParagraphFont" style:family="text">
      <style:text-properties fo:font-size="12pt" style:font-size-asian="12pt" style:font-size-complex="12pt"/>
    </style:style>
    <style:style style:name="T294" style:parent-style-name="DefaultParagraphFont" style:family="text">
      <style:text-properties fo:font-size="12pt" style:font-size-asian="12pt" style:font-size-complex="12pt"/>
    </style:style>
    <style:style style:name="T295" style:parent-style-name="DefaultParagraphFont" style:family="text">
      <style:text-properties fo:font-size="12pt" style:font-size-asian="12pt" style:font-size-complex="12pt"/>
    </style:style>
    <style:style style:name="T296" style:parent-style-name="DefaultParagraphFont" style:family="text">
      <style:text-properties fo:font-size="12pt" style:font-size-asian="12pt" style:font-size-complex="12pt"/>
    </style:style>
    <style:style style:name="T297" style:parent-style-name="DefaultParagraphFont" style:family="text">
      <style:text-properties fo:font-size="12pt" style:font-size-asian="12pt" style:font-size-complex="12pt"/>
    </style:style>
    <style:style style:name="T298" style:parent-style-name="DefaultParagraphFont" style:family="text">
      <style:text-properties fo:font-size="12pt" style:font-size-asian="12pt" style:font-size-complex="12pt"/>
    </style:style>
    <style:style style:name="T299" style:parent-style-name="DefaultParagraphFont" style:family="text">
      <style:text-properties fo:font-size="12pt" style:font-size-asian="12pt" style:font-size-complex="12pt"/>
    </style:style>
    <style:style style:name="T300" style:parent-style-name="DefaultParagraphFont" style:family="text">
      <style:text-properties fo:font-size="12pt" style:font-size-asian="12pt" style:font-size-complex="12pt"/>
    </style:style>
    <style:style style:name="T301" style:parent-style-name="DefaultParagraphFont" style:family="text">
      <style:text-properties fo:font-size="12pt" style:font-size-asian="12pt" style:font-size-complex="12pt"/>
    </style:style>
    <style:style style:name="T302" style:parent-style-name="DefaultParagraphFont" style:family="text">
      <style:text-properties fo:font-size="12pt" style:font-size-asian="12pt" style:font-size-complex="12pt"/>
    </style:style>
    <style:style style:name="P303" style:parent-style-name="Standard" style:family="paragraph">
      <style:text-properties fo:font-size="12pt" style:font-size-asian="12pt" style:font-size-complex="12pt"/>
    </style:style>
    <style:style style:name="T304" style:parent-style-name="DefaultParagraphFont" style:family="text">
      <style:text-properties fo:font-size="12pt" style:font-size-asian="12pt" style:font-size-complex="12pt"/>
    </style:style>
    <style:style style:name="T305" style:parent-style-name="DefaultParagraphFont" style:family="text">
      <style:text-properties fo:font-size="12pt" style:font-size-asian="12pt" style:font-size-complex="12pt"/>
    </style:style>
    <style:style style:name="T306" style:parent-style-name="DefaultParagraphFont" style:family="text">
      <style:text-properties fo:font-size="12pt" style:font-size-asian="12pt" style:font-size-complex="12pt"/>
    </style:style>
    <style:style style:name="T307" style:parent-style-name="DefaultParagraphFont" style:family="text">
      <style:text-properties fo:font-size="12pt" style:font-size-asian="12pt" style:font-size-complex="12pt"/>
    </style:style>
    <style:style style:name="T308" style:parent-style-name="DefaultParagraphFont" style:family="text">
      <style:text-properties fo:font-size="12pt" style:font-size-asian="12pt" style:font-size-complex="12pt"/>
    </style:style>
    <style:style style:name="T309" style:parent-style-name="DefaultParagraphFont" style:family="text">
      <style:text-properties fo:font-size="12pt" style:font-size-asian="12pt" style:font-size-complex="12pt"/>
    </style:style>
    <style:style style:name="P310" style:parent-style-name="Standard" style:family="paragraph">
      <style:text-properties fo:font-size="12pt" style:font-size-asian="12pt" style:font-size-complex="12pt"/>
    </style:style>
    <style:style style:name="T311" style:parent-style-name="DefaultParagraphFont" style:family="text">
      <style:text-properties fo:font-size="12pt" style:font-size-asian="12pt" style:font-size-complex="12pt"/>
    </style:style>
    <style:style style:name="T312" style:parent-style-name="DefaultParagraphFont" style:family="text">
      <style:text-properties fo:font-weight="bold" style:font-weight-asian="bold" style:font-weight-complex="bold" fo:font-size="12pt" style:font-size-asian="12pt" style:font-size-complex="12pt"/>
    </style:style>
    <style:style style:name="T313" style:parent-style-name="DefaultParagraphFont" style:family="text">
      <style:text-properties fo:font-size="12pt" style:font-size-asian="12pt" style:font-size-complex="12pt"/>
    </style:style>
    <style:style style:name="T314" style:parent-style-name="DefaultParagraphFont" style:family="text">
      <style:text-properties fo:font-size="12pt" style:font-size-asian="12pt" style:font-size-complex="12pt"/>
    </style:style>
    <style:style style:name="T315" style:parent-style-name="DefaultParagraphFont" style:family="text">
      <style:text-properties fo:font-size="12pt" style:font-size-asian="12pt" style:font-size-complex="12pt"/>
    </style:style>
    <style:style style:name="T316" style:parent-style-name="DefaultParagraphFont" style:family="text">
      <style:text-properties fo:font-size="12pt" style:font-size-asian="12pt" style:font-size-complex="12pt"/>
    </style:style>
    <style:style style:name="T317" style:parent-style-name="DefaultParagraphFont" style:family="text">
      <style:text-properties fo:font-size="12pt" style:font-size-asian="12pt" style:font-size-complex="12pt"/>
    </style:style>
    <style:style style:name="T318" style:parent-style-name="DefaultParagraphFont" style:family="text">
      <style:text-properties fo:font-size="12pt" style:font-size-asian="12pt" style:font-size-complex="12pt"/>
    </style:style>
    <style:style style:name="T319" style:parent-style-name="DefaultParagraphFont" style:family="text">
      <style:text-properties fo:font-size="12pt" style:font-size-asian="12pt" style:font-size-complex="12pt"/>
    </style:style>
    <style:style style:name="T320" style:parent-style-name="DefaultParagraphFont" style:family="text">
      <style:text-properties fo:font-size="12pt" style:font-size-asian="12pt" style:font-size-complex="12pt"/>
    </style:style>
    <style:style style:name="T321" style:parent-style-name="DefaultParagraphFont" style:family="text">
      <style:text-properties fo:font-size="12pt" style:font-size-asian="12pt" style:font-size-complex="12pt"/>
    </style:style>
    <style:style style:name="T322" style:parent-style-name="DefaultParagraphFont" style:family="text">
      <style:text-properties fo:font-size="12pt" style:font-size-asian="12pt" style:font-size-complex="12pt"/>
    </style:style>
    <style:style style:name="T323" style:parent-style-name="DefaultParagraphFont" style:family="text">
      <style:text-properties fo:font-size="12pt" style:font-size-asian="12pt" style:font-size-complex="12pt"/>
    </style:style>
    <style:style style:name="T324" style:parent-style-name="DefaultParagraphFont" style:family="text">
      <style:text-properties fo:font-size="12pt" style:font-size-asian="12pt" style:font-size-complex="12pt"/>
    </style:style>
    <style:style style:name="T325" style:parent-style-name="DefaultParagraphFont" style:family="text">
      <style:text-properties fo:font-size="12pt" style:font-size-asian="12pt" style:font-size-complex="12pt"/>
    </style:style>
    <style:style style:name="T326" style:parent-style-name="DefaultParagraphFont" style:family="text">
      <style:text-properties fo:font-size="12pt" style:font-size-asian="12pt" style:font-size-complex="12pt"/>
    </style:style>
    <style:style style:name="T327" style:parent-style-name="DefaultParagraphFont" style:family="text">
      <style:text-properties fo:font-size="12pt" style:font-size-asian="12pt" style:font-size-complex="12pt"/>
    </style:style>
    <style:style style:name="T328" style:parent-style-name="DefaultParagraphFont" style:family="text">
      <style:text-properties fo:font-size="12pt" style:font-size-asian="12pt" style:font-size-complex="12pt"/>
    </style:style>
    <style:style style:name="T329" style:parent-style-name="DefaultParagraphFont" style:family="text">
      <style:text-properties fo:font-size="12pt" style:font-size-asian="12pt" style:font-size-complex="12pt"/>
    </style:style>
    <style:style style:name="T330" style:parent-style-name="DefaultParagraphFont" style:family="text">
      <style:text-properties fo:font-size="12pt" style:font-size-asian="12pt" style:font-size-complex="12pt"/>
    </style:style>
    <style:style style:name="T331" style:parent-style-name="DefaultParagraphFont" style:family="text">
      <style:text-properties fo:font-size="12pt" style:font-size-asian="12pt" style:font-size-complex="12pt"/>
    </style:style>
    <style:style style:name="T332" style:parent-style-name="DefaultParagraphFont" style:family="text">
      <style:text-properties fo:font-size="12pt" style:font-size-asian="12pt" style:font-size-complex="12pt"/>
    </style:style>
    <style:style style:name="T333" style:parent-style-name="DefaultParagraphFont" style:family="text">
      <style:text-properties fo:font-size="12pt" style:font-size-asian="12pt" style:font-size-complex="12pt"/>
    </style:style>
    <style:style style:name="T334" style:parent-style-name="DefaultParagraphFont" style:family="text">
      <style:text-properties fo:font-size="12pt" style:font-size-asian="12pt" style:font-size-complex="12pt"/>
    </style:style>
    <style:style style:name="T335" style:parent-style-name="DefaultParagraphFont" style:family="text">
      <style:text-properties fo:font-size="12pt" style:font-size-asian="12pt" style:font-size-complex="12pt"/>
    </style:style>
    <style:style style:name="T336" style:parent-style-name="DefaultParagraphFont" style:family="text">
      <style:text-properties fo:font-size="12pt" style:font-size-asian="12pt" style:font-size-complex="12pt"/>
    </style:style>
    <style:style style:name="T337" style:parent-style-name="DefaultParagraphFont" style:family="text">
      <style:text-properties fo:font-size="12pt" style:font-size-asian="12pt" style:font-size-complex="12pt"/>
    </style:style>
    <style:style style:name="T338" style:parent-style-name="DefaultParagraphFont" style:family="text">
      <style:text-properties fo:font-size="12pt" style:font-size-asian="12pt" style:font-size-complex="12pt"/>
    </style:style>
    <style:style style:name="T339" style:parent-style-name="DefaultParagraphFont" style:family="text">
      <style:text-properties fo:font-size="12pt" style:font-size-asian="12pt" style:font-size-complex="12pt"/>
    </style:style>
    <style:style style:name="T340" style:parent-style-name="DefaultParagraphFont" style:family="text">
      <style:text-properties fo:font-size="12pt" style:font-size-asian="12pt" style:font-size-complex="12pt"/>
    </style:style>
    <style:style style:name="T341" style:parent-style-name="DefaultParagraphFont" style:family="text">
      <style:text-properties fo:font-size="12pt" style:font-size-asian="12pt" style:font-size-complex="12pt"/>
    </style:style>
    <style:style style:name="T342" style:parent-style-name="DefaultParagraphFont" style:family="text">
      <style:text-properties fo:font-size="12pt" style:font-size-asian="12pt" style:font-size-complex="12pt"/>
    </style:style>
    <style:style style:name="T343" style:parent-style-name="DefaultParagraphFont" style:family="text">
      <style:text-properties fo:font-size="12pt" style:font-size-asian="12pt" style:font-size-complex="12pt"/>
    </style:style>
    <style:style style:name="T344" style:parent-style-name="DefaultParagraphFont" style:family="text">
      <style:text-properties fo:font-size="12pt" style:font-size-asian="12pt" style:font-size-complex="12pt"/>
    </style:style>
    <style:style style:name="T345" style:parent-style-name="DefaultParagraphFont" style:family="text">
      <style:text-properties fo:font-size="12pt" style:font-size-asian="12pt" style:font-size-complex="12pt"/>
    </style:style>
    <style:style style:name="T346" style:parent-style-name="DefaultParagraphFont" style:family="text">
      <style:text-properties fo:font-size="12pt" style:font-size-asian="12pt" style:font-size-complex="12pt"/>
    </style:style>
    <style:style style:name="T347" style:parent-style-name="DefaultParagraphFont" style:family="text">
      <style:text-properties fo:font-size="12pt" style:font-size-asian="12pt" style:font-size-complex="12pt"/>
    </style:style>
    <style:style style:name="P348" style:parent-style-name="Standard" style:family="paragraph">
      <style:text-properties fo:font-size="12pt" style:font-size-asian="12pt" style:font-size-complex="12pt"/>
    </style:style>
    <style:style style:name="T349" style:parent-style-name="DefaultParagraphFont" style:family="text">
      <style:text-properties fo:font-size="12pt" style:font-size-asian="12pt" style:font-size-complex="12pt"/>
    </style:style>
    <style:style style:name="T350" style:parent-style-name="DefaultParagraphFont" style:family="text">
      <style:text-properties fo:font-size="12pt" style:font-size-asian="12pt" style:font-size-complex="12pt"/>
    </style:style>
    <style:style style:name="T351" style:parent-style-name="DefaultParagraphFont" style:family="text">
      <style:text-properties fo:font-size="12pt" style:font-size-asian="12pt" style:font-size-complex="12pt"/>
    </style:style>
    <style:style style:name="T352" style:parent-style-name="DefaultParagraphFont" style:family="text">
      <style:text-properties fo:font-size="12pt" style:font-size-asian="12pt" style:font-size-complex="12pt"/>
    </style:style>
    <style:style style:name="T353" style:parent-style-name="DefaultParagraphFont" style:family="text">
      <style:text-properties fo:font-size="12pt" style:font-size-asian="12pt" style:font-size-complex="12pt"/>
    </style:style>
    <style:style style:name="T354" style:parent-style-name="DefaultParagraphFont" style:family="text">
      <style:text-properties fo:font-size="12pt" style:font-size-asian="12pt" style:font-size-complex="12pt"/>
    </style:style>
    <style:style style:name="T355" style:parent-style-name="DefaultParagraphFont" style:family="text">
      <style:text-properties fo:font-size="12pt" style:font-size-asian="12pt" style:font-size-complex="12pt"/>
    </style:style>
    <style:style style:name="T356" style:parent-style-name="DefaultParagraphFont" style:family="text">
      <style:text-properties fo:font-size="12pt" style:font-size-asian="12pt" style:font-size-complex="12pt"/>
    </style:style>
    <style:style style:name="P357" style:parent-style-name="Standard" style:family="paragraph">
      <style:text-properties fo:font-size="12pt" style:font-size-asian="12pt" style:font-size-complex="12pt"/>
    </style:style>
    <style:style style:name="T358" style:parent-style-name="DefaultParagraphFont" style:family="text">
      <style:text-properties fo:font-size="12pt" style:font-size-asian="12pt" style:font-size-complex="12pt"/>
    </style:style>
    <style:style style:name="T359" style:parent-style-name="DefaultParagraphFont" style:family="text">
      <style:text-properties fo:font-size="12pt" style:font-size-asian="12pt" style:font-size-complex="12pt"/>
    </style:style>
    <style:style style:name="T360" style:parent-style-name="DefaultParagraphFont" style:family="text">
      <style:text-properties fo:font-size="12pt" style:font-size-asian="12pt" style:font-size-complex="12pt"/>
    </style:style>
    <style:style style:name="T361" style:parent-style-name="DefaultParagraphFont" style:family="text">
      <style:text-properties fo:font-size="12pt" style:font-size-asian="12pt" style:font-size-complex="12pt"/>
    </style:style>
    <style:style style:name="T362" style:parent-style-name="DefaultParagraphFont" style:family="text">
      <style:text-properties fo:font-size="12pt" style:font-size-asian="12pt" style:font-size-complex="12pt"/>
    </style:style>
    <style:style style:name="T363" style:parent-style-name="DefaultParagraphFont" style:family="text">
      <style:text-properties fo:font-size="12pt" style:font-size-asian="12pt" style:font-size-complex="12pt"/>
    </style:style>
    <style:style style:name="T364" style:parent-style-name="DefaultParagraphFont" style:family="text">
      <style:text-properties fo:font-size="12pt" style:font-size-asian="12pt" style:font-size-complex="12pt"/>
    </style:style>
    <style:style style:name="T365" style:parent-style-name="DefaultParagraphFont" style:family="text">
      <style:text-properties fo:font-size="12pt" style:font-size-asian="12pt" style:font-size-complex="12pt"/>
    </style:style>
    <style:style style:name="T366" style:parent-style-name="DefaultParagraphFont" style:family="text">
      <style:text-properties fo:font-size="12pt" style:font-size-asian="12pt" style:font-size-complex="12pt"/>
    </style:style>
    <style:style style:name="T367" style:parent-style-name="DefaultParagraphFont" style:family="text">
      <style:text-properties fo:font-size="12pt" style:font-size-asian="12pt" style:font-size-complex="12pt"/>
    </style:style>
    <style:style style:name="T368" style:parent-style-name="DefaultParagraphFont" style:family="text">
      <style:text-properties fo:font-size="12pt" style:font-size-asian="12pt" style:font-size-complex="12pt"/>
    </style:style>
    <style:style style:name="T369" style:parent-style-name="DefaultParagraphFont" style:family="text">
      <style:text-properties fo:font-size="12pt" style:font-size-asian="12pt" style:font-size-complex="12pt"/>
    </style:style>
    <style:style style:name="T370" style:parent-style-name="DefaultParagraphFont" style:family="text">
      <style:text-properties fo:font-size="12pt" style:font-size-asian="12pt" style:font-size-complex="12pt"/>
    </style:style>
    <style:style style:name="T371" style:parent-style-name="DefaultParagraphFont" style:family="text">
      <style:text-properties fo:font-size="12pt" style:font-size-asian="12pt" style:font-size-complex="12pt"/>
    </style:style>
    <style:style style:name="T372" style:parent-style-name="DefaultParagraphFont" style:family="text">
      <style:text-properties fo:font-size="12pt" style:font-size-asian="12pt" style:font-size-complex="12pt"/>
    </style:style>
    <style:style style:name="T373" style:parent-style-name="DefaultParagraphFont" style:family="text">
      <style:text-properties fo:font-size="12pt" style:font-size-asian="12pt" style:font-size-complex="12pt"/>
    </style:style>
    <style:style style:name="T374" style:parent-style-name="DefaultParagraphFont" style:family="text">
      <style:text-properties fo:font-size="12pt" style:font-size-asian="12pt" style:font-size-complex="12pt"/>
    </style:style>
    <style:style style:name="T375" style:parent-style-name="DefaultParagraphFont" style:family="text">
      <style:text-properties fo:font-size="12pt" style:font-size-asian="12pt" style:font-size-complex="12pt"/>
    </style:style>
    <style:style style:name="T376" style:parent-style-name="DefaultParagraphFont" style:family="text">
      <style:text-properties fo:font-size="12pt" style:font-size-asian="12pt" style:font-size-complex="12pt"/>
    </style:style>
    <style:style style:name="T377" style:parent-style-name="DefaultParagraphFont" style:family="text">
      <style:text-properties fo:font-size="12pt" style:font-size-asian="12pt" style:font-size-complex="12pt"/>
    </style:style>
    <style:style style:name="T378" style:parent-style-name="DefaultParagraphFont" style:family="text">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T395" style:parent-style-name="DefaultParagraphFont" style:family="text">
      <style:text-properties fo:font-size="12pt" style:font-size-asian="12pt" style:font-size-complex="12pt"/>
    </style:style>
    <style:style style:name="P396" style:parent-style-name="Standard" style:family="paragraph">
      <style:text-properties fo:font-size="12pt" style:font-size-asian="12pt" style:font-size-complex="12pt"/>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style>
    <style:style style:name="T406" style:parent-style-name="DefaultParagraphFont" style:family="text">
      <style:text-properties fo:font-size="12pt" style:font-size-asian="12pt" style:font-size-complex="12pt"/>
    </style:style>
    <style:style style:name="P407" style:parent-style-name="Standard" style:family="paragraph">
      <style:text-properties fo:font-size="12pt" style:font-size-asian="12pt" style:font-size-complex="12pt"/>
    </style:style>
    <style:style style:name="P408" style:parent-style-name="Standard" style:family="paragraph">
      <style:text-properties fo:font-size="12pt" style:font-size-asian="12pt" style:font-size-complex="12pt"/>
    </style:style>
    <style:style style:name="P409" style:parent-style-name="Standard" style:family="paragraph">
      <style:text-properties fo:font-size="12pt" style:font-size-asian="12pt" style:font-size-complex="12pt"/>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weight="bold" style:font-weight-asian="bold" style:font-weight-complex="bold" fo:font-size="12pt" style:font-size-asian="12pt" style:font-size-complex="12pt"/>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T415" style:parent-style-name="DefaultParagraphFont" style:family="text">
      <style:text-properties fo:font-size="12pt" style:font-size-asian="12pt" style:font-size-complex="12pt"/>
    </style:style>
    <style:style style:name="P416" style:parent-style-name="Standard" style:family="paragraph">
      <style:paragraph-properties fo:margin-left="0.5in">
        <style:tab-stops/>
      </style:paragraph-properties>
    </style:style>
    <style:style style:name="T417" style:parent-style-name="DefaultParagraphFont" style:family="text">
      <style:text-properties fo:font-size="12pt" style:font-size-asian="12pt" style:font-size-complex="12pt"/>
    </style:style>
    <style:style style:name="P418" style:parent-style-name="Standard" style:family="paragraph">
      <style:paragraph-properties fo:margin-left="0.5in">
        <style:tab-stops/>
      </style:paragraph-properties>
    </style:style>
    <style:style style:name="T419" style:parent-style-name="DefaultParagraphFont" style:family="text">
      <style:text-properties fo:font-size="12pt" style:font-size-asian="12pt" style:font-size-complex="12pt"/>
    </style:style>
    <style:style style:name="P420" style:parent-style-name="Standard" style:family="paragraph">
      <style:paragraph-properties fo:margin-left="0.5in">
        <style:tab-stops/>
      </style:paragraph-properties>
    </style:style>
    <style:style style:name="T421" style:parent-style-name="DefaultParagraphFont" style:family="text">
      <style:text-properties fo:font-size="12pt" style:font-size-asian="12pt" style:font-size-complex="12pt"/>
    </style:style>
    <style:style style:name="P422" style:parent-style-name="Standard" style:family="paragraph">
      <style:paragraph-properties fo:margin-left="0.5in">
        <style:tab-stops/>
      </style:paragraph-properties>
    </style:style>
    <style:style style:name="T423" style:parent-style-name="DefaultParagraphFont" style:family="text">
      <style:text-properties fo:font-size="12pt" style:font-size-asian="12pt" style:font-size-complex="12pt"/>
    </style:style>
    <style:style style:name="P424" style:parent-style-name="Standard" style:family="paragraph">
      <style:paragraph-properties fo:margin-left="0.5in">
        <style:tab-stops/>
      </style:paragraph-properties>
    </style:style>
    <style:style style:name="T425" style:parent-style-name="DefaultParagraphFont" style:family="text">
      <style:text-properties fo:font-size="12pt" style:font-size-asian="12pt" style:font-size-complex="12pt"/>
    </style:style>
    <style:style style:name="P426" style:parent-style-name="Standard" style:family="paragraph">
      <style:paragraph-properties fo:margin-left="0.5in">
        <style:tab-stops/>
      </style:paragraph-properties>
      <style:text-properties fo:font-size="12pt" style:font-size-asian="12pt" style:font-size-complex="12pt"/>
    </style:style>
    <style:style style:name="P427" style:parent-style-name="Standard" style:family="paragraph">
      <style:paragraph-properties fo:margin-left="0.5in">
        <style:tab-stops/>
      </style:paragraph-properties>
    </style:style>
    <style:style style:name="T428" style:parent-style-name="DefaultParagraphFont" style:family="text">
      <style:text-properties fo:font-size="12pt" style:font-size-asian="12pt" style:font-size-complex="12pt"/>
    </style:style>
    <style:style style:name="P429" style:parent-style-name="Standard" style:family="paragraph">
      <style:paragraph-properties fo:margin-left="0.5in">
        <style:tab-stops/>
      </style:paragraph-properties>
    </style:style>
    <style:style style:name="T430" style:parent-style-name="DefaultParagraphFont" style:family="text">
      <style:text-properties fo:font-size="12pt" style:font-size-asian="12pt" style:font-size-complex="12pt"/>
    </style:style>
    <style:style style:name="P431" style:parent-style-name="Standard" style:family="paragraph">
      <style:paragraph-properties fo:margin-left="0.5in">
        <style:tab-stops/>
      </style:paragraph-properties>
      <style:text-properties fo:font-size="12pt" style:font-size-asian="12pt" style:font-size-complex="12pt"/>
    </style:style>
    <style:style style:name="P432" style:parent-style-name="Standard" style:family="paragraph">
      <style:paragraph-properties fo:margin-left="0.5in">
        <style:tab-stops/>
      </style:paragraph-properties>
    </style:style>
    <style:style style:name="T433" style:parent-style-name="DefaultParagraphFont" style:family="text">
      <style:text-properties fo:font-size="12pt" style:font-size-asian="12pt" style:font-size-complex="12pt"/>
    </style:style>
    <style:style style:name="T434" style:parent-style-name="DefaultParagraphFont" style:family="text">
      <style:text-properties fo:font-size="12pt" style:font-size-asian="12pt" style:font-size-complex="12pt"/>
    </style:style>
    <style:style style:name="P435" style:parent-style-name="Standard" style:family="paragraph">
      <style:text-properties fo:font-size="12pt" style:font-size-asian="12pt" style:font-size-complex="12pt"/>
    </style:style>
    <style:style style:name="T436" style:parent-style-name="DefaultParagraphFont" style:family="text">
      <style:text-properties fo:font-size="12pt" style:font-size-asian="12pt" style:font-size-complex="12pt"/>
    </style:style>
    <style:style style:name="T437" style:parent-style-name="DefaultParagraphFont" style:family="text">
      <style:text-properties fo:font-weight="bold" style:font-weight-asian="bold" style:font-weight-complex="bold" fo:font-size="12pt" style:font-size-asian="12pt" style:font-size-complex="12pt"/>
    </style:style>
    <style:style style:name="T438" style:parent-style-name="DefaultParagraphFont" style:family="text">
      <style:text-properties fo:font-size="12pt" style:font-size-asian="12pt" style:font-size-complex="12pt"/>
    </style:style>
    <style:style style:name="T439" style:parent-style-name="DefaultParagraphFont" style:family="text">
      <style:text-properties fo:font-size="12pt" style:font-size-asian="12pt" style:font-size-complex="12pt"/>
    </style:style>
    <style:style style:name="T440" style:parent-style-name="DefaultParagraphFont" style:family="text">
      <style:text-properties fo:font-size="12pt" style:font-size-asian="12pt" style:font-size-complex="12pt"/>
    </style:style>
    <style:style style:name="T441" style:parent-style-name="DefaultParagraphFont" style:family="text">
      <style:text-properties fo:font-size="12pt" style:font-size-asian="12pt" style:font-size-complex="12pt"/>
    </style:style>
    <style:style style:name="P442" style:parent-style-name="Standard" style:family="paragraph">
      <style:paragraph-properties fo:text-indent="0.5in"/>
    </style:style>
    <style:style style:name="T443" style:parent-style-name="DefaultParagraphFont" style:family="text">
      <style:text-properties fo:font-size="12pt" style:font-size-asian="12pt" style:font-size-complex="12pt"/>
    </style:style>
    <style:style style:name="P444" style:parent-style-name="Standard" style:family="paragraph">
      <style:text-properties fo:font-size="12pt" style:font-size-asian="12pt" style:font-size-complex="12pt"/>
    </style:style>
    <style:style style:name="T445" style:parent-style-name="DefaultParagraphFont" style:family="text">
      <style:text-properties fo:font-size="12pt" style:font-size-asian="12pt" style:font-size-complex="12pt"/>
    </style:style>
    <style:style style:name="T446" style:parent-style-name="DefaultParagraphFont" style:family="text">
      <style:text-properties fo:font-size="12pt" style:font-size-asian="12pt" style:font-size-complex="12pt"/>
    </style:style>
    <style:style style:name="P447" style:parent-style-name="Standard" style:family="paragraph">
      <style:text-properties fo:font-size="12pt" style:font-size-asian="12pt" style:font-size-complex="12pt"/>
    </style:style>
    <style:style style:name="T448" style:parent-style-name="DefaultParagraphFont" style:family="text">
      <style:text-properties fo:font-size="12pt" style:font-size-asian="12pt" style:font-size-complex="12pt"/>
    </style:style>
    <style:style style:name="T449" style:parent-style-name="DefaultParagraphFont" style:family="text">
      <style:text-properties fo:font-size="12pt" style:font-size-asian="12pt" style:font-size-complex="12pt"/>
    </style:style>
    <style:style style:name="T450" style:parent-style-name="DefaultParagraphFont" style:family="text">
      <style:text-properties fo:font-size="12pt" style:font-size-asian="12pt" style:font-size-complex="12pt"/>
    </style:style>
    <style:style style:name="T451" style:parent-style-name="DefaultParagraphFont" style:family="text">
      <style:text-properties fo:font-size="12pt" style:font-size-asian="12pt" style:font-size-complex="12pt"/>
    </style:style>
    <style:style style:name="T452" style:parent-style-name="DefaultParagraphFont" style:family="text">
      <style:text-properties fo:font-size="12pt" style:font-size-asian="12pt" style:font-size-complex="12pt"/>
    </style:style>
    <style:style style:name="T453" style:parent-style-name="DefaultParagraphFont" style:family="text">
      <style:text-properties fo:font-size="12pt" style:font-size-asian="12pt" style:font-size-complex="12pt"/>
    </style:style>
    <style:style style:name="P454" style:parent-style-name="Standard" style:family="paragraph">
      <style:text-properties fo:font-size="12pt" style:font-size-asian="12pt" style:font-size-complex="12pt"/>
    </style:style>
    <style:style style:name="T455" style:parent-style-name="DefaultParagraphFont" style:family="text">
      <style:text-properties fo:font-size="12pt" style:font-size-asian="12pt" style:font-size-complex="12pt"/>
    </style:style>
    <style:style style:name="T456" style:parent-style-name="DefaultParagraphFont" style:family="text">
      <style:text-properties fo:font-size="12pt" style:font-size-asian="12pt" style:font-size-complex="12pt"/>
    </style:style>
    <style:style style:name="P457" style:parent-style-name="Standard" style:family="paragraph">
      <style:text-properties fo:font-size="12pt" style:font-size-asian="12pt" style:font-size-complex="12pt"/>
    </style:style>
    <style:style style:name="T458" style:parent-style-name="DefaultParagraphFont" style:family="text">
      <style:text-properties fo:font-size="12pt" style:font-size-asian="12pt" style:font-size-complex="12pt"/>
    </style:style>
    <style:style style:name="T459" style:parent-style-name="DefaultParagraphFont" style:family="text">
      <style:text-properties fo:font-size="12pt" style:font-size-asian="12pt" style:font-size-complex="12pt"/>
    </style:style>
    <style:style style:name="T460" style:parent-style-name="DefaultParagraphFont" style:family="text">
      <style:text-properties fo:font-weight="bold" style:font-weight-asian="bold" style:font-weight-complex="bold" fo:font-size="12pt" style:font-size-asian="12pt" style:font-size-complex="12pt"/>
    </style:style>
    <style:style style:name="T461" style:parent-style-name="DefaultParagraphFont" style:family="text">
      <style:text-properties fo:font-size="12pt" style:font-size-asian="12pt" style:font-size-complex="12pt"/>
    </style:style>
    <style:style style:name="T462" style:parent-style-name="DefaultParagraphFont" style:family="text">
      <style:text-properties fo:font-size="12pt" style:font-size-asian="12pt" style:font-size-complex="12pt"/>
    </style:style>
    <style:style style:name="T463" style:parent-style-name="DefaultParagraphFont" style:family="text">
      <style:text-properties fo:font-size="12pt" style:font-size-asian="12pt" style:font-size-complex="12pt"/>
    </style:style>
    <style:style style:name="T464" style:parent-style-name="DefaultParagraphFont" style:family="text">
      <style:text-properties fo:font-size="12pt" style:font-size-asian="12pt" style:font-size-complex="12pt"/>
    </style:style>
    <style:style style:name="T465" style:parent-style-name="DefaultParagraphFont" style:family="text">
      <style:text-properties fo:font-size="12pt" style:font-size-asian="12pt" style:font-size-complex="12pt"/>
    </style:style>
    <style:style style:name="T466" style:parent-style-name="DefaultParagraphFont" style:family="text">
      <style:text-properties fo:font-size="12pt" style:font-size-asian="12pt" style:font-size-complex="12pt"/>
    </style:style>
    <style:style style:name="T467" style:parent-style-name="DefaultParagraphFont" style:family="text">
      <style:text-properties fo:font-size="12pt" style:font-size-asian="12pt" style:font-size-complex="12pt"/>
    </style:style>
    <style:style style:name="T468" style:parent-style-name="DefaultParagraphFont" style:family="text">
      <style:text-properties fo:font-size="12pt" style:font-size-asian="12pt" style:font-size-complex="12pt"/>
    </style:style>
    <style:style style:name="T469" style:parent-style-name="DefaultParagraphFont" style:family="text">
      <style:text-properties fo:font-size="12pt" style:font-size-asian="12pt" style:font-size-complex="12pt"/>
    </style:style>
    <style:style style:name="T470" style:parent-style-name="DefaultParagraphFont" style:family="text">
      <style:text-properties fo:font-size="12pt" style:font-size-asian="12pt" style:font-size-complex="12pt"/>
    </style:style>
    <style:style style:name="T471" style:parent-style-name="DefaultParagraphFont" style:family="text">
      <style:text-properties fo:font-size="12pt" style:font-size-asian="12pt" style:font-size-complex="12pt"/>
    </style:style>
    <style:style style:name="T472" style:parent-style-name="DefaultParagraphFont" style:family="text">
      <style:text-properties fo:font-size="12pt" style:font-size-asian="12pt" style:font-size-complex="12pt"/>
    </style:style>
    <style:style style:name="T473" style:parent-style-name="DefaultParagraphFont" style:family="text">
      <style:text-properties fo:font-size="12pt" style:font-size-asian="12pt" style:font-size-complex="12pt"/>
    </style:style>
    <style:style style:name="T474" style:parent-style-name="DefaultParagraphFont" style:family="text">
      <style:text-properties fo:font-size="12pt" style:font-size-asian="12pt" style:font-size-complex="12pt"/>
    </style:style>
    <style:style style:name="T475" style:parent-style-name="DefaultParagraphFont" style:family="text">
      <style:text-properties fo:font-size="12pt" style:font-size-asian="12pt" style:font-size-complex="12pt"/>
    </style:style>
    <style:style style:name="T476" style:parent-style-name="DefaultParagraphFont" style:family="text">
      <style:text-properties fo:font-size="12pt" style:font-size-asian="12pt" style:font-size-complex="12pt"/>
    </style:style>
    <style:style style:name="P477" style:parent-style-name="Standard" style:family="paragraph">
      <style:text-properties fo:font-size="12pt" style:font-size-asian="12pt" style:font-size-complex="12pt"/>
    </style:style>
    <style:style style:name="T478" style:parent-style-name="DefaultParagraphFont" style:family="text">
      <style:text-properties fo:font-size="12pt" style:font-size-asian="12pt" style:font-size-complex="12pt"/>
    </style:style>
    <style:style style:name="T479" style:parent-style-name="DefaultParagraphFont" style:family="text">
      <style:text-properties fo:font-size="12pt" style:font-size-asian="12pt" style:font-size-complex="12pt"/>
    </style:style>
    <style:style style:name="T480" style:parent-style-name="DefaultParagraphFont" style:family="text">
      <style:text-properties fo:font-size="12pt" style:font-size-asian="12pt" style:font-size-complex="12pt"/>
    </style:style>
    <style:style style:name="P481" style:parent-style-name="Standard" style:family="paragraph">
      <style:text-properties fo:font-size="12pt" style:font-size-asian="12pt" style:font-size-complex="12pt"/>
    </style:style>
    <style:style style:name="T482" style:parent-style-name="DefaultParagraphFont" style:family="text">
      <style:text-properties fo:font-size="12pt" style:font-size-asian="12pt" style:font-size-complex="12pt"/>
    </style:style>
    <style:style style:name="T483" style:parent-style-name="DefaultParagraphFont" style:family="text">
      <style:text-properties fo:font-size="12pt" style:font-size-asian="12pt" style:font-size-complex="12pt"/>
    </style:style>
    <style:style style:name="T484" style:parent-style-name="DefaultParagraphFont" style:family="text">
      <style:text-properties fo:font-size="12pt" style:font-size-asian="12pt" style:font-size-complex="12pt"/>
    </style:style>
    <style:style style:name="T485" style:parent-style-name="DefaultParagraphFont" style:family="text">
      <style:text-properties fo:font-size="12pt" style:font-size-asian="12pt" style:font-size-complex="12pt"/>
    </style:style>
    <style:style style:name="T486" style:parent-style-name="DefaultParagraphFont" style:family="text">
      <style:text-properties fo:font-size="12pt" style:font-size-asian="12pt" style:font-size-complex="12pt"/>
    </style:style>
    <style:style style:name="P487" style:parent-style-name="Standard" style:family="paragraph">
      <style:text-properties fo:font-size="12pt" style:font-size-asian="12pt" style:font-size-complex="12pt"/>
    </style:style>
    <style:style style:name="T488" style:parent-style-name="DefaultParagraphFont" style:family="text">
      <style:text-properties fo:font-size="12pt" style:font-size-asian="12pt" style:font-size-complex="12pt"/>
    </style:style>
    <style:style style:name="T489" style:parent-style-name="DefaultParagraphFont" style:family="text">
      <style:text-properties fo:font-size="12pt" style:font-size-asian="12pt" style:font-size-complex="12pt"/>
    </style:style>
    <style:style style:name="T490" style:parent-style-name="DefaultParagraphFont" style:family="text">
      <style:text-properties fo:font-size="12pt" style:font-size-asian="12pt" style:font-size-complex="12pt"/>
    </style:style>
    <style:style style:name="T491" style:parent-style-name="DefaultParagraphFont" style:family="text">
      <style:text-properties fo:font-size="12pt" style:font-size-asian="12pt" style:font-size-complex="12pt"/>
    </style:style>
    <style:style style:name="T492" style:parent-style-name="DefaultParagraphFont" style:family="text">
      <style:text-properties fo:font-size="12pt" style:font-size-asian="12pt" style:font-size-complex="12pt"/>
    </style:style>
    <style:style style:name="T493" style:parent-style-name="DefaultParagraphFont" style:family="text">
      <style:text-properties fo:font-size="12pt" style:font-size-asian="12pt" style:font-size-complex="12pt"/>
    </style:style>
    <style:style style:name="T494" style:parent-style-name="DefaultParagraphFont" style:family="text">
      <style:text-properties fo:font-size="12pt" style:font-size-asian="12pt" style:font-size-complex="12pt"/>
    </style:style>
    <style:style style:name="T495" style:parent-style-name="DefaultParagraphFont" style:family="text">
      <style:text-properties fo:font-size="12pt" style:font-size-asian="12pt" style:font-size-complex="12pt"/>
    </style:style>
    <style:style style:name="T496" style:parent-style-name="DefaultParagraphFont" style:family="text">
      <style:text-properties fo:font-size="12pt" style:font-size-asian="12pt" style:font-size-complex="12pt"/>
    </style:style>
    <style:style style:name="T497" style:parent-style-name="DefaultParagraphFont" style:family="text">
      <style:text-properties fo:font-size="12pt" style:font-size-asian="12pt" style:font-size-complex="12pt"/>
    </style:style>
    <style:style style:name="T498" style:parent-style-name="DefaultParagraphFont" style:family="text">
      <style:text-properties fo:font-size="12pt" style:font-size-asian="12pt" style:font-size-complex="12pt"/>
    </style:style>
    <style:style style:name="T499" style:parent-style-name="DefaultParagraphFont" style:family="text">
      <style:text-properties fo:font-size="12pt" style:font-size-asian="12pt" style:font-size-complex="12pt"/>
    </style:style>
    <style:style style:name="T500" style:parent-style-name="DefaultParagraphFont" style:family="text">
      <style:text-properties fo:font-size="12pt" style:font-size-asian="12pt" style:font-size-complex="12pt"/>
    </style:style>
    <style:style style:name="P501" style:parent-style-name="Standard" style:family="paragraph">
      <style:paragraph-properties fo:text-indent="0.5in"/>
    </style:style>
    <style:style style:name="T502" style:parent-style-name="DefaultParagraphFont" style:family="text">
      <style:text-properties fo:font-size="12pt" style:font-size-asian="12pt" style:font-size-complex="12pt"/>
    </style:style>
    <style:style style:name="T503" style:parent-style-name="DefaultParagraphFont" style:family="text">
      <style:text-properties fo:font-size="12pt" style:font-size-asian="12pt" style:font-size-complex="12pt"/>
    </style:style>
    <style:style style:name="P504" style:parent-style-name="Standard" style:family="paragraph">
      <style:paragraph-properties fo:text-indent="0.5in"/>
    </style:style>
    <style:style style:name="T505" style:parent-style-name="DefaultParagraphFont" style:family="text">
      <style:text-properties fo:font-size="12pt" style:font-size-asian="12pt" style:font-size-complex="12pt"/>
    </style:style>
    <style:style style:name="T506" style:parent-style-name="DefaultParagraphFont" style:family="text">
      <style:text-properties fo:font-size="12pt" style:font-size-asian="12pt" style:font-size-complex="12pt"/>
    </style:style>
    <style:style style:name="P507" style:parent-style-name="Standard" style:family="paragraph">
      <style:text-properties fo:font-size="12pt" style:font-size-asian="12pt" style:font-size-complex="12pt"/>
    </style:style>
    <style:style style:name="P508" style:parent-style-name="Standard" style:family="paragraph">
      <style:text-properties fo:font-size="12pt" style:font-size-asian="12pt" style:font-size-complex="12pt"/>
    </style:style>
    <style:style style:name="T509" style:parent-style-name="DefaultParagraphFont" style:family="text">
      <style:text-properties fo:font-size="12pt" style:font-size-asian="12pt" style:font-size-complex="12pt"/>
    </style:style>
    <style:style style:name="T510" style:parent-style-name="DefaultParagraphFont" style:family="text">
      <style:text-properties fo:font-size="12pt" style:font-size-asian="12pt" style:font-size-complex="12pt"/>
    </style:style>
    <style:style style:name="T511" style:parent-style-name="DefaultParagraphFont" style:family="text">
      <style:text-properties fo:font-size="12pt" style:font-size-asian="12pt" style:font-size-complex="12pt"/>
    </style:style>
    <style:style style:name="T512" style:parent-style-name="DefaultParagraphFont" style:family="text">
      <style:text-properties fo:font-size="12pt" style:font-size-asian="12pt" style:font-size-complex="12pt"/>
    </style:style>
    <style:style style:name="T513" style:parent-style-name="DefaultParagraphFont" style:family="text">
      <style:text-properties fo:font-size="12pt" style:font-size-asian="12pt" style:font-size-complex="12pt"/>
    </style:style>
    <style:style style:name="T514" style:parent-style-name="DefaultParagraphFont" style:family="text">
      <style:text-properties fo:font-size="12pt" style:font-size-asian="12pt" style:font-size-complex="12pt"/>
    </style:style>
    <style:style style:name="T515" style:parent-style-name="DefaultParagraphFont" style:family="text">
      <style:text-properties fo:font-size="12pt" style:font-size-asian="12pt" style:font-size-complex="12pt"/>
    </style:style>
    <style:style style:name="T516" style:parent-style-name="DefaultParagraphFont" style:family="text">
      <style:text-properties fo:font-size="12pt" style:font-size-asian="12pt" style:font-size-complex="12pt"/>
    </style:style>
    <style:style style:name="P517" style:parent-style-name="Standard" style:family="paragraph">
      <style:paragraph-properties fo:text-indent="0.5in"/>
    </style:style>
    <style:style style:name="T518" style:parent-style-name="DefaultParagraphFont" style:family="text">
      <style:text-properties fo:font-size="12pt" style:font-size-asian="12pt" style:font-size-complex="12pt"/>
    </style:style>
    <style:style style:name="T519" style:parent-style-name="DefaultParagraphFont" style:family="text">
      <style:text-properties fo:font-size="12pt" style:font-size-asian="12pt" style:font-size-complex="12pt"/>
    </style:style>
    <style:style style:name="T520" style:parent-style-name="DefaultParagraphFont" style:family="text">
      <style:text-properties fo:font-size="12pt" style:font-size-asian="12pt" style:font-size-complex="12pt"/>
    </style:style>
    <style:style style:name="P521" style:parent-style-name="Standard" style:family="paragraph">
      <style:paragraph-properties fo:text-indent="0.5in"/>
    </style:style>
    <style:style style:name="T522" style:parent-style-name="DefaultParagraphFont" style:family="text">
      <style:text-properties fo:font-size="12pt" style:font-size-asian="12pt" style:font-size-complex="12pt"/>
    </style:style>
    <style:style style:name="P523" style:parent-style-name="Standard" style:family="paragraph">
      <style:paragraph-properties fo:text-indent="0.5in"/>
      <style:text-properties fo:font-size="12pt" style:font-size-asian="12pt" style:font-size-complex="12pt"/>
    </style:style>
    <style:style style:name="P524" style:parent-style-name="Standard" style:family="paragraph">
      <style:paragraph-properties fo:text-indent="0.5in"/>
    </style:style>
    <style:style style:name="T525" style:parent-style-name="DefaultParagraphFont" style:family="text">
      <style:text-properties fo:font-size="12pt" style:font-size-asian="12pt" style:font-size-complex="12pt"/>
    </style:style>
    <style:style style:name="P526" style:parent-style-name="Standard" style:family="paragraph">
      <style:paragraph-properties fo:text-indent="0.5in"/>
    </style:style>
    <style:style style:name="T527" style:parent-style-name="DefaultParagraphFont" style:family="text">
      <style:text-properties fo:font-size="12pt" style:font-size-asian="12pt" style:font-size-complex="12pt"/>
    </style:style>
    <style:style style:name="P528" style:parent-style-name="Standard" style:family="paragraph">
      <style:paragraph-properties fo:text-indent="0.5in"/>
    </style:style>
    <style:style style:name="T529" style:parent-style-name="DefaultParagraphFont" style:family="text">
      <style:text-properties fo:font-size="12pt" style:font-size-asian="12pt" style:font-size-complex="12pt"/>
    </style:style>
    <style:style style:name="P530" style:parent-style-name="Standard" style:family="paragraph">
      <style:paragraph-properties fo:margin-left="0.5in" fo:text-indent="0.5in">
        <style:tab-stops/>
      </style:paragraph-properties>
    </style:style>
    <style:style style:name="T531" style:parent-style-name="DefaultParagraphFont" style:family="text">
      <style:text-properties fo:font-size="12pt" style:font-size-asian="12pt" style:font-size-complex="12pt"/>
    </style:style>
    <style:style style:name="P532" style:parent-style-name="Standard" style:family="paragraph">
      <style:paragraph-properties fo:margin-left="1in">
        <style:tab-stops/>
      </style:paragraph-properties>
    </style:style>
    <style:style style:name="T533" style:parent-style-name="DefaultParagraphFont" style:family="text">
      <style:text-properties fo:font-size="12pt" style:font-size-asian="12pt" style:font-size-complex="12pt"/>
    </style:style>
    <style:style style:name="P534" style:parent-style-name="Standard" style:family="paragraph">
      <style:paragraph-properties fo:margin-left="1in">
        <style:tab-stops/>
      </style:paragraph-properties>
    </style:style>
    <style:style style:name="T535" style:parent-style-name="DefaultParagraphFont" style:family="text">
      <style:text-properties fo:font-size="12pt" style:font-size-asian="12pt" style:font-size-complex="12pt"/>
    </style:style>
    <style:style style:name="P536" style:parent-style-name="Standard" style:family="paragraph">
      <style:paragraph-properties fo:text-indent="0.5in"/>
    </style:style>
    <style:style style:name="T537" style:parent-style-name="DefaultParagraphFont" style:family="text">
      <style:text-properties fo:font-size="12pt" style:font-size-asian="12pt" style:font-size-complex="12pt"/>
    </style:style>
    <style:style style:name="P538" style:parent-style-name="Standard" style:family="paragraph">
      <style:paragraph-properties fo:text-indent="0.5in"/>
      <style:text-properties fo:font-size="12pt" style:font-size-asian="12pt" style:font-size-complex="12pt"/>
    </style:style>
    <style:style style:name="P539" style:parent-style-name="Standard" style:family="paragraph">
      <style:paragraph-properties fo:text-indent="0.5in"/>
    </style:style>
    <style:style style:name="T540" style:parent-style-name="DefaultParagraphFont" style:family="text">
      <style:text-properties fo:font-size="12pt" style:font-size-asian="12pt" style:font-size-complex="12pt"/>
    </style:style>
    <style:style style:name="P541" style:parent-style-name="Standard" style:family="paragraph">
      <style:paragraph-properties fo:text-indent="0.5in"/>
    </style:style>
    <style:style style:name="T542" style:parent-style-name="DefaultParagraphFont" style:family="text">
      <style:text-properties fo:font-size="12pt" style:font-size-asian="12pt" style:font-size-complex="12pt"/>
    </style:style>
    <style:style style:name="P543" style:parent-style-name="Standard" style:family="paragraph">
      <style:paragraph-properties fo:text-indent="0.5in"/>
      <style:text-properties fo:font-size="12pt" style:font-size-asian="12pt" style:font-size-complex="12pt"/>
    </style:style>
    <style:style style:name="P544" style:parent-style-name="Standard" style:family="paragraph">
      <style:paragraph-properties fo:margin-left="1in">
        <style:tab-stops/>
      </style:paragraph-properties>
    </style:style>
    <style:style style:name="T545" style:parent-style-name="DefaultParagraphFont" style:family="text">
      <style:text-properties fo:font-size="12pt" style:font-size-asian="12pt" style:font-size-complex="12pt"/>
    </style:style>
    <style:style style:name="P546" style:parent-style-name="Standard" style:family="paragraph">
      <style:paragraph-properties fo:margin-left="1in">
        <style:tab-stops/>
      </style:paragraph-properties>
    </style:style>
    <style:style style:name="T547" style:parent-style-name="DefaultParagraphFont" style:family="text">
      <style:text-properties fo:font-size="12pt" style:font-size-asian="12pt" style:font-size-complex="12pt"/>
    </style:style>
    <style:style style:name="P548" style:parent-style-name="Standard" style:family="paragraph">
      <style:paragraph-properties fo:margin-left="1in">
        <style:tab-stops/>
      </style:paragraph-properties>
    </style:style>
    <style:style style:name="T549" style:parent-style-name="DefaultParagraphFont" style:family="text">
      <style:text-properties fo:font-size="12pt" style:font-size-asian="12pt" style:font-size-complex="12pt"/>
    </style:style>
    <style:style style:name="P550" style:parent-style-name="Standard" style:family="paragraph">
      <style:paragraph-properties fo:margin-left="1in">
        <style:tab-stops/>
      </style:paragraph-properties>
    </style:style>
    <style:style style:name="T551" style:parent-style-name="DefaultParagraphFont" style:family="text">
      <style:text-properties fo:font-size="12pt" style:font-size-asian="12pt" style:font-size-complex="12pt"/>
    </style:style>
    <style:style style:name="P552" style:parent-style-name="Standard" style:family="paragraph">
      <style:paragraph-properties fo:text-indent="0.5in"/>
    </style:style>
    <style:style style:name="T553" style:parent-style-name="DefaultParagraphFont" style:family="text">
      <style:text-properties fo:font-size="12pt" style:font-size-asian="12pt" style:font-size-complex="12pt"/>
    </style:style>
    <style:style style:name="T554" style:parent-style-name="DefaultParagraphFont" style:family="text">
      <style:text-properties fo:font-size="12pt" style:font-size-asian="12pt" style:font-size-complex="12pt"/>
    </style:style>
    <style:style style:name="T555" style:parent-style-name="DefaultParagraphFont" style:family="text">
      <style:text-properties fo:font-size="12pt" style:font-size-asian="12pt" style:font-size-complex="12pt"/>
    </style:style>
    <style:style style:name="P556" style:parent-style-name="Standard" style:family="paragraph">
      <style:paragraph-properties fo:margin-left="0.5in" fo:text-indent="0.5in">
        <style:tab-stops/>
      </style:paragraph-properties>
    </style:style>
    <style:style style:name="T557" style:parent-style-name="DefaultParagraphFont" style:family="text">
      <style:text-properties fo:font-size="12pt" style:font-size-asian="12pt" style:font-size-complex="12pt"/>
    </style:style>
    <style:style style:name="P558" style:parent-style-name="Standard" style:family="paragraph">
      <style:paragraph-properties fo:margin-left="0.5in" fo:text-indent="0.5in">
        <style:tab-stops/>
      </style:paragraph-properties>
    </style:style>
    <style:style style:name="T559" style:parent-style-name="DefaultParagraphFont" style:family="text">
      <style:text-properties fo:font-size="12pt" style:font-size-asian="12pt" style:font-size-complex="12pt"/>
    </style:style>
    <style:style style:name="P560" style:parent-style-name="Standard" style:family="paragraph">
      <style:text-properties fo:font-size="12pt" style:font-size-asian="12pt" style:font-size-complex="12pt"/>
    </style:style>
    <style:style style:name="T561" style:parent-style-name="DefaultParagraphFont" style:family="text">
      <style:text-properties fo:font-size="12pt" style:font-size-asian="12pt" style:font-size-complex="12pt"/>
    </style:style>
    <style:style style:name="T562" style:parent-style-name="DefaultParagraphFont" style:family="text">
      <style:text-properties fo:font-size="12pt" style:font-size-asian="12pt" style:font-size-complex="12pt"/>
    </style:style>
    <style:style style:name="P563" style:parent-style-name="Standard" style:family="paragraph">
      <style:paragraph-properties fo:margin-left="0.5in" fo:text-indent="0.5in">
        <style:tab-stops/>
      </style:paragraph-properties>
    </style:style>
    <style:style style:name="T564" style:parent-style-name="DefaultParagraphFont" style:family="text">
      <style:text-properties fo:font-size="12pt" style:font-size-asian="12pt" style:font-size-complex="12pt"/>
    </style:style>
    <style:style style:name="T565" style:parent-style-name="DefaultParagraphFont" style:family="text">
      <style:text-properties fo:font-size="12pt" style:font-size-asian="12pt" style:font-size-complex="12pt"/>
    </style:style>
    <style:style style:name="T566" style:parent-style-name="DefaultParagraphFont" style:family="text">
      <style:text-properties fo:font-size="12pt" style:font-size-asian="12pt" style:font-size-complex="12pt"/>
    </style:style>
    <style:style style:name="P567" style:parent-style-name="Standard" style:family="paragraph">
      <style:paragraph-properties fo:margin-left="0.5in" fo:text-indent="0.5in">
        <style:tab-stops/>
      </style:paragraph-properties>
    </style:style>
    <style:style style:name="T568" style:parent-style-name="DefaultParagraphFont" style:family="text">
      <style:text-properties fo:font-size="12pt" style:font-size-asian="12pt" style:font-size-complex="12pt"/>
    </style:style>
    <style:style style:name="T569" style:parent-style-name="DefaultParagraphFont" style:family="text">
      <style:text-properties fo:font-size="12pt" style:font-size-asian="12pt" style:font-size-complex="12pt"/>
    </style:style>
    <style:style style:name="T570" style:parent-style-name="DefaultParagraphFont" style:family="text">
      <style:text-properties fo:font-size="12pt" style:font-size-asian="12pt" style:font-size-complex="12pt"/>
    </style:style>
    <style:style style:name="P571" style:parent-style-name="Standard" style:family="paragraph">
      <style:text-properties fo:font-size="12pt" style:font-size-asian="12pt" style:font-size-complex="12pt"/>
    </style:style>
    <style:style style:name="T572" style:parent-style-name="DefaultParagraphFont" style:family="text">
      <style:text-properties fo:font-size="12pt" style:font-size-asian="12pt" style:font-size-complex="12pt"/>
    </style:style>
    <style:style style:name="T573" style:parent-style-name="DefaultParagraphFont" style:family="text">
      <style:text-properties fo:font-size="12pt" style:font-size-asian="12pt" style:font-size-complex="12pt"/>
    </style:style>
    <style:style style:name="P574" style:parent-style-name="Standard" style:family="paragraph">
      <style:paragraph-properties fo:margin-left="0.5in" fo:text-indent="0.5in">
        <style:tab-stops/>
      </style:paragraph-properties>
    </style:style>
    <style:style style:name="T575" style:parent-style-name="DefaultParagraphFont" style:family="text">
      <style:text-properties fo:font-size="12pt" style:font-size-asian="12pt" style:font-size-complex="12pt"/>
    </style:style>
    <style:style style:name="P576" style:parent-style-name="Standard" style:family="paragraph">
      <style:paragraph-properties fo:margin-left="1.5in">
        <style:tab-stops/>
      </style:paragraph-properties>
    </style:style>
    <style:style style:name="T577" style:parent-style-name="DefaultParagraphFont" style:family="text">
      <style:text-properties fo:font-size="12pt" style:font-size-asian="12pt" style:font-size-complex="12pt"/>
    </style:style>
    <style:style style:name="P578" style:parent-style-name="Standard" style:family="paragraph">
      <style:paragraph-properties fo:margin-left="1.5in">
        <style:tab-stops/>
      </style:paragraph-properties>
    </style:style>
    <style:style style:name="T579" style:parent-style-name="DefaultParagraphFont" style:family="text">
      <style:text-properties fo:font-size="12pt" style:font-size-asian="12pt" style:font-size-complex="12pt"/>
    </style:style>
    <style:style style:name="P580" style:parent-style-name="Standard" style:family="paragraph">
      <style:paragraph-properties fo:margin-left="1.5in">
        <style:tab-stops/>
      </style:paragraph-properties>
      <style:text-properties fo:font-size="12pt" style:font-size-asian="12pt" style:font-size-complex="12pt"/>
    </style:style>
    <style:style style:name="P581" style:parent-style-name="Standard" style:family="paragraph">
      <style:paragraph-properties fo:margin-left="1.5in">
        <style:tab-stops/>
      </style:paragraph-properties>
    </style:style>
    <style:style style:name="T582" style:parent-style-name="DefaultParagraphFont" style:family="text">
      <style:text-properties fo:font-size="12pt" style:font-size-asian="12pt" style:font-size-complex="12pt"/>
    </style:style>
    <style:style style:name="P583" style:parent-style-name="Standard" style:family="paragraph">
      <style:paragraph-properties fo:margin-left="1.5in">
        <style:tab-stops/>
      </style:paragraph-properties>
      <style:text-properties fo:font-size="12pt" style:font-size-asian="12pt" style:font-size-complex="12pt"/>
    </style:style>
    <style:style style:name="P584" style:parent-style-name="Standard" style:family="paragraph">
      <style:paragraph-properties fo:margin-left="1.5in">
        <style:tab-stops/>
      </style:paragraph-properties>
    </style:style>
    <style:style style:name="T585" style:parent-style-name="DefaultParagraphFont" style:family="text">
      <style:text-properties fo:font-size="12pt" style:font-size-asian="12pt" style:font-size-complex="12pt"/>
    </style:style>
    <style:style style:name="P586" style:parent-style-name="Standard" style:family="paragraph">
      <style:paragraph-properties fo:margin-left="1.5in">
        <style:tab-stops/>
      </style:paragraph-properties>
    </style:style>
    <style:style style:name="T587" style:parent-style-name="DefaultParagraphFont" style:family="text">
      <style:text-properties fo:font-size="12pt" style:font-size-asian="12pt" style:font-size-complex="12pt"/>
    </style:style>
    <style:style style:name="P588" style:parent-style-name="Standard" style:family="paragraph">
      <style:paragraph-properties fo:margin-left="1.5in">
        <style:tab-stops/>
      </style:paragraph-properties>
      <style:text-properties fo:font-size="12pt" style:font-size-asian="12pt" style:font-size-complex="12pt"/>
    </style:style>
    <style:style style:name="P589" style:parent-style-name="Standard" style:family="paragraph">
      <style:paragraph-properties fo:margin-left="1.5in">
        <style:tab-stops/>
      </style:paragraph-properties>
    </style:style>
    <style:style style:name="T590" style:parent-style-name="DefaultParagraphFont" style:family="text">
      <style:text-properties fo:font-size="12pt" style:font-size-asian="12pt" style:font-size-complex="12pt"/>
    </style:style>
    <style:style style:name="P591" style:parent-style-name="Standard" style:family="paragraph">
      <style:paragraph-properties fo:margin-left="1.5in">
        <style:tab-stops/>
      </style:paragraph-properties>
    </style:style>
    <style:style style:name="T592" style:parent-style-name="DefaultParagraphFont" style:family="text">
      <style:text-properties fo:font-size="12pt" style:font-size-asian="12pt" style:font-size-complex="12pt"/>
    </style:style>
    <style:style style:name="P593" style:parent-style-name="Standard" style:family="paragraph">
      <style:paragraph-properties fo:margin-left="1.5in">
        <style:tab-stops/>
      </style:paragraph-properties>
    </style:style>
    <style:style style:name="T594" style:parent-style-name="DefaultParagraphFont" style:family="text">
      <style:text-properties fo:font-size="12pt" style:font-size-asian="12pt" style:font-size-complex="12pt"/>
    </style:style>
    <style:style style:name="P595" style:parent-style-name="Standard" style:family="paragraph">
      <style:paragraph-properties fo:margin-left="1.5in">
        <style:tab-stops/>
      </style:paragraph-properties>
      <style:text-properties fo:font-size="12pt" style:font-size-asian="12pt" style:font-size-complex="12pt"/>
    </style:style>
    <style:style style:name="P596" style:parent-style-name="Standard" style:family="paragraph">
      <style:paragraph-properties fo:margin-left="1.5in">
        <style:tab-stops/>
      </style:paragraph-properties>
    </style:style>
    <style:style style:name="T597" style:parent-style-name="DefaultParagraphFont" style:family="text">
      <style:text-properties fo:font-size="12pt" style:font-size-asian="12pt" style:font-size-complex="12pt"/>
    </style:style>
    <style:style style:name="P598" style:parent-style-name="Standard" style:family="paragraph">
      <style:paragraph-properties fo:margin-left="1.5in">
        <style:tab-stops/>
      </style:paragraph-properties>
      <style:text-properties fo:font-size="12pt" style:font-size-asian="12pt" style:font-size-complex="12pt"/>
    </style:style>
    <style:style style:name="P599" style:parent-style-name="Standard" style:family="paragraph">
      <style:paragraph-properties fo:margin-left="1.5in">
        <style:tab-stops/>
      </style:paragraph-properties>
    </style:style>
    <style:style style:name="T600" style:parent-style-name="DefaultParagraphFont" style:family="text">
      <style:text-properties fo:font-size="12pt" style:font-size-asian="12pt" style:font-size-complex="12pt"/>
    </style:style>
    <style:style style:name="P601" style:parent-style-name="Standard" style:family="paragraph">
      <style:paragraph-properties fo:margin-left="1.5in">
        <style:tab-stops/>
      </style:paragraph-properties>
      <style:text-properties fo:font-size="12pt" style:font-size-asian="12pt" style:font-size-complex="12pt"/>
    </style:style>
    <style:style style:name="P602" style:parent-style-name="Standard" style:family="paragraph">
      <style:paragraph-properties fo:margin-left="1.5in">
        <style:tab-stops/>
      </style:paragraph-properties>
    </style:style>
    <style:style style:name="T603" style:parent-style-name="DefaultParagraphFont" style:family="text">
      <style:text-properties fo:font-size="12pt" style:font-size-asian="12pt" style:font-size-complex="12pt"/>
    </style:style>
    <style:style style:name="P604" style:parent-style-name="Standard" style:family="paragraph">
      <style:paragraph-properties fo:margin-left="1.5in">
        <style:tab-stops/>
      </style:paragraph-properties>
      <style:text-properties fo:font-size="12pt" style:font-size-asian="12pt" style:font-size-complex="12pt"/>
    </style:style>
    <style:style style:name="P605" style:parent-style-name="Standard" style:family="paragraph">
      <style:paragraph-properties fo:margin-left="1.5in">
        <style:tab-stops/>
      </style:paragraph-properties>
    </style:style>
    <style:style style:name="T606" style:parent-style-name="DefaultParagraphFont" style:family="text">
      <style:text-properties fo:font-size="12pt" style:font-size-asian="12pt" style:font-size-complex="12pt"/>
    </style:style>
    <style:style style:name="P607" style:parent-style-name="Standard" style:family="paragraph">
      <style:paragraph-properties fo:margin-left="1.5in">
        <style:tab-stops/>
      </style:paragraph-properties>
      <style:text-properties fo:font-size="12pt" style:font-size-asian="12pt" style:font-size-complex="12pt"/>
    </style:style>
    <style:style style:name="T608" style:parent-style-name="DefaultParagraphFont" style:family="text">
      <style:text-properties fo:font-size="12pt" style:font-size-asian="12pt" style:font-size-complex="12pt"/>
    </style:style>
    <style:style style:name="T609" style:parent-style-name="DefaultParagraphFont" style:family="text">
      <style:text-properties fo:font-size="12pt" style:font-size-asian="12pt" style:font-size-complex="12pt"/>
    </style:style>
    <style:style style:name="T610" style:parent-style-name="DefaultParagraphFont" style:family="text">
      <style:text-properties fo:font-size="12pt" style:font-size-asian="12pt" style:font-size-complex="12pt"/>
    </style:style>
    <style:style style:name="P611" style:parent-style-name="Standard" style:family="paragraph">
      <style:paragraph-properties fo:margin-left="1.5in">
        <style:tab-stops/>
      </style:paragraph-properties>
    </style:style>
    <style:style style:name="T612" style:parent-style-name="DefaultParagraphFont" style:family="text">
      <style:text-properties fo:font-size="12pt" style:font-size-asian="12pt" style:font-size-complex="12pt"/>
    </style:style>
    <style:style style:name="P613" style:parent-style-name="Standard" style:family="paragraph">
      <style:paragraph-properties fo:margin-left="1.5in">
        <style:tab-stops/>
      </style:paragraph-properties>
      <style:text-properties fo:font-size="12pt" style:font-size-asian="12pt" style:font-size-complex="12pt"/>
    </style:style>
    <style:style style:name="P614" style:parent-style-name="Standard" style:family="paragraph">
      <style:paragraph-properties fo:margin-left="1.5in">
        <style:tab-stops/>
      </style:paragraph-properties>
    </style:style>
    <style:style style:name="T615" style:parent-style-name="DefaultParagraphFont" style:family="text">
      <style:text-properties fo:font-size="12pt" style:font-size-asian="12pt" style:font-size-complex="12pt"/>
    </style:style>
    <style:style style:name="T616" style:parent-style-name="DefaultParagraphFont" style:family="text">
      <style:text-properties fo:font-size="12pt" style:font-size-asian="12pt" style:font-size-complex="12pt"/>
    </style:style>
    <style:style style:name="P617" style:parent-style-name="Standard" style:family="paragraph">
      <style:paragraph-properties fo:margin-left="1.5in">
        <style:tab-stops/>
      </style:paragraph-properties>
    </style:style>
    <style:style style:name="T618" style:parent-style-name="DefaultParagraphFont" style:family="text">
      <style:text-properties fo:font-size="12pt" style:font-size-asian="12pt" style:font-size-complex="12pt"/>
    </style:style>
    <style:style style:name="T619" style:parent-style-name="DefaultParagraphFont" style:family="text">
      <style:text-properties fo:font-size="12pt" style:font-size-asian="12pt" style:font-size-complex="12pt"/>
    </style:style>
    <style:style style:name="T620" style:parent-style-name="DefaultParagraphFont" style:family="text">
      <style:text-properties fo:font-size="12pt" style:font-size-asian="12pt" style:font-size-complex="12pt"/>
    </style:style>
    <style:style style:name="T621" style:parent-style-name="DefaultParagraphFont" style:family="text">
      <style:text-properties fo:font-size="12pt" style:font-size-asian="12pt" style:font-size-complex="12pt"/>
    </style:style>
    <style:style style:name="P622" style:parent-style-name="Standard" style:family="paragraph">
      <style:paragraph-properties fo:margin-left="1.5in">
        <style:tab-stops/>
      </style:paragraph-properties>
    </style:style>
    <style:style style:name="T623" style:parent-style-name="DefaultParagraphFont" style:family="text">
      <style:text-properties fo:font-size="12pt" style:font-size-asian="12pt" style:font-size-complex="12pt"/>
    </style:style>
    <style:style style:name="P624" style:parent-style-name="Standard" style:family="paragraph">
      <style:paragraph-properties fo:margin-left="1.5in">
        <style:tab-stops/>
      </style:paragraph-properties>
    </style:style>
    <style:style style:name="T625" style:parent-style-name="DefaultParagraphFont" style:family="text">
      <style:text-properties fo:font-size="12pt" style:font-size-asian="12pt" style:font-size-complex="12pt"/>
    </style:style>
    <style:style style:name="P626" style:parent-style-name="Standard" style:family="paragraph">
      <style:paragraph-properties fo:margin-left="1.5in">
        <style:tab-stops/>
      </style:paragraph-properties>
    </style:style>
    <style:style style:name="T627" style:parent-style-name="DefaultParagraphFont" style:family="text">
      <style:text-properties fo:font-size="12pt" style:font-size-asian="12pt" style:font-size-complex="12pt"/>
    </style:style>
    <style:style style:name="P628" style:parent-style-name="Standard" style:family="paragraph">
      <style:paragraph-properties fo:margin-left="1.5in">
        <style:tab-stops/>
      </style:paragraph-properties>
    </style:style>
    <style:style style:name="T629" style:parent-style-name="DefaultParagraphFont" style:family="text">
      <style:text-properties fo:font-size="12pt" style:font-size-asian="12pt" style:font-size-complex="12pt"/>
    </style:style>
    <style:style style:name="P630" style:parent-style-name="Standard" style:family="paragraph">
      <style:paragraph-properties fo:margin-left="1.5in">
        <style:tab-stops/>
      </style:paragraph-properties>
    </style:style>
    <style:style style:name="T631" style:parent-style-name="DefaultParagraphFont" style:family="text">
      <style:text-properties fo:font-size="12pt" style:font-size-asian="12pt" style:font-size-complex="12pt"/>
    </style:style>
    <style:style style:name="P632" style:parent-style-name="Standard" style:family="paragraph">
      <style:text-properties fo:font-size="12pt" style:font-size-asian="12pt" style:font-size-complex="12pt"/>
    </style:style>
    <style:style style:name="P633" style:parent-style-name="Standard" style:family="paragraph">
      <style:paragraph-properties fo:margin-left="0.5in" fo:text-indent="0.5in">
        <style:tab-stops/>
      </style:paragraph-properties>
    </style:style>
    <style:style style:name="T634" style:parent-style-name="DefaultParagraphFont" style:family="text">
      <style:text-properties fo:font-size="12pt" style:font-size-asian="12pt" style:font-size-complex="12pt"/>
    </style:style>
    <style:style style:name="T635" style:parent-style-name="DefaultParagraphFont" style:family="text">
      <style:text-properties fo:font-size="12pt" style:font-size-asian="12pt" style:font-size-complex="12pt"/>
    </style:style>
    <style:style style:name="P636" style:parent-style-name="Standard" style:family="paragraph">
      <style:paragraph-properties fo:text-indent="0.5in"/>
      <style:text-properties fo:font-size="12pt" style:font-size-asian="12pt" style:font-size-complex="12pt"/>
    </style:style>
    <style:style style:name="P637" style:parent-style-name="Standard" style:family="paragraph">
      <style:paragraph-properties fo:text-indent="0.5in"/>
    </style:style>
    <style:style style:name="T638" style:parent-style-name="DefaultParagraphFont" style:family="text">
      <style:text-properties fo:font-size="12pt" style:font-size-asian="12pt" style:font-size-complex="12pt"/>
    </style:style>
    <style:style style:name="P639" style:parent-style-name="Standard" style:family="paragraph">
      <style:paragraph-properties fo:text-indent="0.5in"/>
    </style:style>
    <style:style style:name="T640" style:parent-style-name="DefaultParagraphFont" style:family="text">
      <style:text-properties fo:font-size="12pt" style:font-size-asian="12pt" style:font-size-complex="12pt"/>
    </style:style>
    <style:style style:name="P641" style:parent-style-name="Standard" style:family="paragraph">
      <style:paragraph-properties fo:text-indent="0.5in"/>
    </style:style>
    <style:style style:name="T642" style:parent-style-name="DefaultParagraphFont" style:family="text">
      <style:text-properties fo:font-size="12pt" style:font-size-asian="12pt" style:font-size-complex="12pt"/>
    </style:style>
    <style:style style:name="P643" style:parent-style-name="Standard" style:family="paragraph">
      <style:paragraph-properties fo:text-indent="0.5in"/>
      <style:text-properties fo:font-size="12pt" style:font-size-asian="12pt" style:font-size-complex="12pt"/>
    </style:style>
    <style:style style:name="T644" style:parent-style-name="DefaultParagraphFont" style:family="text">
      <style:text-properties fo:font-size="12pt" style:font-size-asian="12pt" style:font-size-complex="12pt"/>
    </style:style>
    <style:style style:name="T645" style:parent-style-name="DefaultParagraphFont" style:family="text">
      <style:text-properties fo:font-size="12pt" style:font-size-asian="12pt" style:font-size-complex="12pt"/>
    </style:style>
    <style:style style:name="T646" style:parent-style-name="DefaultParagraphFont" style:family="text">
      <style:text-properties fo:font-size="12pt" style:font-size-asian="12pt" style:font-size-complex="12pt"/>
    </style:style>
    <style:style style:name="T647" style:parent-style-name="DefaultParagraphFont" style:family="text">
      <style:text-properties fo:font-size="12pt" style:font-size-asian="12pt" style:font-size-complex="12pt"/>
    </style:style>
    <style:style style:name="T648" style:parent-style-name="DefaultParagraphFont" style:family="text">
      <style:text-properties fo:font-size="12pt" style:font-size-asian="12pt" style:font-size-complex="12pt"/>
    </style:style>
    <style:style style:name="P649" style:parent-style-name="Standard" style:family="paragraph">
      <style:paragraph-properties fo:text-indent="0.5in"/>
    </style:style>
    <style:style style:name="T650" style:parent-style-name="DefaultParagraphFont" style:family="text">
      <style:text-properties fo:font-size="12pt" style:font-size-asian="12pt" style:font-size-complex="12pt"/>
    </style:style>
    <style:style style:name="P651" style:parent-style-name="Standard" style:family="paragraph">
      <style:paragraph-properties fo:text-indent="0.5in"/>
    </style:style>
    <style:style style:name="T652" style:parent-style-name="DefaultParagraphFont" style:family="text">
      <style:text-properties fo:font-size="12pt" style:font-size-asian="12pt" style:font-size-complex="12pt"/>
    </style:style>
    <style:style style:name="P653" style:parent-style-name="Standard" style:family="paragraph">
      <style:paragraph-properties fo:text-indent="0.5in"/>
    </style:style>
    <style:style style:name="T654" style:parent-style-name="DefaultParagraphFont" style:family="text">
      <style:text-properties fo:font-size="12pt" style:font-size-asian="12pt" style:font-size-complex="12pt"/>
    </style:style>
    <style:style style:name="P655" style:parent-style-name="Standard" style:family="paragraph">
      <style:paragraph-properties fo:text-indent="0.5in"/>
    </style:style>
    <style:style style:name="T656" style:parent-style-name="DefaultParagraphFont" style:family="text">
      <style:text-properties fo:font-size="12pt" style:font-size-asian="12pt" style:font-size-complex="12pt"/>
    </style:style>
    <style:style style:name="P657" style:parent-style-name="Standard" style:family="paragraph">
      <style:paragraph-properties fo:text-indent="0.5in"/>
    </style:style>
    <style:style style:name="T658" style:parent-style-name="DefaultParagraphFont" style:family="text">
      <style:text-properties fo:font-size="12pt" style:font-size-asian="12pt" style:font-size-complex="12pt"/>
    </style:style>
    <style:style style:name="T659" style:parent-style-name="DefaultParagraphFont" style:family="text">
      <style:text-properties fo:font-size="12pt" style:font-size-asian="12pt" style:font-size-complex="12pt"/>
    </style:style>
    <style:style style:name="T660" style:parent-style-name="DefaultParagraphFont" style:family="text">
      <style:text-properties fo:font-size="12pt" style:font-size-asian="12pt" style:font-size-complex="12pt"/>
    </style:style>
    <style:style style:name="P661" style:parent-style-name="Standard" style:family="paragraph">
      <style:text-properties fo:font-size="12pt" style:font-size-asian="12pt" style:font-size-complex="12pt"/>
    </style:style>
    <style:style style:name="T662" style:parent-style-name="DefaultParagraphFont" style:family="text">
      <style:text-properties fo:font-size="12pt" style:font-size-asian="12pt" style:font-size-complex="12pt"/>
    </style:style>
    <style:style style:name="T663" style:parent-style-name="DefaultParagraphFont" style:family="text">
      <style:text-properties fo:font-size="12pt" style:font-size-asian="12pt" style:font-size-complex="12pt"/>
    </style:style>
    <style:style style:name="T664" style:parent-style-name="DefaultParagraphFont" style:family="text">
      <style:text-properties fo:font-weight="bold" style:font-weight-asian="bold" style:font-weight-complex="bold" fo:font-size="12pt" style:font-size-asian="12pt" style:font-size-complex="12pt"/>
    </style:style>
    <style:style style:name="T665" style:parent-style-name="DefaultParagraphFont" style:family="text">
      <style:text-properties fo:font-size="12pt" style:font-size-asian="12pt" style:font-size-complex="12pt"/>
    </style:style>
    <style:style style:name="T666" style:parent-style-name="DefaultParagraphFont" style:family="text">
      <style:text-properties fo:font-size="12pt" style:font-size-asian="12pt" style:font-size-complex="12pt"/>
    </style:style>
    <style:style style:name="T667" style:parent-style-name="DefaultParagraphFont" style:family="text">
      <style:text-properties fo:font-size="12pt" style:font-size-asian="12pt" style:font-size-complex="12pt"/>
    </style:style>
    <style:style style:name="T668" style:parent-style-name="DefaultParagraphFont" style:family="text">
      <style:text-properties fo:font-size="12pt" style:font-size-asian="12pt" style:font-size-complex="12pt"/>
    </style:style>
    <style:style style:name="T669" style:parent-style-name="DefaultParagraphFont" style:family="text">
      <style:text-properties fo:font-size="12pt" style:font-size-asian="12pt" style:font-size-complex="12pt"/>
    </style:style>
    <style:style style:name="T670" style:parent-style-name="DefaultParagraphFont" style:family="text">
      <style:text-properties fo:font-size="12pt" style:font-size-asian="12pt" style:font-size-complex="12pt"/>
    </style:style>
    <style:style style:name="T671" style:parent-style-name="DefaultParagraphFont" style:family="text">
      <style:text-properties fo:font-size="12pt" style:font-size-asian="12pt" style:font-size-complex="12pt"/>
    </style:style>
    <style:style style:name="T672" style:parent-style-name="DefaultParagraphFont" style:family="text">
      <style:text-properties fo:font-size="12pt" style:font-size-asian="12pt" style:font-size-complex="12pt"/>
    </style:style>
    <style:style style:name="T673" style:parent-style-name="DefaultParagraphFont" style:family="text">
      <style:text-properties fo:font-size="12pt" style:font-size-asian="12pt" style:font-size-complex="12pt"/>
    </style:style>
    <style:style style:name="T674" style:parent-style-name="DefaultParagraphFont" style:family="text">
      <style:text-properties fo:font-size="12pt" style:font-size-asian="12pt" style:font-size-complex="12pt"/>
    </style:style>
    <style:style style:name="T675" style:parent-style-name="DefaultParagraphFont" style:family="text">
      <style:text-properties fo:font-size="12pt" style:font-size-asian="12pt" style:font-size-complex="12pt"/>
    </style:style>
    <style:style style:name="T676" style:parent-style-name="DefaultParagraphFont" style:family="text">
      <style:text-properties fo:font-size="12pt" style:font-size-asian="12pt" style:font-size-complex="12pt"/>
    </style:style>
    <style:style style:name="T677" style:parent-style-name="DefaultParagraphFont" style:family="text">
      <style:text-properties fo:font-size="12pt" style:font-size-asian="12pt" style:font-size-complex="12pt"/>
    </style:style>
    <style:style style:name="T678" style:parent-style-name="DefaultParagraphFont" style:family="text">
      <style:text-properties fo:font-size="12pt" style:font-size-asian="12pt" style:font-size-complex="12pt"/>
    </style:style>
    <style:style style:name="T679" style:parent-style-name="DefaultParagraphFont" style:family="text">
      <style:text-properties fo:font-size="12pt" style:font-size-asian="12pt" style:font-size-complex="12pt"/>
    </style:style>
    <style:style style:name="T680" style:parent-style-name="DefaultParagraphFont" style:family="text">
      <style:text-properties fo:font-size="12pt" style:font-size-asian="12pt" style:font-size-complex="12pt"/>
    </style:style>
    <style:style style:name="T681" style:parent-style-name="DefaultParagraphFont" style:family="text">
      <style:text-properties fo:font-size="12pt" style:font-size-asian="12pt" style:font-size-complex="12pt"/>
    </style:style>
    <style:style style:name="T682" style:parent-style-name="DefaultParagraphFont" style:family="text">
      <style:text-properties fo:font-size="12pt" style:font-size-asian="12pt" style:font-size-complex="12pt"/>
    </style:style>
    <style:style style:name="T683" style:parent-style-name="DefaultParagraphFont" style:family="text">
      <style:text-properties fo:font-size="12pt" style:font-size-asian="12pt" style:font-size-complex="12pt"/>
    </style:style>
    <style:style style:name="T684" style:parent-style-name="DefaultParagraphFont" style:family="text">
      <style:text-properties fo:font-size="12pt" style:font-size-asian="12pt" style:font-size-complex="12pt"/>
    </style:style>
    <style:style style:name="T685" style:parent-style-name="DefaultParagraphFont" style:family="text">
      <style:text-properties fo:font-size="12pt" style:font-size-asian="12pt" style:font-size-complex="12pt"/>
    </style:style>
    <style:style style:name="T686" style:parent-style-name="DefaultParagraphFont" style:family="text">
      <style:text-properties fo:font-size="12pt" style:font-size-asian="12pt" style:font-size-complex="12pt"/>
    </style:style>
    <style:style style:name="T687" style:parent-style-name="DefaultParagraphFont" style:family="text">
      <style:text-properties fo:font-size="12pt" style:font-size-asian="12pt" style:font-size-complex="12pt"/>
    </style:style>
    <style:style style:name="T688" style:parent-style-name="DefaultParagraphFont" style:family="text">
      <style:text-properties fo:font-size="12pt" style:font-size-asian="12pt" style:font-size-complex="12pt"/>
    </style:style>
    <style:style style:name="T689" style:parent-style-name="DefaultParagraphFont" style:family="text">
      <style:text-properties fo:font-size="12pt" style:font-size-asian="12pt" style:font-size-complex="12pt"/>
    </style:style>
    <style:style style:name="T690" style:parent-style-name="DefaultParagraphFont" style:family="text">
      <style:text-properties fo:font-size="12pt" style:font-size-asian="12pt" style:font-size-complex="12pt"/>
    </style:style>
    <style:style style:name="T691" style:parent-style-name="DefaultParagraphFont" style:family="text">
      <style:text-properties fo:font-size="12pt" style:font-size-asian="12pt" style:font-size-complex="12pt"/>
    </style:style>
    <style:style style:name="T692" style:parent-style-name="DefaultParagraphFont" style:family="text">
      <style:text-properties fo:font-size="12pt" style:font-size-asian="12pt" style:font-size-complex="12pt"/>
    </style:style>
    <style:style style:name="T693" style:parent-style-name="DefaultParagraphFont" style:family="text">
      <style:text-properties fo:font-size="12pt" style:font-size-asian="12pt" style:font-size-complex="12pt"/>
    </style:style>
    <style:style style:name="T694" style:parent-style-name="DefaultParagraphFont" style:family="text">
      <style:text-properties fo:font-size="12pt" style:font-size-asian="12pt" style:font-size-complex="12pt"/>
    </style:style>
    <style:style style:name="T695" style:parent-style-name="DefaultParagraphFont" style:family="text">
      <style:text-properties fo:font-size="12pt" style:font-size-asian="12pt" style:font-size-complex="12pt"/>
    </style:style>
    <style:style style:name="T696" style:parent-style-name="DefaultParagraphFont" style:family="text">
      <style:text-properties fo:font-size="12pt" style:font-size-asian="12pt" style:font-size-complex="12pt"/>
    </style:style>
    <style:style style:name="T697" style:parent-style-name="DefaultParagraphFont" style:family="text">
      <style:text-properties fo:font-size="12pt" style:font-size-asian="12pt" style:font-size-complex="12pt"/>
    </style:style>
    <style:style style:name="T698" style:parent-style-name="DefaultParagraphFont" style:family="text">
      <style:text-properties fo:font-size="12pt" style:font-size-asian="12pt" style:font-size-complex="12pt"/>
    </style:style>
    <style:style style:name="T699" style:parent-style-name="DefaultParagraphFont" style:family="text">
      <style:text-properties fo:font-size="12pt" style:font-size-asian="12pt" style:font-size-complex="12pt"/>
    </style:style>
    <style:style style:name="T700" style:parent-style-name="DefaultParagraphFont" style:family="text">
      <style:text-properties fo:font-size="12pt" style:font-size-asian="12pt" style:font-size-complex="12pt"/>
    </style:style>
    <style:style style:name="T701" style:parent-style-name="DefaultParagraphFont" style:family="text">
      <style:text-properties fo:font-size="12pt" style:font-size-asian="12pt" style:font-size-complex="12pt"/>
    </style:style>
    <style:style style:name="T702" style:parent-style-name="DefaultParagraphFont" style:family="text">
      <style:text-properties fo:font-size="12pt" style:font-size-asian="12pt" style:font-size-complex="12pt"/>
    </style:style>
    <style:style style:name="T703" style:parent-style-name="DefaultParagraphFont" style:family="text">
      <style:text-properties fo:font-size="12pt" style:font-size-asian="12pt" style:font-size-complex="12pt"/>
    </style:style>
    <style:style style:name="T704" style:parent-style-name="DefaultParagraphFont" style:family="text">
      <style:text-properties fo:font-size="12pt" style:font-size-asian="12pt" style:font-size-complex="12pt"/>
    </style:style>
    <style:style style:name="T705" style:parent-style-name="DefaultParagraphFont" style:family="text">
      <style:text-properties fo:font-size="12pt" style:font-size-asian="12pt" style:font-size-complex="12pt"/>
    </style:style>
    <style:style style:name="T706" style:parent-style-name="DefaultParagraphFont" style:family="text">
      <style:text-properties fo:font-size="12pt" style:font-size-asian="12pt" style:font-size-complex="12pt"/>
    </style:style>
    <style:style style:name="T707" style:parent-style-name="DefaultParagraphFont" style:family="text">
      <style:text-properties fo:font-size="12pt" style:font-size-asian="12pt" style:font-size-complex="12pt"/>
    </style:style>
    <style:style style:name="T708" style:parent-style-name="DefaultParagraphFont" style:family="text">
      <style:text-properties fo:font-size="12pt" style:font-size-asian="12pt" style:font-size-complex="12pt"/>
    </style:style>
    <style:style style:name="T709" style:parent-style-name="DefaultParagraphFont" style:family="text">
      <style:text-properties fo:font-size="12pt" style:font-size-asian="12pt" style:font-size-complex="12pt"/>
    </style:style>
    <style:style style:name="T710" style:parent-style-name="DefaultParagraphFont" style:family="text">
      <style:text-properties fo:font-size="12pt" style:font-size-asian="12pt" style:font-size-complex="12pt"/>
    </style:style>
    <style:style style:name="T711" style:parent-style-name="DefaultParagraphFont" style:family="text">
      <style:text-properties fo:font-size="12pt" style:font-size-asian="12pt" style:font-size-complex="12pt"/>
    </style:style>
    <style:style style:name="T712" style:parent-style-name="DefaultParagraphFont" style:family="text">
      <style:text-properties fo:font-size="12pt" style:font-size-asian="12pt" style:font-size-complex="12pt"/>
    </style:style>
    <style:style style:name="T713" style:parent-style-name="DefaultParagraphFont" style:family="text">
      <style:text-properties fo:font-size="12pt" style:font-size-asian="12pt" style:font-size-complex="12pt"/>
    </style:style>
    <style:style style:name="T714" style:parent-style-name="DefaultParagraphFont" style:family="text">
      <style:text-properties fo:font-size="12pt" style:font-size-asian="12pt" style:font-size-complex="12pt"/>
    </style:style>
    <style:style style:name="T715" style:parent-style-name="DefaultParagraphFont" style:family="text">
      <style:text-properties fo:font-size="12pt" style:font-size-asian="12pt" style:font-size-complex="12pt"/>
    </style:style>
    <style:style style:name="T716" style:parent-style-name="DefaultParagraphFont" style:family="text">
      <style:text-properties fo:font-size="12pt" style:font-size-asian="12pt" style:font-size-complex="12pt"/>
    </style:style>
    <style:style style:name="T717" style:parent-style-name="DefaultParagraphFont" style:family="text">
      <style:text-properties fo:font-size="12pt" style:font-size-asian="12pt" style:font-size-complex="12pt"/>
    </style:style>
    <style:style style:name="T718" style:parent-style-name="DefaultParagraphFont" style:family="text">
      <style:text-properties fo:font-size="12pt" style:font-size-asian="12pt" style:font-size-complex="12pt"/>
    </style:style>
    <style:style style:name="T719" style:parent-style-name="DefaultParagraphFont" style:family="text">
      <style:text-properties fo:font-size="12pt" style:font-size-asian="12pt" style:font-size-complex="12pt"/>
    </style:style>
    <style:style style:name="T720" style:parent-style-name="DefaultParagraphFont" style:family="text">
      <style:text-properties fo:font-size="12pt" style:font-size-asian="12pt" style:font-size-complex="12pt"/>
    </style:style>
    <style:style style:name="T721" style:parent-style-name="DefaultParagraphFont" style:family="text">
      <style:text-properties fo:font-size="12pt" style:font-size-asian="12pt" style:font-size-complex="12pt"/>
    </style:style>
    <style:style style:name="P722" style:parent-style-name="Standard" style:family="paragraph">
      <style:text-properties fo:font-size="12pt" style:font-size-asian="12pt" style:font-size-complex="12pt"/>
    </style:style>
    <style:style style:name="T723" style:parent-style-name="DefaultParagraphFont" style:family="text">
      <style:text-properties fo:font-size="12pt" style:font-size-asian="12pt" style:font-size-complex="12pt"/>
    </style:style>
    <style:style style:name="T724" style:parent-style-name="DefaultParagraphFont" style:family="text">
      <style:text-properties fo:font-size="12pt" style:font-size-asian="12pt" style:font-size-complex="12pt"/>
    </style:style>
    <style:style style:name="P725" style:parent-style-name="Standard" style:family="paragraph">
      <style:paragraph-properties fo:margin-left="0.5in" fo:text-indent="0.5in">
        <style:tab-stops/>
      </style:paragraph-properties>
    </style:style>
    <style:style style:name="T726" style:parent-style-name="DefaultParagraphFont" style:family="text">
      <style:text-properties fo:font-size="12pt" style:font-size-asian="12pt" style:font-size-complex="12pt"/>
    </style:style>
    <style:style style:name="P727" style:parent-style-name="Standard" style:family="paragraph">
      <style:paragraph-properties fo:margin-left="0.5in" fo:text-indent="0.5in">
        <style:tab-stops/>
      </style:paragraph-properties>
    </style:style>
    <style:style style:name="T728" style:parent-style-name="DefaultParagraphFont" style:family="text">
      <style:text-properties fo:font-size="12pt" style:font-size-asian="12pt" style:font-size-complex="12pt"/>
    </style:style>
    <style:style style:name="P729" style:parent-style-name="Standard" style:family="paragraph">
      <style:paragraph-properties fo:margin-left="0.5in" fo:text-indent="0.5in">
        <style:tab-stops/>
      </style:paragraph-properties>
      <style:text-properties fo:font-size="12pt" style:font-size-asian="12pt" style:font-size-complex="12pt"/>
    </style:style>
    <style:style style:name="P730" style:parent-style-name="Standard" style:family="paragraph">
      <style:paragraph-properties fo:margin-left="0.5in" fo:text-indent="0.5in">
        <style:tab-stops/>
      </style:paragraph-properties>
    </style:style>
    <style:style style:name="T731" style:parent-style-name="DefaultParagraphFont" style:family="text">
      <style:text-properties fo:font-size="12pt" style:font-size-asian="12pt" style:font-size-complex="12pt"/>
    </style:style>
    <style:style style:name="P732" style:parent-style-name="Standard" style:family="paragraph">
      <style:paragraph-properties fo:margin-left="1in" fo:text-indent="0.5in">
        <style:tab-stops/>
      </style:paragraph-properties>
    </style:style>
    <style:style style:name="T733" style:parent-style-name="DefaultParagraphFont" style:family="text">
      <style:text-properties fo:font-size="12pt" style:font-size-asian="12pt" style:font-size-complex="12pt"/>
    </style:style>
    <style:style style:name="P734" style:parent-style-name="Standard" style:family="paragraph">
      <style:paragraph-properties fo:margin-left="1in" fo:text-indent="0.5in">
        <style:tab-stops/>
      </style:paragraph-properties>
    </style:style>
    <style:style style:name="T735" style:parent-style-name="DefaultParagraphFont" style:family="text">
      <style:text-properties fo:font-size="12pt" style:font-size-asian="12pt" style:font-size-complex="12pt"/>
    </style:style>
    <style:style style:name="P736" style:parent-style-name="Standard" style:family="paragraph">
      <style:paragraph-properties fo:margin-left="1in" fo:text-indent="0.5in">
        <style:tab-stops>
          <style:tab-stop style:type="left" style:position="2.0729in"/>
        </style:tab-stops>
      </style:paragraph-properties>
    </style:style>
    <style:style style:name="T737" style:parent-style-name="DefaultParagraphFont" style:family="text">
      <style:text-properties fo:font-size="12pt" style:font-size-asian="12pt" style:font-size-complex="12pt"/>
    </style:style>
    <style:style style:name="T738" style:parent-style-name="DefaultParagraphFont" style:family="text">
      <style:text-properties fo:font-size="12pt" style:font-size-asian="12pt" style:font-size-complex="12pt"/>
    </style:style>
    <style:style style:name="P739" style:parent-style-name="Standard" style:family="paragraph">
      <style:paragraph-properties fo:margin-left="0.5in" fo:text-indent="0.5in">
        <style:tab-stops/>
      </style:paragraph-properties>
    </style:style>
    <style:style style:name="T740" style:parent-style-name="DefaultParagraphFont" style:family="text">
      <style:text-properties fo:font-size="12pt" style:font-size-asian="12pt" style:font-size-complex="12pt"/>
    </style:style>
    <style:style style:name="P741" style:parent-style-name="Standard" style:family="paragraph">
      <style:paragraph-properties fo:margin-left="0.5in" fo:text-indent="0.5in">
        <style:tab-stops/>
      </style:paragraph-properties>
      <style:text-properties fo:font-size="12pt" style:font-size-asian="12pt" style:font-size-complex="12pt"/>
    </style:style>
    <style:style style:name="T742" style:parent-style-name="DefaultParagraphFont" style:family="text">
      <style:text-properties fo:font-size="12pt" style:font-size-asian="12pt" style:font-size-complex="12pt"/>
    </style:style>
    <style:style style:name="T743" style:parent-style-name="DefaultParagraphFont" style:family="text">
      <style:text-properties fo:font-size="12pt" style:font-size-asian="12pt" style:font-size-complex="12pt"/>
    </style:style>
    <style:style style:name="P744" style:parent-style-name="Standard" style:family="paragraph">
      <style:paragraph-properties fo:margin-left="1in" fo:text-indent="0.5in">
        <style:tab-stops/>
      </style:paragraph-properties>
    </style:style>
    <style:style style:name="T745" style:parent-style-name="DefaultParagraphFont" style:family="text">
      <style:text-properties fo:font-size="12pt" style:font-size-asian="12pt" style:font-size-complex="12pt"/>
    </style:style>
    <style:style style:name="P746" style:parent-style-name="Standard" style:family="paragraph">
      <style:paragraph-properties fo:margin-left="1in" fo:text-indent="0.5in">
        <style:tab-stops/>
      </style:paragraph-properties>
    </style:style>
    <style:style style:name="T747" style:parent-style-name="DefaultParagraphFont" style:family="text">
      <style:text-properties fo:font-size="12pt" style:font-size-asian="12pt" style:font-size-complex="12pt"/>
    </style:style>
    <style:style style:name="P748" style:parent-style-name="Standard" style:family="paragraph">
      <style:paragraph-properties fo:margin-left="1in" fo:text-indent="0.5in">
        <style:tab-stops/>
      </style:paragraph-properties>
    </style:style>
    <style:style style:name="T749" style:parent-style-name="DefaultParagraphFont" style:family="text">
      <style:text-properties fo:font-size="12pt" style:font-size-asian="12pt" style:font-size-complex="12pt"/>
    </style:style>
    <style:style style:name="T750" style:parent-style-name="DefaultParagraphFont" style:family="text">
      <style:text-properties fo:font-size="12pt" style:font-size-asian="12pt" style:font-size-complex="12pt"/>
    </style:style>
    <style:style style:name="P751" style:parent-style-name="Standard" style:family="paragraph">
      <style:paragraph-properties fo:margin-left="1in" fo:text-indent="0.5in">
        <style:tab-stops/>
      </style:paragraph-properties>
    </style:style>
    <style:style style:name="T752" style:parent-style-name="DefaultParagraphFont" style:family="text">
      <style:text-properties fo:font-size="12pt" style:font-size-asian="12pt" style:font-size-complex="12pt"/>
    </style:style>
    <style:style style:name="T753" style:parent-style-name="DefaultParagraphFont" style:family="text">
      <style:text-properties fo:font-size="12pt" style:font-size-asian="12pt" style:font-size-complex="12pt"/>
    </style:style>
    <style:style style:name="P754" style:parent-style-name="Standard" style:family="paragraph">
      <style:paragraph-properties fo:margin-left="1in" fo:text-indent="0.5in">
        <style:tab-stops/>
      </style:paragraph-properties>
    </style:style>
    <style:style style:name="T755" style:parent-style-name="DefaultParagraphFont" style:family="text">
      <style:text-properties fo:font-size="12pt" style:font-size-asian="12pt" style:font-size-complex="12pt"/>
    </style:style>
    <style:style style:name="T756" style:parent-style-name="DefaultParagraphFont" style:family="text">
      <style:text-properties fo:font-size="12pt" style:font-size-asian="12pt" style:font-size-complex="12pt"/>
    </style:style>
    <style:style style:name="T757" style:parent-style-name="DefaultParagraphFont" style:family="text">
      <style:text-properties fo:font-size="12pt" style:font-size-asian="12pt" style:font-size-complex="12pt"/>
    </style:style>
    <style:style style:name="T758" style:parent-style-name="DefaultParagraphFont" style:family="text">
      <style:text-properties fo:font-size="12pt" style:font-size-asian="12pt" style:font-size-complex="12pt"/>
    </style:style>
    <style:style style:name="T759" style:parent-style-name="DefaultParagraphFont" style:family="text">
      <style:text-properties fo:font-size="12pt" style:font-size-asian="12pt" style:font-size-complex="12pt"/>
    </style:style>
    <style:style style:name="T760" style:parent-style-name="DefaultParagraphFont" style:family="text">
      <style:text-properties fo:font-size="12pt" style:font-size-asian="12pt" style:font-size-complex="12pt"/>
    </style:style>
    <style:style style:name="T761" style:parent-style-name="DefaultParagraphFont" style:family="text">
      <style:text-properties fo:font-size="12pt" style:font-size-asian="12pt" style:font-size-complex="12pt"/>
    </style:style>
    <style:style style:name="T762" style:parent-style-name="DefaultParagraphFont" style:family="text">
      <style:text-properties fo:font-size="12pt" style:font-size-asian="12pt" style:font-size-complex="12pt"/>
    </style:style>
    <style:style style:name="T763" style:parent-style-name="DefaultParagraphFont" style:family="text">
      <style:text-properties fo:font-size="12pt" style:font-size-asian="12pt" style:font-size-complex="12pt"/>
    </style:style>
    <style:style style:name="T764" style:parent-style-name="DefaultParagraphFont" style:family="text">
      <style:text-properties fo:font-size="12pt" style:font-size-asian="12pt" style:font-size-complex="12pt"/>
    </style:style>
    <style:style style:name="T765" style:parent-style-name="DefaultParagraphFont" style:family="text">
      <style:text-properties fo:font-size="12pt" style:font-size-asian="12pt" style:font-size-complex="12pt"/>
    </style:style>
    <style:style style:name="T766" style:parent-style-name="DefaultParagraphFont" style:family="text">
      <style:text-properties fo:font-size="12pt" style:font-size-asian="12pt" style:font-size-complex="12pt"/>
    </style:style>
    <style:style style:name="T767" style:parent-style-name="DefaultParagraphFont" style:family="text">
      <style:text-properties fo:font-size="12pt" style:font-size-asian="12pt" style:font-size-complex="12pt"/>
    </style:style>
    <style:style style:name="T768" style:parent-style-name="DefaultParagraphFont" style:family="text">
      <style:text-properties fo:font-size="12pt" style:font-size-asian="12pt" style:font-size-complex="12pt"/>
    </style:style>
    <style:style style:name="T769" style:parent-style-name="DefaultParagraphFont" style:family="text">
      <style:text-properties fo:font-size="12pt" style:font-size-asian="12pt" style:font-size-complex="12pt"/>
    </style:style>
    <style:style style:name="T770" style:parent-style-name="DefaultParagraphFont" style:family="text">
      <style:text-properties fo:font-size="12pt" style:font-size-asian="12pt" style:font-size-complex="12pt"/>
    </style:style>
    <style:style style:name="T771" style:parent-style-name="DefaultParagraphFont" style:family="text">
      <style:text-properties fo:font-size="12pt" style:font-size-asian="12pt" style:font-size-complex="12pt"/>
    </style:style>
    <style:style style:name="T772" style:parent-style-name="DefaultParagraphFont" style:family="text">
      <style:text-properties fo:font-size="12pt" style:font-size-asian="12pt" style:font-size-complex="12pt"/>
    </style:style>
    <style:style style:name="T773" style:parent-style-name="DefaultParagraphFont" style:family="text">
      <style:text-properties fo:font-size="12pt" style:font-size-asian="12pt" style:font-size-complex="12pt"/>
    </style:style>
    <style:style style:name="P774" style:parent-style-name="Standard" style:family="paragraph">
      <style:text-properties fo:font-size="12pt" style:font-size-asian="12pt" style:font-size-complex="12pt"/>
    </style:style>
    <style:style style:name="T775" style:parent-style-name="DefaultParagraphFont" style:family="text">
      <style:text-properties fo:font-size="12pt" style:font-size-asian="12pt" style:font-size-complex="12pt"/>
    </style:style>
    <style:style style:name="T776" style:parent-style-name="DefaultParagraphFont" style:family="text">
      <style:text-properties fo:font-size="12pt" style:font-size-asian="12pt" style:font-size-complex="12pt"/>
    </style:style>
    <style:style style:name="T777" style:parent-style-name="DefaultParagraphFont" style:family="text">
      <style:text-properties fo:font-size="12pt" style:font-size-asian="12pt" style:font-size-complex="12pt"/>
    </style:style>
    <style:style style:name="T778" style:parent-style-name="DefaultParagraphFont" style:family="text">
      <style:text-properties fo:font-size="12pt" style:font-size-asian="12pt" style:font-size-complex="12pt"/>
    </style:style>
    <style:style style:name="T779" style:parent-style-name="DefaultParagraphFont" style:family="text">
      <style:text-properties fo:font-size="12pt" style:font-size-asian="12pt" style:font-size-complex="12pt"/>
    </style:style>
    <style:style style:name="T780" style:parent-style-name="DefaultParagraphFont" style:family="text">
      <style:text-properties fo:font-size="12pt" style:font-size-asian="12pt" style:font-size-complex="12pt"/>
    </style:style>
    <style:style style:name="T781" style:parent-style-name="DefaultParagraphFont" style:family="text">
      <style:text-properties fo:font-size="12pt" style:font-size-asian="12pt" style:font-size-complex="12pt"/>
    </style:style>
    <style:style style:name="T782" style:parent-style-name="DefaultParagraphFont" style:family="text">
      <style:text-properties fo:font-size="12pt" style:font-size-asian="12pt" style:font-size-complex="12pt"/>
    </style:style>
    <style:style style:name="T783" style:parent-style-name="DefaultParagraphFont" style:family="text">
      <style:text-properties fo:font-size="12pt" style:font-size-asian="12pt" style:font-size-complex="12pt"/>
    </style:style>
    <style:style style:name="T784" style:parent-style-name="DefaultParagraphFont" style:family="text">
      <style:text-properties fo:font-size="12pt" style:font-size-asian="12pt" style:font-size-complex="12pt"/>
    </style:style>
    <style:style style:name="T785" style:parent-style-name="DefaultParagraphFont" style:family="text">
      <style:text-properties fo:font-size="12pt" style:font-size-asian="12pt" style:font-size-complex="12pt"/>
    </style:style>
    <style:style style:name="T786" style:parent-style-name="DefaultParagraphFont" style:family="text">
      <style:text-properties fo:font-size="12pt" style:font-size-asian="12pt" style:font-size-complex="12pt"/>
    </style:style>
    <style:style style:name="T787" style:parent-style-name="DefaultParagraphFont" style:family="text">
      <style:text-properties fo:font-size="12pt" style:font-size-asian="12pt" style:font-size-complex="12pt"/>
    </style:style>
    <style:style style:name="T788" style:parent-style-name="DefaultParagraphFont" style:family="text">
      <style:text-properties fo:font-size="12pt" style:font-size-asian="12pt" style:font-size-complex="12pt"/>
    </style:style>
    <style:style style:name="P789" style:parent-style-name="Standard" style:family="paragraph">
      <style:paragraph-properties fo:margin-left="1.5in" fo:text-indent="0.5in">
        <style:tab-stops/>
      </style:paragraph-properties>
    </style:style>
    <style:style style:name="T790" style:parent-style-name="DefaultParagraphFont" style:family="text">
      <style:text-properties fo:font-size="12pt" style:font-size-asian="12pt" style:font-size-complex="12pt"/>
    </style:style>
    <style:style style:name="T791" style:parent-style-name="DefaultParagraphFont" style:family="text">
      <style:text-properties fo:font-size="12pt" style:font-size-asian="12pt" style:font-size-complex="12pt"/>
    </style:style>
    <style:style style:name="T792" style:parent-style-name="DefaultParagraphFont" style:family="text">
      <style:text-properties fo:font-size="12pt" style:font-size-asian="12pt" style:font-size-complex="12pt"/>
    </style:style>
    <style:style style:name="P793" style:parent-style-name="Standard" style:family="paragraph">
      <style:text-properties fo:font-size="12pt" style:font-size-asian="12pt" style:font-size-complex="12pt"/>
    </style:style>
    <style:style style:name="P794" style:parent-style-name="Standard" style:family="paragraph">
      <style:paragraph-properties fo:margin-left="0.5in" fo:text-indent="0.5in">
        <style:tab-stops/>
      </style:paragraph-properties>
    </style:style>
    <style:style style:name="T795" style:parent-style-name="DefaultParagraphFont" style:family="text">
      <style:text-properties fo:font-size="12pt" style:font-size-asian="12pt" style:font-size-complex="12pt"/>
    </style:style>
    <style:style style:name="P796" style:parent-style-name="Standard" style:family="paragraph">
      <style:paragraph-properties fo:margin-left="0.5in" fo:text-indent="0.5in">
        <style:tab-stops/>
      </style:paragraph-properties>
    </style:style>
    <style:style style:name="T797" style:parent-style-name="DefaultParagraphFont" style:family="text">
      <style:text-properties fo:font-size="12pt" style:font-size-asian="12pt" style:font-size-complex="12pt"/>
    </style:style>
    <style:style style:name="P798" style:parent-style-name="Standard" style:family="paragraph">
      <style:paragraph-properties fo:margin-left="0.5in" fo:text-indent="0.5in">
        <style:tab-stops/>
      </style:paragraph-properties>
    </style:style>
    <style:style style:name="T799" style:parent-style-name="DefaultParagraphFont" style:family="text">
      <style:text-properties fo:font-size="12pt" style:font-size-asian="12pt" style:font-size-complex="12pt"/>
    </style:style>
    <style:style style:name="T800" style:parent-style-name="DefaultParagraphFont" style:family="text">
      <style:text-properties fo:font-size="12pt" style:font-size-asian="12pt" style:font-size-complex="12pt"/>
    </style:style>
    <style:style style:name="T801" style:parent-style-name="DefaultParagraphFont" style:family="text">
      <style:text-properties fo:font-size="12pt" style:font-size-asian="12pt" style:font-size-complex="12pt"/>
    </style:style>
    <style:style style:name="P802" style:parent-style-name="Standard" style:family="paragraph">
      <style:paragraph-properties fo:margin-left="0.5in" fo:text-indent="0.5in">
        <style:tab-stops/>
      </style:paragraph-properties>
    </style:style>
    <style:style style:name="T803" style:parent-style-name="DefaultParagraphFont" style:family="text">
      <style:text-properties fo:font-size="12pt" style:font-size-asian="12pt" style:font-size-complex="12pt"/>
    </style:style>
    <style:style style:name="P804" style:parent-style-name="Standard" style:family="paragraph">
      <style:paragraph-properties fo:margin-left="0.5in" fo:text-indent="0.5in">
        <style:tab-stops/>
      </style:paragraph-properties>
    </style:style>
    <style:style style:name="T805" style:parent-style-name="DefaultParagraphFont" style:family="text">
      <style:text-properties fo:font-size="12pt" style:font-size-asian="12pt" style:font-size-complex="12pt"/>
    </style:style>
    <style:style style:name="P806" style:parent-style-name="Standard" style:family="paragraph">
      <style:paragraph-properties fo:margin-left="0.5in" fo:text-indent="0.5in">
        <style:tab-stops/>
      </style:paragraph-properties>
    </style:style>
    <style:style style:name="T807" style:parent-style-name="DefaultParagraphFont" style:family="text">
      <style:text-properties fo:font-size="12pt" style:font-size-asian="12pt" style:font-size-complex="12pt"/>
    </style:style>
    <style:style style:name="P808" style:parent-style-name="Standard" style:family="paragraph">
      <style:paragraph-properties fo:margin-left="0.5in" fo:text-indent="0.5in">
        <style:tab-stops/>
      </style:paragraph-properties>
      <style:text-properties fo:font-size="12pt" style:font-size-asian="12pt" style:font-size-complex="12pt"/>
    </style:style>
    <style:style style:name="P809" style:parent-style-name="Standard" style:family="paragraph">
      <style:paragraph-properties fo:margin-left="0.5in" fo:text-indent="0.5in">
        <style:tab-stops/>
      </style:paragraph-properties>
    </style:style>
    <style:style style:name="T810" style:parent-style-name="DefaultParagraphFont" style:family="text">
      <style:text-properties fo:font-size="12pt" style:font-size-asian="12pt" style:font-size-complex="12pt"/>
    </style:style>
    <style:style style:name="T811" style:parent-style-name="DefaultParagraphFont" style:family="text">
      <style:text-properties fo:font-size="12pt" style:font-size-asian="12pt" style:font-size-complex="12pt"/>
    </style:style>
    <style:style style:name="T812" style:parent-style-name="DefaultParagraphFont" style:family="text">
      <style:text-properties fo:font-size="12pt" style:font-size-asian="12pt" style:font-size-complex="12pt"/>
    </style:style>
    <style:style style:name="T813" style:parent-style-name="DefaultParagraphFont" style:family="text">
      <style:text-properties fo:font-size="12pt" style:font-size-asian="12pt" style:font-size-complex="12pt"/>
    </style:style>
    <style:style style:name="T814" style:parent-style-name="DefaultParagraphFont" style:family="text">
      <style:text-properties fo:font-size="12pt" style:font-size-asian="12pt" style:font-size-complex="12pt"/>
    </style:style>
    <style:style style:name="T815" style:parent-style-name="DefaultParagraphFont" style:family="text">
      <style:text-properties fo:font-size="12pt" style:font-size-asian="12pt" style:font-size-complex="12pt"/>
    </style:style>
    <style:style style:name="P816" style:parent-style-name="Standard" style:family="paragraph">
      <style:paragraph-properties fo:margin-left="0.5in" fo:text-indent="0.5in">
        <style:tab-stops/>
      </style:paragraph-properties>
    </style:style>
    <style:style style:name="T817" style:parent-style-name="DefaultParagraphFont" style:family="text">
      <style:text-properties fo:font-size="12pt" style:font-size-asian="12pt" style:font-size-complex="12pt"/>
    </style:style>
    <style:style style:name="P818" style:parent-style-name="Standard" style:family="paragraph">
      <style:paragraph-properties fo:margin-left="0.5in" fo:text-indent="0.5in">
        <style:tab-stops/>
      </style:paragraph-properties>
    </style:style>
    <style:style style:name="T819" style:parent-style-name="DefaultParagraphFont" style:family="text">
      <style:text-properties fo:font-size="12pt" style:font-size-asian="12pt" style:font-size-complex="12pt"/>
    </style:style>
    <style:style style:name="T820" style:parent-style-name="DefaultParagraphFont" style:family="text">
      <style:text-properties fo:font-size="12pt" style:font-size-asian="12pt" style:font-size-complex="12pt"/>
    </style:style>
    <style:style style:name="P821" style:parent-style-name="Standard" style:family="paragraph">
      <style:paragraph-properties fo:margin-left="0.5in" fo:text-indent="0.5in">
        <style:tab-stops/>
      </style:paragraph-properties>
    </style:style>
    <style:style style:name="T822" style:parent-style-name="DefaultParagraphFont" style:family="text">
      <style:text-properties fo:font-size="12pt" style:font-size-asian="12pt" style:font-size-complex="12pt"/>
    </style:style>
    <style:style style:name="P823" style:parent-style-name="Standard" style:family="paragraph">
      <style:paragraph-properties fo:margin-left="0.5in" fo:text-indent="0.5in">
        <style:tab-stops/>
      </style:paragraph-properties>
    </style:style>
    <style:style style:name="T824" style:parent-style-name="DefaultParagraphFont" style:family="text">
      <style:text-properties fo:font-size="12pt" style:font-size-asian="12pt" style:font-size-complex="12pt"/>
    </style:style>
    <style:style style:name="T825" style:parent-style-name="DefaultParagraphFont" style:family="text">
      <style:text-properties fo:font-size="12pt" style:font-size-asian="12pt" style:font-size-complex="12pt"/>
    </style:style>
    <style:style style:name="P826" style:parent-style-name="Standard" style:family="paragraph">
      <style:paragraph-properties fo:margin-left="0.5in" fo:text-indent="0.5in">
        <style:tab-stops/>
      </style:paragraph-properties>
    </style:style>
    <style:style style:name="T827" style:parent-style-name="DefaultParagraphFont" style:family="text">
      <style:text-properties fo:font-size="12pt" style:font-size-asian="12pt" style:font-size-complex="12pt"/>
    </style:style>
    <style:style style:name="P828" style:parent-style-name="Standard" style:family="paragraph">
      <style:paragraph-properties fo:margin-left="0.5in" fo:text-indent="0.5in">
        <style:tab-stops/>
      </style:paragraph-properties>
      <style:text-properties fo:font-size="12pt" style:font-size-asian="12pt" style:font-size-complex="12pt"/>
    </style:style>
    <style:style style:name="P829" style:parent-style-name="Standard" style:family="paragraph">
      <style:paragraph-properties fo:margin-left="0.5in" fo:text-indent="0.5in">
        <style:tab-stops/>
      </style:paragraph-properties>
    </style:style>
    <style:style style:name="T830" style:parent-style-name="DefaultParagraphFont" style:family="text">
      <style:text-properties fo:font-size="12pt" style:font-size-asian="12pt" style:font-size-complex="12pt"/>
    </style:style>
    <style:style style:name="P831" style:parent-style-name="Standard" style:family="paragraph">
      <style:paragraph-properties fo:margin-left="0.5in" fo:text-indent="0.5in">
        <style:tab-stops/>
      </style:paragraph-properties>
    </style:style>
    <style:style style:name="T832" style:parent-style-name="DefaultParagraphFont" style:family="text">
      <style:text-properties fo:font-size="12pt" style:font-size-asian="12pt" style:font-size-complex="12pt"/>
    </style:style>
    <style:style style:name="P833" style:parent-style-name="Standard" style:family="paragraph">
      <style:paragraph-properties fo:margin-left="0.5in" fo:text-indent="0.5in">
        <style:tab-stops/>
      </style:paragraph-properties>
    </style:style>
    <style:style style:name="T834" style:parent-style-name="DefaultParagraphFont" style:family="text">
      <style:text-properties fo:font-size="12pt" style:font-size-asian="12pt" style:font-size-complex="12pt"/>
    </style:style>
    <style:style style:name="T835" style:parent-style-name="DefaultParagraphFont" style:family="text">
      <style:text-properties fo:font-size="12pt" style:font-size-asian="12pt" style:font-size-complex="12pt"/>
    </style:style>
    <style:style style:name="P836" style:parent-style-name="Standard" style:family="paragraph">
      <style:paragraph-properties fo:margin-left="1.5in" fo:text-indent="0.5in">
        <style:tab-stops/>
      </style:paragraph-properties>
    </style:style>
    <style:style style:name="T837" style:parent-style-name="DefaultParagraphFont" style:family="text">
      <style:text-properties fo:font-size="12pt" style:font-size-asian="12pt" style:font-size-complex="12pt"/>
    </style:style>
    <style:style style:name="P838" style:parent-style-name="Standard" style:family="paragraph">
      <style:paragraph-properties fo:margin-left="1.5in" fo:text-indent="0.5in">
        <style:tab-stops/>
      </style:paragraph-properties>
    </style:style>
    <style:style style:name="T839" style:parent-style-name="DefaultParagraphFont" style:family="text">
      <style:text-properties fo:font-size="12pt" style:font-size-asian="12pt" style:font-size-complex="12pt"/>
    </style:style>
    <style:style style:name="P840" style:parent-style-name="Standard" style:family="paragraph">
      <style:paragraph-properties fo:margin-left="1.5in" fo:text-indent="0.5in">
        <style:tab-stops/>
      </style:paragraph-properties>
    </style:style>
    <style:style style:name="T841" style:parent-style-name="DefaultParagraphFont" style:family="text">
      <style:text-properties fo:font-size="12pt" style:font-size-asian="12pt" style:font-size-complex="12pt"/>
    </style:style>
    <style:style style:name="P842" style:parent-style-name="Standard" style:family="paragraph">
      <style:paragraph-properties fo:margin-left="1.5in" fo:text-indent="0.5in">
        <style:tab-stops/>
      </style:paragraph-properties>
    </style:style>
    <style:style style:name="T843" style:parent-style-name="DefaultParagraphFont" style:family="text">
      <style:text-properties fo:font-size="12pt" style:font-size-asian="12pt" style:font-size-complex="12pt"/>
    </style:style>
    <style:style style:name="P844" style:parent-style-name="Standard" style:family="paragraph">
      <style:paragraph-properties fo:margin-left="1.5in" fo:text-indent="0.5in">
        <style:tab-stops/>
      </style:paragraph-properties>
    </style:style>
    <style:style style:name="T845" style:parent-style-name="DefaultParagraphFont" style:family="text">
      <style:text-properties fo:font-size="12pt" style:font-size-asian="12pt" style:font-size-complex="12pt"/>
    </style:style>
    <style:style style:name="P846" style:parent-style-name="Standard" style:family="paragraph">
      <style:paragraph-properties fo:margin-left="0.5in" fo:text-indent="0.5in">
        <style:tab-stops/>
      </style:paragraph-properties>
    </style:style>
    <style:style style:name="T847" style:parent-style-name="DefaultParagraphFont" style:family="text">
      <style:text-properties fo:font-size="12pt" style:font-size-asian="12pt" style:font-size-complex="12pt"/>
    </style:style>
    <style:style style:name="P848" style:parent-style-name="Standard" style:family="paragraph">
      <style:paragraph-properties fo:margin-left="0.5in" fo:text-indent="0.5in">
        <style:tab-stops/>
      </style:paragraph-properties>
    </style:style>
    <style:style style:name="T849" style:parent-style-name="DefaultParagraphFont" style:family="text">
      <style:text-properties fo:font-size="12pt" style:font-size-asian="12pt" style:font-size-complex="12pt"/>
    </style:style>
    <style:style style:name="P850" style:parent-style-name="Standard" style:family="paragraph">
      <style:paragraph-properties fo:margin-left="0.5in" fo:text-indent="0.5in">
        <style:tab-stops/>
      </style:paragraph-properties>
      <style:text-properties fo:font-size="12pt" style:font-size-asian="12pt" style:font-size-complex="12pt"/>
    </style:style>
    <style:style style:name="P851" style:parent-style-name="Standard" style:family="paragraph">
      <style:paragraph-properties fo:margin-left="0.5in" fo:text-indent="0.5in">
        <style:tab-stops/>
      </style:paragraph-properties>
    </style:style>
    <style:style style:name="T852" style:parent-style-name="DefaultParagraphFont" style:family="text">
      <style:text-properties fo:font-size="12pt" style:font-size-asian="12pt" style:font-size-complex="12pt"/>
    </style:style>
    <style:style style:name="P853" style:parent-style-name="Standard" style:family="paragraph">
      <style:paragraph-properties fo:margin-left="0.5in" fo:text-indent="0.5in">
        <style:tab-stops/>
      </style:paragraph-properties>
    </style:style>
    <style:style style:name="T854" style:parent-style-name="DefaultParagraphFont" style:family="text">
      <style:text-properties fo:font-size="12pt" style:font-size-asian="12pt" style:font-size-complex="12pt"/>
    </style:style>
    <style:style style:name="P855" style:parent-style-name="Standard" style:family="paragraph">
      <style:paragraph-properties fo:margin-left="0.5in" fo:text-indent="0.5in">
        <style:tab-stops/>
      </style:paragraph-properties>
    </style:style>
    <style:style style:name="T856" style:parent-style-name="DefaultParagraphFont" style:family="text">
      <style:text-properties fo:font-size="12pt" style:font-size-asian="12pt" style:font-size-complex="12pt"/>
    </style:style>
    <style:style style:name="P857" style:parent-style-name="Standard" style:family="paragraph">
      <style:paragraph-properties fo:margin-left="0.5in" fo:text-indent="0.5in">
        <style:tab-stops/>
      </style:paragraph-properties>
    </style:style>
    <style:style style:name="T858" style:parent-style-name="DefaultParagraphFont" style:family="text">
      <style:text-properties fo:font-size="12pt" style:font-size-asian="12pt" style:font-size-complex="12pt"/>
    </style:style>
    <style:style style:name="P859" style:parent-style-name="Standard" style:family="paragraph">
      <style:paragraph-properties fo:margin-left="0.5in" fo:text-indent="0.5in">
        <style:tab-stops/>
      </style:paragraph-properties>
      <style:text-properties fo:font-size="12pt" style:font-size-asian="12pt" style:font-size-complex="12pt"/>
    </style:style>
    <style:style style:name="P860" style:parent-style-name="Standard" style:family="paragraph">
      <style:paragraph-properties fo:margin-left="0.5in" fo:text-indent="0.5in">
        <style:tab-stops/>
      </style:paragraph-properties>
    </style:style>
    <style:style style:name="T861" style:parent-style-name="DefaultParagraphFont" style:family="text">
      <style:text-properties fo:font-size="12pt" style:font-size-asian="12pt" style:font-size-complex="12pt"/>
    </style:style>
    <style:style style:name="P862" style:parent-style-name="Standard" style:family="paragraph">
      <style:paragraph-properties fo:margin-left="0.5in" fo:text-indent="0.5in">
        <style:tab-stops/>
      </style:paragraph-properties>
    </style:style>
    <style:style style:name="T863" style:parent-style-name="DefaultParagraphFont" style:family="text">
      <style:text-properties fo:font-size="12pt" style:font-size-asian="12pt" style:font-size-complex="12pt"/>
    </style:style>
    <style:style style:name="P864" style:parent-style-name="Standard" style:family="paragraph">
      <style:paragraph-properties fo:margin-left="0.5in" fo:text-indent="0.5in">
        <style:tab-stops/>
      </style:paragraph-properties>
    </style:style>
    <style:style style:name="T865" style:parent-style-name="DefaultParagraphFont" style:family="text">
      <style:text-properties fo:font-size="12pt" style:font-size-asian="12pt" style:font-size-complex="12pt"/>
    </style:style>
    <style:style style:name="P866" style:parent-style-name="Standard" style:family="paragraph">
      <style:paragraph-properties fo:margin-left="0.5in" fo:text-indent="0.5in">
        <style:tab-stops/>
      </style:paragraph-properties>
      <style:text-properties fo:font-size="12pt" style:font-size-asian="12pt" style:font-size-complex="12pt"/>
    </style:style>
    <style:style style:name="P867" style:parent-style-name="Standard" style:family="paragraph">
      <style:paragraph-properties fo:margin-left="0.5in" fo:text-indent="0.5in">
        <style:tab-stops/>
      </style:paragraph-properties>
    </style:style>
    <style:style style:name="T868" style:parent-style-name="DefaultParagraphFont" style:family="text">
      <style:text-properties fo:font-size="12pt" style:font-size-asian="12pt" style:font-size-complex="12pt"/>
    </style:style>
    <style:style style:name="P869" style:parent-style-name="Standard" style:family="paragraph">
      <style:paragraph-properties fo:margin-left="0.5in" fo:text-indent="0.5in">
        <style:tab-stops/>
      </style:paragraph-properties>
    </style:style>
    <style:style style:name="T870" style:parent-style-name="DefaultParagraphFont" style:family="text">
      <style:text-properties fo:font-size="12pt" style:font-size-asian="12pt" style:font-size-complex="12pt"/>
    </style:style>
    <style:style style:name="P871" style:parent-style-name="Standard" style:family="paragraph">
      <style:paragraph-properties fo:margin-left="0.5in" fo:text-indent="0.5in">
        <style:tab-stops/>
      </style:paragraph-properties>
    </style:style>
    <style:style style:name="T872" style:parent-style-name="DefaultParagraphFont" style:family="text">
      <style:text-properties fo:font-size="12pt" style:font-size-asian="12pt" style:font-size-complex="12pt"/>
    </style:style>
    <style:style style:name="P873" style:parent-style-name="Standard" style:family="paragraph">
      <style:paragraph-properties fo:margin-left="0.5in" fo:text-indent="0.5in">
        <style:tab-stops/>
      </style:paragraph-properties>
    </style:style>
    <style:style style:name="T874" style:parent-style-name="DefaultParagraphFont" style:family="text">
      <style:text-properties fo:font-size="12pt" style:font-size-asian="12pt" style:font-size-complex="12pt"/>
    </style:style>
    <style:style style:name="P875" style:parent-style-name="Standard" style:family="paragraph">
      <style:paragraph-properties fo:margin-left="0.5in" fo:text-indent="0.5in">
        <style:tab-stops/>
      </style:paragraph-properties>
    </style:style>
    <style:style style:name="T876" style:parent-style-name="DefaultParagraphFont" style:family="text">
      <style:text-properties fo:font-size="12pt" style:font-size-asian="12pt" style:font-size-complex="12pt"/>
    </style:style>
    <style:style style:name="T877" style:parent-style-name="DefaultParagraphFont" style:family="text">
      <style:text-properties fo:font-size="12pt" style:font-size-asian="12pt" style:font-size-complex="12pt"/>
    </style:style>
    <style:style style:name="P878" style:parent-style-name="Standard" style:family="paragraph">
      <style:paragraph-properties fo:margin-left="0.5in" fo:text-indent="0.5in">
        <style:tab-stops/>
      </style:paragraph-properties>
    </style:style>
    <style:style style:name="T879" style:parent-style-name="DefaultParagraphFont" style:family="text">
      <style:text-properties fo:font-size="12pt" style:font-size-asian="12pt" style:font-size-complex="12pt"/>
    </style:style>
    <style:style style:name="T880" style:parent-style-name="DefaultParagraphFont" style:family="text">
      <style:text-properties fo:font-size="12pt" style:font-size-asian="12pt" style:font-size-complex="12pt"/>
    </style:style>
    <style:style style:name="P881" style:parent-style-name="Standard" style:family="paragraph">
      <style:paragraph-properties fo:margin-left="0.5in" fo:text-indent="0.5in">
        <style:tab-stops/>
      </style:paragraph-properties>
    </style:style>
    <style:style style:name="T882" style:parent-style-name="DefaultParagraphFont" style:family="text">
      <style:text-properties fo:font-size="12pt" style:font-size-asian="12pt" style:font-size-complex="12pt"/>
    </style:style>
    <style:style style:name="T883" style:parent-style-name="DefaultParagraphFont" style:family="text">
      <style:text-properties fo:font-size="12pt" style:font-size-asian="12pt" style:font-size-complex="12pt"/>
    </style:style>
    <style:style style:name="P884" style:parent-style-name="Standard" style:family="paragraph">
      <style:text-properties fo:font-size="12pt" style:font-size-asian="12pt" style:font-size-complex="12pt"/>
    </style:style>
    <style:style style:name="T885" style:parent-style-name="DefaultParagraphFont" style:family="text">
      <style:text-properties fo:font-weight="bold" style:font-weight-asian="bold" style:font-weight-complex="bold" fo:font-size="12pt" style:font-size-asian="12pt" style:font-size-complex="12pt"/>
    </style:style>
    <style:style style:name="P886" style:parent-style-name="Standard" style:family="paragraph">
      <style:text-properties fo:font-weight="bold" style:font-weight-asian="bold" style:font-weight-complex="bold" fo:font-size="12pt" style:font-size-asian="12pt" style:font-size-complex="12pt"/>
    </style:style>
    <style:style style:name="T887" style:parent-style-name="DefaultParagraphFont" style:family="text">
      <style:text-properties fo:font-size="12pt" style:font-size-asian="12pt" style:font-size-complex="12pt"/>
    </style:style>
    <style:style style:name="P888" style:parent-style-name="Standard" style:family="paragraph">
      <style:text-properties fo:font-weight="bold" style:font-weight-asian="bold" style:font-weight-complex="bold" fo:font-size="12pt" style:font-size-asian="12pt" style:font-size-complex="12pt"/>
    </style:style>
    <style:style style:name="T889" style:parent-style-name="DefaultParagraphFont" style:family="text">
      <style:text-properties fo:font-size="12pt" style:font-size-asian="12pt" style:font-size-complex="12pt"/>
    </style:style>
    <style:style style:name="T890" style:parent-style-name="DefaultParagraphFont" style:family="text">
      <style:text-properties fo:font-size="12pt" style:font-size-asian="12pt" style:font-size-complex="12pt"/>
    </style:style>
    <style:style style:name="T891" style:parent-style-name="DefaultParagraphFont" style:family="text">
      <style:text-properties fo:font-size="12pt" style:font-size-asian="12pt" style:font-size-complex="12pt"/>
    </style:style>
    <style:style style:name="T892" style:parent-style-name="DefaultParagraphFont" style:family="text">
      <style:text-properties fo:font-size="12pt" style:font-size-asian="12pt" style:font-size-complex="12pt"/>
    </style:style>
    <style:style style:name="T893" style:parent-style-name="DefaultParagraphFont" style:family="text">
      <style:text-properties fo:font-size="12pt" style:font-size-asian="12pt" style:font-size-complex="12pt"/>
    </style:style>
    <style:style style:name="T894" style:parent-style-name="DefaultParagraphFont" style:family="text">
      <style:text-properties fo:font-size="12pt" style:font-size-asian="12pt" style:font-size-complex="12pt"/>
    </style:style>
    <style:style style:name="T895" style:parent-style-name="DefaultParagraphFont" style:family="text">
      <style:text-properties fo:font-size="12pt" style:font-size-asian="12pt" style:font-size-complex="12pt"/>
    </style:style>
    <style:style style:name="P896" style:parent-style-name="Standard" style:family="paragraph">
      <style:text-properties fo:font-size="12pt" style:font-size-asian="12pt" style:font-size-complex="12pt"/>
    </style:style>
    <style:style style:name="T897" style:parent-style-name="DefaultParagraphFont" style:family="text">
      <style:text-properties fo:font-size="12pt" style:font-size-asian="12pt" style:font-size-complex="12pt"/>
    </style:style>
    <style:style style:name="P898" style:parent-style-name="Standard" style:family="paragraph">
      <style:text-properties fo:font-size="12pt" style:font-size-asian="12pt" style:font-size-complex="12pt"/>
    </style:style>
    <style:style style:name="T899" style:parent-style-name="DefaultParagraphFont" style:family="text">
      <style:text-properties fo:font-size="12pt" style:font-size-asian="12pt" style:font-size-complex="12pt"/>
    </style:style>
    <style:style style:name="T900" style:parent-style-name="DefaultParagraphFont" style:family="text">
      <style:text-properties fo:font-size="12pt" style:font-size-asian="12pt" style:font-size-complex="12pt"/>
    </style:style>
    <style:style style:name="T901" style:parent-style-name="DefaultParagraphFont" style:family="text">
      <style:text-properties fo:font-size="12pt" style:font-size-asian="12pt" style:font-size-complex="12pt"/>
    </style:style>
    <style:style style:name="P902" style:parent-style-name="Standard" style:family="paragraph">
      <style:text-properties fo:font-size="12pt" style:font-size-asian="12pt" style:font-size-complex="12pt"/>
    </style:style>
    <style:style style:name="T903" style:parent-style-name="DefaultParagraphFont" style:family="text">
      <style:text-properties fo:font-size="12pt" style:font-size-asian="12pt" style:font-size-complex="12pt"/>
    </style:style>
    <style:style style:name="T904" style:parent-style-name="DefaultParagraphFont" style:family="text">
      <style:text-properties fo:font-weight="bold" style:font-weight-asian="bold" style:font-weight-complex="bold"/>
    </style:style>
    <style:style style:name="T905" style:parent-style-name="DefaultParagraphFont" style:family="text">
      <style:text-properties fo:font-weight="bold" style:font-weight-asian="bold" style:font-weight-complex="bold" fo:font-size="12pt" style:font-size-asian="12pt" style:font-size-complex="12pt"/>
    </style:style>
    <style:style style:name="P906" style:parent-style-name="Standard" style:family="paragraph">
      <style:text-properties fo:font-weight="bold" style:font-weight-asian="bold" style:font-weight-complex="bold" fo:font-size="12pt" style:font-size-asian="12pt" style:font-size-complex="12pt"/>
    </style:style>
    <style:style style:name="T907" style:parent-style-name="DefaultParagraphFont" style:family="text">
      <style:text-properties fo:font-weight="bold" style:font-weight-asian="bold" style:font-weight-complex="bold" fo:font-size="12pt" style:font-size-asian="12pt" style:font-size-complex="12pt"/>
    </style:style>
    <style:style style:name="T908" style:parent-style-name="DefaultParagraphFont" style:family="text">
      <style:text-properties fo:font-size="12pt" style:font-size-asian="12pt" style:font-size-complex="12pt"/>
    </style:style>
    <style:style style:name="T909" style:parent-style-name="DefaultParagraphFont" style:family="text">
      <style:text-properties fo:font-weight="bold" style:font-weight-asian="bold" style:font-weight-complex="bold" fo:font-size="12pt" style:font-size-asian="12pt" style:font-size-complex="12pt"/>
    </style:style>
    <style:style style:name="T910" style:parent-style-name="DefaultParagraphFont" style:family="text">
      <style:text-properties fo:font-weight="bold" style:font-weight-asian="bold" style:font-weight-complex="bold" fo:font-size="12pt" style:font-size-asian="12pt" style:font-size-complex="12pt"/>
    </style:style>
    <style:style style:name="T911" style:parent-style-name="DefaultParagraphFont" style:family="text">
      <style:text-properties fo:font-size="12pt" style:font-size-asian="12pt" style:font-size-complex="12pt"/>
    </style:style>
    <style:style style:name="T912" style:parent-style-name="DefaultParagraphFont" style:family="text">
      <style:text-properties fo:font-size="12pt" style:font-size-asian="12pt" style:font-size-complex="12pt"/>
    </style:style>
    <style:style style:name="T913" style:parent-style-name="DefaultParagraphFont" style:family="text">
      <style:text-properties fo:font-weight="bold" style:font-weight-asian="bold" style:font-weight-complex="bold" fo:font-size="12pt" style:font-size-asian="12pt" style:font-size-complex="12pt"/>
    </style:style>
    <style:style style:name="T914" style:parent-style-name="DefaultParagraphFont" style:family="text">
      <style:text-properties fo:font-size="12pt" style:font-size-asian="12pt" style:font-size-complex="12pt"/>
    </style:style>
    <style:style style:name="P915" style:parent-style-name="Standard" style:family="paragraph">
      <style:text-properties fo:font-weight="bold" style:font-weight-asian="bold" style:font-weight-complex="bold" fo:font-size="12pt" style:font-size-asian="12pt" style:font-size-complex="12pt"/>
    </style:style>
    <style:style style:name="T916" style:parent-style-name="DefaultParagraphFont" style:family="text">
      <style:text-properties fo:font-weight="bold" style:font-weight-asian="bold" style:font-weight-complex="bold" fo:font-size="12pt" style:font-size-asian="12pt" style:font-size-complex="12pt"/>
    </style:style>
    <style:style style:name="T917" style:parent-style-name="DefaultParagraphFont" style:family="text">
      <style:text-properties fo:font-size="12pt" style:font-size-asian="12pt" style:font-size-complex="12pt"/>
    </style:style>
    <style:style style:name="T918" style:parent-style-name="DefaultParagraphFont" style:family="text">
      <style:text-properties fo:font-weight="bold" style:font-weight-asian="bold" style:font-weight-complex="bold" fo:font-size="12pt" style:font-size-asian="12pt" style:font-size-complex="12pt"/>
    </style:style>
    <style:style style:name="T919" style:parent-style-name="DefaultParagraphFont" style:family="text">
      <style:text-properties fo:font-size="12pt" style:font-size-asian="12pt" style:font-size-complex="12pt"/>
    </style:style>
    <style:style style:name="P920" style:parent-style-name="Standard" style:family="paragraph">
      <style:text-properties fo:font-size="12pt" style:font-size-asian="12pt" style:font-size-complex="12pt"/>
    </style:style>
    <style:style style:name="T921" style:parent-style-name="DefaultParagraphFont" style:family="text">
      <style:text-properties fo:font-size="12pt" style:font-size-asian="12pt" style:font-size-complex="12pt"/>
    </style:style>
    <style:style style:name="T922" style:parent-style-name="DefaultParagraphFont" style:family="text">
      <style:text-properties fo:font-weight="bold" style:font-weight-asian="bold" style:font-weight-complex="bold"/>
    </style:style>
    <style:style style:name="T923" style:parent-style-name="DefaultParagraphFont" style:family="text">
      <style:text-properties fo:font-weight="bold" style:font-weight-asian="bold" style:font-weight-complex="bold" fo:font-size="12pt" style:font-size-asian="12pt" style:font-size-complex="12pt"/>
    </style:style>
    <style:style style:name="T924" style:parent-style-name="DefaultParagraphFont" style:family="text">
      <style:text-properties fo:font-size="12pt" style:font-size-asian="12pt" style:font-size-complex="12pt"/>
    </style:style>
    <style:style style:name="T925" style:parent-style-name="DefaultParagraphFont" style:family="text">
      <style:text-properties fo:font-weight="bold" style:font-weight-asian="bold" style:font-weight-complex="bold" fo:font-size="12pt" style:font-size-asian="12pt" style:font-size-complex="12pt"/>
    </style:style>
    <style:style style:name="T926" style:parent-style-name="DefaultParagraphFont" style:family="text">
      <style:text-properties fo:font-size="12pt" style:font-size-asian="12pt" style:font-size-complex="12pt"/>
    </style:style>
    <style:style style:name="T927" style:parent-style-name="DefaultParagraphFont" style:family="text">
      <style:text-properties fo:font-size="12pt" style:font-size-asian="12pt" style:font-size-complex="12pt"/>
    </style:style>
    <style:style style:name="T928" style:parent-style-name="DefaultParagraphFont" style:family="text">
      <style:text-properties fo:font-size="12pt" style:font-size-asian="12pt" style:font-size-complex="12pt"/>
    </style:style>
    <style:style style:name="T929" style:parent-style-name="DefaultParagraphFont" style:family="text">
      <style:text-properties fo:font-weight="bold" style:font-weight-asian="bold" style:font-weight-complex="bold" fo:font-size="12pt" style:font-size-asian="12pt" style:font-size-complex="12pt"/>
    </style:style>
    <style:style style:name="T930" style:parent-style-name="DefaultParagraphFont" style:family="text">
      <style:text-properties fo:font-size="12pt" style:font-size-asian="12pt" style:font-size-complex="12pt"/>
    </style:style>
    <style:style style:name="T931" style:parent-style-name="DefaultParagraphFont" style:family="text">
      <style:text-properties fo:font-weight="bold" style:font-weight-asian="bold" style:font-weight-complex="bold" fo:font-size="12pt" style:font-size-asian="12pt" style:font-size-complex="12pt"/>
    </style:style>
    <style:style style:name="T932" style:parent-style-name="DefaultParagraphFont" style:family="text">
      <style:text-properties fo:font-weight="bold" style:font-weight-asian="bold" style:font-weight-complex="bold" fo:font-size="12pt" style:font-size-asian="12pt" style:font-size-complex="12pt"/>
    </style:style>
    <style:style style:name="T933" style:parent-style-name="DefaultParagraphFont" style:family="text">
      <style:text-properties fo:font-size="12pt" style:font-size-asian="12pt" style:font-size-complex="12pt"/>
    </style:style>
    <style:style style:name="T934" style:parent-style-name="DefaultParagraphFont" style:family="text">
      <style:text-properties fo:font-weight="bold" style:font-weight-asian="bold" style:font-weight-complex="bold" fo:font-size="12pt" style:font-size-asian="12pt" style:font-size-complex="12pt"/>
    </style:style>
    <style:style style:name="T935" style:parent-style-name="DefaultParagraphFont" style:family="text">
      <style:text-properties fo:font-size="12pt" style:font-size-asian="12pt" style:font-size-complex="12pt"/>
    </style:style>
    <style:style style:name="T936" style:parent-style-name="DefaultParagraphFont" style:family="text">
      <style:text-properties fo:font-size="12pt" style:font-size-asian="12pt" style:font-size-complex="12pt"/>
    </style:style>
    <style:style style:name="T937" style:parent-style-name="DefaultParagraphFont" style:family="text">
      <style:text-properties fo:font-weight="bold" style:font-weight-asian="bold" style:font-weight-complex="bold" fo:font-size="12pt" style:font-size-asian="12pt" style:font-size-complex="12pt"/>
    </style:style>
    <style:style style:name="T938" style:parent-style-name="DefaultParagraphFont" style:family="text">
      <style:text-properties fo:font-size="12pt" style:font-size-asian="12pt" style:font-size-complex="12pt"/>
    </style:style>
    <style:style style:name="T939" style:parent-style-name="DefaultParagraphFont" style:family="text">
      <style:text-properties fo:font-size="12pt" style:font-size-asian="12pt" style:font-size-complex="12pt"/>
    </style:style>
    <style:style style:name="T940" style:parent-style-name="DefaultParagraphFont" style:family="text">
      <style:text-properties fo:font-size="12pt" style:font-size-asian="12pt" style:font-size-complex="12pt"/>
    </style:style>
    <style:style style:name="T941" style:parent-style-name="DefaultParagraphFont" style:family="text">
      <style:text-properties fo:font-size="12pt" style:font-size-asian="12pt" style:font-size-complex="12pt"/>
    </style:style>
    <style:style style:name="T942" style:parent-style-name="DefaultParagraphFont" style:family="text">
      <style:text-properties fo:font-size="12pt" style:font-size-asian="12pt" style:font-size-complex="12pt"/>
    </style:style>
    <style:style style:name="T943" style:parent-style-name="DefaultParagraphFont" style:family="text">
      <style:text-properties fo:font-weight="bold" style:font-weight-asian="bold" style:font-weight-complex="bold" fo:font-size="12pt" style:font-size-asian="12pt" style:font-size-complex="12pt"/>
    </style:style>
    <style:style style:name="T944" style:parent-style-name="DefaultParagraphFont" style:family="text">
      <style:text-properties fo:font-size="12pt" style:font-size-asian="12pt" style:font-size-complex="12pt"/>
    </style:style>
    <style:style style:name="P945" style:parent-style-name="Standard" style:family="paragraph">
      <style:text-properties fo:font-size="12pt" style:font-size-asian="12pt" style:font-size-complex="12pt"/>
    </style:style>
    <style:style style:name="T946" style:parent-style-name="DefaultParagraphFont" style:family="text">
      <style:text-properties fo:font-weight="bold" style:font-weight-asian="bold" style:font-weight-complex="bold" fo:font-size="12pt" style:font-size-asian="12pt" style:font-size-complex="12pt"/>
    </style:style>
    <style:style style:name="T947" style:parent-style-name="DefaultParagraphFont" style:family="text">
      <style:text-properties fo:font-size="12pt" style:font-size-asian="12pt" style:font-size-complex="12pt"/>
    </style:style>
    <style:style style:name="T948" style:parent-style-name="DefaultParagraphFont" style:family="text">
      <style:text-properties fo:font-weight="bold" style:font-weight-asian="bold" style:font-weight-complex="bold"/>
    </style:style>
    <style:style style:name="T949" style:parent-style-name="DefaultParagraphFont" style:family="text">
      <style:text-properties fo:font-weight="bold" style:font-weight-asian="bold" style:font-weight-complex="bold" fo:font-size="12pt" style:font-size-asian="12pt" style:font-size-complex="12pt"/>
    </style:style>
    <style:style style:name="T950" style:parent-style-name="DefaultParagraphFont" style:family="text">
      <style:text-properties fo:font-size="12pt" style:font-size-asian="12pt" style:font-size-complex="12pt"/>
    </style:style>
    <style:style style:name="T951" style:parent-style-name="DefaultParagraphFont" style:family="text">
      <style:text-properties fo:font-size="12pt" style:font-size-asian="12pt" style:font-size-complex="12pt"/>
    </style:style>
    <style:style style:name="T952" style:parent-style-name="DefaultParagraphFont" style:family="text">
      <style:text-properties fo:font-size="12pt" style:font-size-asian="12pt" style:font-size-complex="12pt"/>
    </style:style>
    <style:style style:name="T953" style:parent-style-name="DefaultParagraphFont" style:family="text">
      <style:text-properties fo:font-weight="bold" style:font-weight-asian="bold" style:font-weight-complex="bold" fo:font-size="12pt" style:font-size-asian="12pt" style:font-size-complex="12pt"/>
    </style:style>
    <style:style style:name="T954" style:parent-style-name="DefaultParagraphFont" style:family="text">
      <style:text-properties fo:font-size="12pt" style:font-size-asian="12pt" style:font-size-complex="12pt"/>
    </style:style>
    <style:style style:name="T955" style:parent-style-name="DefaultParagraphFont" style:family="text">
      <style:text-properties fo:font-size="12pt" style:font-size-asian="12pt" style:font-size-complex="12pt"/>
    </style:style>
    <style:style style:name="T956" style:parent-style-name="DefaultParagraphFont" style:family="text">
      <style:text-properties fo:font-size="12pt" style:font-size-asian="12pt" style:font-size-complex="12pt"/>
    </style:style>
    <style:style style:name="T957" style:parent-style-name="DefaultParagraphFont" style:family="text">
      <style:text-properties fo:font-weight="bold" style:font-weight-asian="bold" style:font-weight-complex="bold" fo:font-size="12pt" style:font-size-asian="12pt" style:font-size-complex="12pt"/>
    </style:style>
    <style:style style:name="T958" style:parent-style-name="DefaultParagraphFont" style:family="text">
      <style:text-properties fo:font-size="12pt" style:font-size-asian="12pt" style:font-size-complex="12pt"/>
    </style:style>
    <style:style style:name="T959" style:parent-style-name="DefaultParagraphFont" style:family="text">
      <style:text-properties fo:font-size="12pt" style:font-size-asian="12pt" style:font-size-complex="12pt"/>
    </style:style>
    <style:style style:name="T960" style:parent-style-name="DefaultParagraphFont" style:family="text">
      <style:text-properties fo:font-size="12pt" style:font-size-asian="12pt" style:font-size-complex="12pt"/>
    </style:style>
    <style:style style:name="P961" style:parent-style-name="Standard" style:family="paragraph">
      <style:text-properties fo:font-weight="bold" style:font-weight-asian="bold" style:font-weight-complex="bold"/>
    </style:style>
    <style:style style:name="T962" style:parent-style-name="DefaultParagraphFont" style:family="text">
      <style:text-properties fo:font-weight="bold" style:font-weight-asian="bold" style:font-weight-complex="bold"/>
    </style:style>
    <style:style style:name="T963" style:parent-style-name="DefaultParagraphFont" style:family="text">
      <style:text-properties fo:font-size="12pt" style:font-size-asian="12pt" style:font-size-complex="12pt"/>
    </style:style>
    <style:style style:name="T964" style:parent-style-name="DefaultParagraphFont" style:family="text">
      <style:text-properties fo:font-style="italic" style:font-style-asian="italic" style:font-style-complex="italic" fo:font-size="12pt" style:font-size-asian="12pt" style:font-size-complex="12pt"/>
    </style:style>
    <style:style style:name="T965" style:parent-style-name="DefaultParagraphFont" style:family="text">
      <style:text-properties fo:font-size="12pt" style:font-size-asian="12pt" style:font-size-complex="12pt"/>
    </style:style>
    <style:style style:name="T966" style:parent-style-name="DefaultParagraphFont" style:family="text">
      <style:text-properties fo:font-weight="bold" style:font-weight-asian="bold" style:font-weight-complex="bold" fo:font-size="12pt" style:font-size-asian="12pt" style:font-size-complex="12pt"/>
    </style:style>
    <style:style style:name="T967" style:parent-style-name="DefaultParagraphFont" style:family="text">
      <style:text-properties fo:font-size="12pt" style:font-size-asian="12pt" style:font-size-complex="12pt"/>
    </style:style>
    <style:style style:name="P968" style:parent-style-name="Standard" style:family="paragraph">
      <style:text-properties fo:font-size="12pt" style:font-size-asian="12pt" style:font-size-complex="12pt"/>
    </style:style>
    <style:style style:name="T969" style:parent-style-name="DefaultParagraphFont" style:family="text">
      <style:text-properties fo:font-size="12pt" style:font-size-asian="12pt" style:font-size-complex="12pt"/>
    </style:style>
    <style:style style:name="T970" style:parent-style-name="DefaultParagraphFont" style:family="text">
      <style:text-properties fo:font-size="12pt" style:font-size-asian="12pt" style:font-size-complex="12pt"/>
    </style:style>
    <style:style style:name="T971" style:parent-style-name="DefaultParagraphFont" style:family="text">
      <style:text-properties fo:font-weight="bold" style:font-weight-asian="bold" style:font-weight-complex="bold" fo:font-size="12pt" style:font-size-asian="12pt" style:font-size-complex="12pt"/>
    </style:style>
    <style:style style:name="T972" style:parent-style-name="DefaultParagraphFont" style:family="text">
      <style:text-properties fo:font-size="12pt" style:font-size-asian="12pt" style:font-size-complex="12pt"/>
    </style:style>
    <style:style style:name="P973" style:parent-style-name="Standard" style:family="paragraph">
      <style:text-properties fo:font-size="12pt" style:font-size-asian="12pt" style:font-size-complex="12pt"/>
    </style:style>
    <style:style style:name="T974" style:parent-style-name="DefaultParagraphFont" style:family="text">
      <style:text-properties fo:font-size="12pt" style:font-size-asian="12pt" style:font-size-complex="12pt"/>
    </style:style>
    <style:style style:name="T975" style:parent-style-name="DefaultParagraphFont" style:family="text">
      <style:text-properties fo:font-size="12pt" style:font-size-asian="12pt" style:font-size-complex="12pt"/>
    </style:style>
    <style:style style:name="T976" style:parent-style-name="DefaultParagraphFont" style:family="text">
      <style:text-properties fo:font-weight="bold" style:font-weight-asian="bold" style:font-weight-complex="bold" fo:font-size="12pt" style:font-size-asian="12pt" style:font-size-complex="12pt"/>
    </style:style>
    <style:style style:name="T977" style:parent-style-name="DefaultParagraphFont" style:family="text">
      <style:text-properties fo:font-size="12pt" style:font-size-asian="12pt" style:font-size-complex="12pt"/>
    </style:style>
    <style:style style:name="P978" style:parent-style-name="Standard" style:family="paragraph">
      <style:text-properties fo:font-size="12pt" style:font-size-asian="12pt" style:font-size-complex="12pt"/>
    </style:style>
    <style:style style:name="P979" style:parent-style-name="Standard" style:family="paragraph">
      <style:text-properties fo:font-weight="bold" style:font-weight-asian="bold" style:font-weight-complex="bold"/>
    </style:style>
    <style:style style:name="T980" style:parent-style-name="DefaultParagraphFont" style:family="text">
      <style:text-properties fo:font-weight="bold" style:font-weight-asian="bold" style:font-weight-complex="bold" fo:font-size="12pt" style:font-size-asian="12pt" style:font-size-complex="12pt"/>
    </style:style>
    <style:style style:name="T981" style:parent-style-name="DefaultParagraphFont" style:family="text">
      <style:text-properties fo:font-weight="bold" style:font-weight-asian="bold" style:font-weight-complex="bold" fo:font-size="12pt" style:font-size-asian="12pt" style:font-size-complex="12pt"/>
    </style:style>
    <style:style style:name="T982" style:parent-style-name="DefaultParagraphFont" style:family="text">
      <style:text-properties fo:font-size="12pt" style:font-size-asian="12pt" style:font-size-complex="12pt"/>
    </style:style>
    <style:style style:name="T983" style:parent-style-name="DefaultParagraphFont" style:family="text">
      <style:text-properties fo:font-weight="bold" style:font-weight-asian="bold" style:font-weight-complex="bold" fo:font-size="12pt" style:font-size-asian="12pt" style:font-size-complex="12pt"/>
    </style:style>
    <style:style style:name="P984" style:parent-style-name="Standard" style:family="paragraph">
      <style:text-properties fo:font-size="12pt" style:font-size-asian="12pt" style:font-size-complex="12pt"/>
    </style:style>
    <style:style style:name="T985" style:parent-style-name="DefaultParagraphFont" style:family="text">
      <style:text-properties fo:font-weight="bold" style:font-weight-asian="bold" style:font-weight-complex="bold" fo:font-size="12pt" style:font-size-asian="12pt" style:font-size-complex="12pt"/>
    </style:style>
    <style:style style:name="T986" style:parent-style-name="DefaultParagraphFont" style:family="text">
      <style:text-properties fo:font-size="12pt" style:font-size-asian="12pt" style:font-size-complex="12pt"/>
    </style:style>
    <style:style style:name="T987" style:parent-style-name="DefaultParagraphFont" style:family="text">
      <style:text-properties fo:font-weight="bold" style:font-weight-asian="bold" style:font-weight-complex="bold" fo:font-size="12pt" style:font-size-asian="12pt" style:font-size-complex="12pt"/>
    </style:style>
    <style:style style:name="P988" style:parent-style-name="Standard" style:family="paragraph">
      <style:text-properties fo:font-size="12pt" style:font-size-asian="12pt" style:font-size-complex="12pt"/>
    </style:style>
    <style:style style:name="T989" style:parent-style-name="DefaultParagraphFont" style:family="text">
      <style:text-properties fo:font-weight="bold" style:font-weight-asian="bold" style:font-weight-complex="bold" fo:font-size="12pt" style:font-size-asian="12pt" style:font-size-complex="12pt"/>
    </style:style>
    <style:style style:name="T990" style:parent-style-name="DefaultParagraphFont" style:family="text">
      <style:text-properties fo:font-size="12pt" style:font-size-asian="12pt" style:font-size-complex="12pt"/>
    </style:style>
    <style:style style:name="T991" style:parent-style-name="DefaultParagraphFont" style:family="text">
      <style:text-properties fo:font-weight="bold" style:font-weight-asian="bold" style:font-weight-complex="bold" fo:font-size="12pt" style:font-size-asian="12pt" style:font-size-complex="12pt"/>
    </style:style>
    <style:style style:name="P992" style:parent-style-name="Standard" style:family="paragraph">
      <style:paragraph-properties fo:line-height="100%"/>
    </style:style>
    <style:style style:name="P993" style:parent-style-name="Standard" style:family="paragraph">
      <style:paragraph-properties fo:line-height="100%"/>
    </style:style>
    <style:style style:name="P994" style:parent-style-name="Standard" style:family="paragraph">
      <style:paragraph-properties fo:line-height="100%"/>
    </style:style>
    <style:style style:name="P995" style:parent-style-name="Standard" style:family="paragraph">
      <style:paragraph-properties fo:line-height="100%"/>
    </style:style>
    <style:style style:name="P996" style:parent-style-name="Standard" style:family="paragraph">
      <style:paragraph-properties fo:line-height="100%"/>
    </style:style>
    <style:style style:name="P997" style:parent-style-name="Standard" style:family="paragraph">
      <style:paragraph-properties fo:line-height="100%"/>
    </style:style>
  </office:automatic-styles>
  <office:body>
    <office:text text:use-soft-page-breaks="true">
      <text:p text:style-name="P1"><text:span text:style-name="T2">Work Breakdown:</text:span></text:p>
      <text:p text:style-name="Standard"><text:span text:style-name="T3">Mobile Units: Callum</text:span></text:p>
      <text:p text:style-name="Standard"><text:span text:style-name="T4">Static Units: Kevin</text:span></text:p>
      <text:p text:style-name="Standard"><text:span text:style-name="T5">Server Side: Darry</text:span></text:p>
      <text:p text:style-name="Standard"><text:span text:style-name="T6">Client Side: Steve</text:span></text:p>
      <text:p text:style-name="P7"/>
      <text:p text:style-name="Standard"><text:span text:style-name="T8">Base class, Mobile Unit.</text:span></text:p>
      <text:p text:style-name="P9"/>
      <text:p text:style-name="Standard"><text:span text:style-name="T10">(Does the base unit have attack related stats?)</text:span></text:p>
      <text:p text:style-name="Standard"><text:span text:style-name="T11"><text:s/></text:span></text:p>
      <text:p text:style-name="P12"/>
      <text:p text:style-name="Standard"><text:span text:style-name="T13">Mobile Unit inherits from Unit, also includes a movement speed.</text:span></text:p>
      <text:p text:style-name="Standard"><text:span text:style-name="T14">Includes creeps and players.</text:span></text:p>
      <text:p text:style-name="P15"/>
      <text:p text:style-name="Standard"><text:span text:style-name="T16">Functions:<text:s/></text:span></text:p>
      <text:p text:style-name="P17"/>
      <text:p text:style-name="Standard"><text:span text:style-name="T18">Run; responsible for executing all functions related to controlling the unit</text:span></text:p>
      <text:p text:style-name="Standard"><text:span text:style-name="T19">in a loop for the duration of the game. <text:s/>This would include user input for players,</text:span></text:p>
      <text:p text:style-name="Standard"><text:span text:style-name="T20">AI for creeps, etc.</text:span></text:p>
      <text:p text:style-name="P21"/>
      <text:p text:style-name="P22"/>
      <text:p text:style-name="P23"/>
      <text:p text:style-name="Standard"><text:span text:style-name="T24">Creep, using AI functions:</text:span></text:p>
      <text:p text:style-name="Standard"><text:span text:style-name="T25">Run(){</text:span></text:p>
      <text:p text:style-name="Standard"><text:span text:style-name="T26"><text:s text:c="5"/></text:span></text:p>
      <text:p text:style-name="Standard"><text:span text:style-name="T27">}</text:span></text:p>
      <text:p text:style-name="P28"/>
      <text:p text:style-name="P29"/>
      <text:p text:style-name="Standard"><text:span text:style-name="T30">Update; will send all information that the server would require about that unit.</text:span></text:p>
      <text:p text:style-name="Standard"><text:span text:style-name="T31">Could include things like x and y position, hp, movement direction, etc.</text:span></text:p>
      <text:p text:style-name="Standard"><text:span text:style-name="T32">Might take in a struct, fill it, then send.</text:span></text:p>
      <text:p text:style-name="P33"/>
      <text:p text:style-name="Standard"><text:span text:style-name="T34">Example:</text:span></text:p>
      <text:p text:style-name="P35"/>
      <text:p text:style-name="Standard"><text:span text:style-name="T36">Update(player struct){</text:span></text:p>
      <text:p text:style-name="Standard"><text:span text:style-name="T37"><text:s text:c="5"/>fill struct with required stats from player unit</text:span></text:p>
      <text:p text:style-name="Standard"><text:span text:style-name="T38"><text:s text:c="5"/></text:span></text:p>
      <text:p text:style-name="Standard"><text:span text:style-name="T39"><text:s text:c="5"/>send struct over network</text:span></text:p>
      <text:p text:style-name="Standard"><text:span text:style-name="T40">}</text:span></text:p>
      <text:p text:style-name="P41"/>
      <text:p text:style-name="Standard"><text:span text:style-name="T42">Movement. <text:s/>Mobile units will have a movement speed and direction.</text:span></text:p>
      <text:soft-page-break/>
      <text:p text:style-name="Standard"><text:span text:style-name="T43">Commands from the player will cause the direction to change.</text:span></text:p>
      <text:p text:style-name="Standard"><text:span text:style-name="T44">Message will be sent from Control when a movement button is pressed</text:span></text:p>
      <text:p text:style-name="P45"/>
      <text:p text:style-name="Standard"><text:span text:style-name="T46">Move(direction){</text:span></text:p>
      <text:p text:style-name="Standard"><text:span text:style-name="T47"><text:s text:c="5"/>unit.direction = direction</text:span></text:p>
      <text:p text:style-name="Standard"><text:span text:style-name="T48">}</text:span></text:p>
      <text:p text:style-name="P49"/>
      <text:p text:style-name="Standard"><text:span text:style-name="T50">Then during the next frame, the unit will move some distance in that direction based on it's movement speed.</text:span></text:p>
      <text:p text:style-name="P51"/>
      <text:p text:style-name="Standard"><text:span text:style-name="T52">Attacking is done based on a direction, from what I remember it would be with the arrow keys.</text:span></text:p>
      <text:p text:style-name="P53"/>
      <text:p text:style-name="P54"/>
      <text:p text:style-name="P55"/>
      <text:p text:style-name="Standard"><text:span text:style-name="T56">/***************************************************************************************</text:span></text:p>
      <text:p text:style-name="Standard"><text:span text:style-name="T57">* <text:s text:c="3"/></text:span><text:span text:style-name="T58">Static Units &amp; Mobile Units</text:span></text:p>
      <text:p text:style-name="Standard"><text:span text:style-name="T59">* <text:s text:c="3"/>Design Notes and Classes</text:span></text:p>
      <text:p text:style-name="Standard"><text:span text:style-name="T60">* <text:s text:c="7"/></text:span></text:p>
      <text:p text:style-name="Standard"><text:span text:style-name="T61">*</text:span></text:p>
      <text:p text:style-name="Standard"><text:span text:style-name="T62">* <text:s text:c="3"/>Designed by: Kevin Tangeman and Callum Styan</text:span></text:p>
      <text:p text:style-name="Standard"><text:span text:style-name="T63">* <text:s text:c="3"/>Date: 11/Feb/2013</text:span></text:p>
      <text:p text:style-name="Standard"><text:span text:style-name="T64">*</text:span></text:p>
      <text:p text:style-name="Standard"><text:span text:style-name="T65">* <text:s text:c="3"/>Revisions:</text:span></text:p>
      <text:p text:style-name="Standard"><text:span text:style-name="T66">* <text:s text:c="2"/></text:span><text:span text:style-name="T67"><text:tab/><text:s/>- 12/Feb/2013 - added attack damage for Tower class - KT</text:span></text:p>
      <text:p text:style-name="Standard"><text:span text:style-name="T68">* <text:s text:c="2"/></text:span><text:span text:style-name="T69"><text:tab/><text:s/>- 13/Feb/2013 - added updateServer() method for StaticUnit class - KT</text:span></text:p>
      <text:p text:style-name="Standard"><text:span text:style-name="T70">* <text:s text:c="2"/></text:span><text:span text:style-name="T71"><text:tab/><text:s/>- 14/Feb/2013 - added run() methods for Castle and Tower classes - KT</text:span></text:p>
      <text:p text:style-name="Standard"><text:span text:style-name="T72">*</text:span><text:span text:style-name="T73"><text:tab/></text:span><text:span text:style-name="T74"><text:tab/>- changed name of StaticUnit to BaseUnit since all units</text:span></text:p>
      <text:p text:style-name="Standard"><text:span text:style-name="T75">*</text:span><text:span text:style-name="T76"><text:tab/></text:span><text:span text:style-name="T77"><text:tab/>will inherit from this - KT</text:span></text:p>
      <text:p text:style-name="Standard"><text:span text:style-name="T78">*</text:span><text:span text:style-name="T79"><text:tab/><text:s/>- 21/Feb/2013 - updated buildTower() and buildCreep() - KT</text:span></text:p>
      <text:p text:style-name="Standard"><text:span text:style-name="T80">* <text:s text:c="2"/></text:span><text:span text:style-name="T81"><text:tab/><text:s/>- 22/Feb/2013 - added upgradeTower() and upgradeCreep() - KT</text:span></text:p>
      <text:p text:style-name="Standard"><text:span text:style-name="T82">* <text:s text:c="2"/></text:span><text:span text:style-name="T83"><text:tab/></text:span><text:span text:style-name="T84"><text:tab/><text:s/>- added type attributes for towers and creeps in build() and</text:span></text:p>
      <text:p text:style-name="Standard"><text:span text:style-name="T85">* <text:s text:c="2"/></text:span><text:span text:style-name="T86"><text:tab/></text:span><text:span text:style-name="T87"><text:tab/><text:s/>upgrade functions - KT</text:span></text:p>
      <text:p text:style-name="Standard"><text:span text:style-name="T88">***************************************************************************************/</text:span></text:p>
      <text:p text:style-name="P89"/>
      <text:p text:style-name="P90"/>
      <text:p text:style-name="P91"/>
      <text:p text:style-name="Standard"><text:span text:style-name="T92">//<text:s/></text:span><text:span text:style-name="T93">Unit<text:s/></text:span><text:span text:style-name="T94">- static and mobile unit classes inherit from this</text:span></text:p>
      <text:p text:style-name="Standard"><text:span text:style-name="T95">//this class will be abstract, implement some things in the static and mobile classes</text:span></text:p>
      <text:p text:style-name="Standard"><text:span text:style-name="T96">//implement other things in the tower, castle, creep, etc.</text:span></text:p>
      <text:p text:style-name="P97"/>
      <text:p text:style-name="Standard"><text:span text:style-name="T98">class Unit { <text:s text:c="2"/></text:span><text:span text:style-name="T99"><text:tab/></text:span><text:span text:style-name="T100"><text:tab/><text:s/></text:span></text:p>
      <text:p text:style-name="Standard"><text:span text:style-name="T101">public: <text:s text:c="2"/></text:span><text:span text:style-name="T102"><text:tab/></text:span><text:span text:style-name="T103"><text:tab/></text:span><text:span text:style-name="T104"><text:tab/></text:span><text:span text:style-name="T105"><text:tab/></text:span><text:span text:style-name="T106"><text:tab/><text:s/>//</text:span></text:p>
      <text:p text:style-name="Standard"><text:span text:style-name="T107"><text:s text:c="4"/>updateServer(struct unitStruct)</text:span></text:p>
      <text:p text:style-name="Standard"><text:span text:style-name="T108"><text:s text:c="4"/>{</text:span></text:p>
      <text:p text:style-name="Standard"><text:span text:style-name="T109"><text:s text:c="3"/></text:span><text:span text:style-name="T110"><text:tab/><text:s/>// 1) fill struct with required stats from unit (health points, posX, posY)</text:span></text:p>
      <text:p text:style-name="Standard"><text:span text:style-name="T111"><text:s text:c="3"/></text:span><text:span text:style-name="T112"><text:tab/><text:s/>// 2) send struct over network to server</text:span></text:p>
      <text:p text:style-name="Standard"><text:span text:style-name="T113"><text:s text:c="4"/>}</text:span></text:p>
      <text:p text:style-name="P114"/>
      <text:p text:style-name="Standard"><text:span text:style-name="T115"><text:s text:c="4"/>void setHealthPoints(int hp)</text:span></text:p>
      <text:p text:style-name="Standard"><text:span text:style-name="T116"><text:s text:c="4"/>{</text:span></text:p>
      <text:p text:style-name="Standard"><text:span text:style-name="T117"><text:s text:c="3"/></text:span><text:span text:style-name="T118"><text:tab/><text:s/>healthPoints_ += hp; <text:s text:c="3"/>// +/- hp added to unit's healthPoints</text:span></text:p>
      <text:p text:style-name="Standard"><text:span text:style-name="T119"><text:s text:c="4"/>}</text:span></text:p>
      <text:p text:style-name="Standard"><text:span text:style-name="T120"><text:s text:c="4"/></text:span></text:p>
      <text:p text:style-name="Standard"><text:span text:style-name="T121"><text:s text:c="4"/>int getHealthPoints()</text:span></text:p>
      <text:p text:style-name="Standard"><text:span text:style-name="T122"><text:s text:c="4"/>{</text:span></text:p>
      <text:p text:style-name="Standard"><text:span text:style-name="T123"><text:s text:c="3"/></text:span><text:span text:style-name="T124"><text:tab/><text:s/>return healthPoints_; <text:s text:c="3"/>// return unit's current healthPoints</text:span></text:p>
      <text:p text:style-name="Standard"><text:span text:style-name="T125"><text:s text:c="4"/>}</text:span></text:p>
      <text:p text:style-name="Standard"><text:span text:style-name="T126">//other getters/setters</text:span></text:p>
      <text:p text:style-name="P127"/>
      <text:p text:style-name="Standard"><text:span text:style-name="T128">private:</text:span></text:p>
      <text:p text:style-name="Standard"><text:span text:style-name="T129"><text:s text:c="4"/>int unitID_; <text:s text:c="2"/></text:span><text:span text:style-name="T130"><text:tab/></text:span><text:span text:style-name="T131"><text:tab/><text:s/>// id must be unique for each unit</text:span></text:p>
      <text:p text:style-name="Standard"><text:span text:style-name="T132"><text:s text:c="4"/>int teamID_; <text:s text:c="2"/></text:span><text:span text:style-name="T133"><text:tab/></text:span><text:span text:style-name="T134"><text:tab/><text:s/>// id for team the unit belongs to</text:span></text:p>
      <text:p text:style-name="Standard"><text:span text:style-name="T135"><text:s text:c="4"/>int healthPoints_; <text:s text:c="2"/></text:span><text:span text:style-name="T136"><text:tab/><text:s/>// health points for unit</text:span></text:p>
      <text:p text:style-name="Standard"><text:span text:style-name="T137"><text:s text:c="4"/>int posX_; <text:s text:c="2"/></text:span><text:span text:style-name="T138"><text:tab/></text:span><text:span text:style-name="T139"><text:tab/><text:s/>// 'x' value of x,y position on map</text:span></text:p>
      <text:p text:style-name="Standard"><text:span text:style-name="T140"><text:s text:c="4"/>int posY_; <text:s text:c="2"/></text:span><text:span text:style-name="T141"><text:tab/></text:span><text:span text:style-name="T142"><text:tab/><text:s/>// 'y' value of x,y position on map</text:span></text:p>
      <text:p text:style-name="Standard"><text:span text:style-name="T143">}</text:span></text:p>
      <text:p text:style-name="Standard"><text:span text:style-name="T144">//</text:span><text:span text:style-name="T145"><text:s/>Static Unit</text:span><text:span text:style-name="T146">, inhertis from Unit</text:span></text:p>
      <text:p text:style-name="Standard"><text:span text:style-name="T147">class definition, abstract?</text:span></text:p>
      <text:p text:style-name="Standard"><text:span text:style-name="T148">//what would only be in static units</text:span></text:p>
      <text:p text:style-name="P149"/>
      <text:p text:style-name="Standard"><text:span text:style-name="T150">//</text:span><text:span text:style-name="T151">Mobile Unit</text:span><text:span text:style-name="T152">, inherits from unit</text:span></text:p>
      <text:p text:style-name="Standard"><text:span text:style-name="T153">class definition, abstract</text:span></text:p>
      <text:p text:style-name="Standard"><text:span text:style-name="T154">//contains movement speed</text:span></text:p>
      <text:p text:style-name="P155"/>
      <text:p text:style-name="P156"/>
      <text:p text:style-name="Standard"><text:span text:style-name="T157">//</text:span><text:span text:style-name="T158">Note:<text:s/></text:span><text:span text:style-name="T159">not all functions are listed in each class, see other classes for examples of similar or common functions</text:span></text:p>
      <text:p text:style-name="P160"/>
      <text:p text:style-name="Standard"><text:span text:style-name="T161">//<text:s/></text:span><text:span text:style-name="T162">Castle Unit</text:span></text:p>
      <text:p text:style-name="Standard"><text:span text:style-name="T163">class Castle inherits from StaticUnit{</text:span></text:p>
      <text:soft-page-break/>
      <text:p text:style-name="Standard"><text:span text:style-name="T164">public:</text:span></text:p>
      <text:p text:style-name="Standard"><text:span text:style-name="T165"><text:s text:c="4"/>run()</text:span></text:p>
      <text:p text:style-name="Standard"><text:span text:style-name="T166"><text:s text:c="4"/>{</text:span></text:p>
      <text:p text:style-name="Standard"><text:span text:style-name="T167"><text:s text:c="3"/></text:span><text:span text:style-name="T168"><text:tab/><text:s/>// 1) check for attacks from enemy units, adjust healthPoints if needed</text:span></text:p>
      <text:p text:style-name="Standard"><text:span text:style-name="T169"><text:s text:c="3"/></text:span><text:span text:style-name="T170"><text:tab/><text:s/>// <text:s text:c="2"/></text:span><text:span text:style-name="T171"><text:tab/><text:s/>- how will we keep track of this?</text:span></text:p>
      <text:p text:style-name="Standard"><text:span text:style-name="T172"><text:s text:c="3"/></text:span><text:span text:style-name="T173"><text:tab/><text:s/></text:span></text:p>
      <text:p text:style-name="Standard"><text:span text:style-name="T174"><text:s text:c="3"/></text:span><text:span text:style-name="T175"><text:tab/><text:s/>// 2) check castle's healthPoints, if zero then loses game</text:span></text:p>
      <text:p text:style-name="Standard"><text:span text:style-name="T176"><text:s text:c="3"/></text:span><text:span text:style-name="T177"><text:tab/><text:s/>if(healthPoints == 0){</text:span></text:p>
      <text:p text:style-name="Standard"><text:span text:style-name="T178"><text:s text:c="3"/></text:span><text:span text:style-name="T179"><text:tab/></text:span><text:span text:style-name="T180"><text:tab/><text:s/>//call an endGame() or surrender() function</text:span></text:p>
      <text:p text:style-name="Standard"><text:span text:style-name="T181"><text:s text:c="3"/></text:span><text:span text:style-name="T182"><text:tab/><text:s/>}</text:span></text:p>
      <text:p text:style-name="Standard"><text:span text:style-name="T183"><text:s text:c="3"/></text:span><text:span text:style-name="T184"><text:tab/><text:s/></text:span></text:p>
      <text:p text:style-name="Standard"><text:span text:style-name="T185"><text:s text:c="3"/></text:span><text:span text:style-name="T186"><text:tab/><text:s/>// 3) check for user input (from Commander role)</text:span></text:p>
      <text:p text:style-name="Standard"><text:span text:style-name="T187"><text:s text:c="3"/></text:span><text:span text:style-name="T188"><text:tab/><text:s/>if(there is input){</text:span></text:p>
      <text:p text:style-name="Standard"><text:span text:style-name="T189"><text:s text:c="3"/></text:span><text:span text:style-name="T190"><text:tab/></text:span><text:span text:style-name="T191"><text:tab/><text:s/>//handle input such as build a tower or creeps</text:span></text:p>
      <text:p text:style-name="Standard"><text:span text:style-name="T192"><text:s text:c="3"/></text:span><text:span text:style-name="T193"><text:tab/><text:s/>}</text:span></text:p>
      <text:p text:style-name="Standard"><text:span text:style-name="T194"><text:s text:c="3"/></text:span><text:span text:style-name="T195"><text:tab/><text:s/></text:span></text:p>
      <text:p text:style-name="Standard"><text:span text:style-name="T196"><text:s text:c="3"/></text:span><text:span text:style-name="T197"><text:tab/><text:s/>// 4) call updateServer()</text:span></text:p>
      <text:p text:style-name="Standard"><text:span text:style-name="T198"><text:s text:c="3"/></text:span><text:span text:style-name="T199"><text:tab/><text:s/>updateServer(struct castleStruct);</text:span></text:p>
      <text:p text:style-name="Standard"><text:span text:style-name="T200"><text:s text:c="4"/>}</text:span></text:p>
      <text:p text:style-name="P201"/>
      <text:p text:style-name="Standard"><text:span text:style-name="T202"><text:s text:c="4"/>int buildTower(int x, int y, string typeTower) <text:s text:c="2"/></text:span><text:span text:style-name="T203"><text:tab/><text:s/></text:span></text:p>
      <text:p text:style-name="Standard"><text:span text:style-name="T204"><text:s text:c="4"/>{</text:span></text:p>
      <text:p text:style-name="Standard"><text:span text:style-name="T205"><text:s text:c="3"/></text:span><text:span text:style-name="T206"><text:tab/><text:s/>// 1) FIRST validate that the x, y position is valid and available on the game map **</text:span></text:p>
      <text:p text:style-name="Standard"><text:span text:style-name="T207"><text:s text:c="3"/></text:span><text:span text:style-name="T208"><text:tab/><text:s/>// 2) if resources available, generate unitID and build tower</text:span></text:p>
      <text:p text:style-name="Standard"><text:span text:style-name="T209"><text:s text:c="3"/></text:span><text:span text:style-name="T210"><text:tab/><text:s/>// 3) set teamID, typeTower, posX, posY, healthPoints, attack radius, damage and</text:span></text:p>
      <text:p text:style-name="P211"><text:span text:style-name="T212">// speed</text:span></text:p>
      <text:p text:style-name="Standard"><text:span text:style-name="T213"><text:s text:c="3"/></text:span><text:span text:style-name="T214"><text:tab/><text:s/>// 4) send all initial info on new unit to server</text:span></text:p>
      <text:p text:style-name="Standard"><text:span text:style-name="T215"><text:s text:c="3"/></text:span><text:span text:style-name="T216"><text:tab/><text:s/>// 5) if all successful, return unitID, else return -1 and set error message</text:span></text:p>
      <text:p text:style-name="Standard"><text:span text:style-name="T217"><text:s text:c="3"/></text:span><text:span text:style-name="T218"><text:tab/><text:s/>// 6) adjust team resources as appropriate</text:span></text:p>
      <text:p text:style-name="Standard"><text:span text:style-name="T219"><text:s text:c="3"/></text:span><text:span text:style-name="T220"><text:tab/><text:s/>// <text:s text:c="3"/>NOTE: For basic requirements, typeTower will default to "basic". Upgrades will<text:s/></text:span></text:p>
      <text:p text:style-name="Standard"><text:span text:style-name="T221"><text:s text:c="3"/></text:span><text:span text:style-name="T222"><text:tab/><text:s/>// <text:s text:c="2"/></text:span><text:span text:style-name="T223"><text:tab/>later provide possibility to upgrade towers using upgradeTower() function.</text:span></text:p>
      <text:p text:style-name="Standard"><text:span text:style-name="T224"><text:s text:c="4"/>}</text:span></text:p>
      <text:p text:style-name="P225"/>
      <text:p text:style-name="P226"/>
      <text:p text:style-name="Standard"><text:span text:style-name="T227"><text:s text:c="4"/>bool upgradeTower(int unitID, string typeTower) <text:s text:c="2"/></text:span><text:span text:style-name="T228"><text:tab/><text:s/>// future option</text:span></text:p>
      <text:p text:style-name="Standard"><text:span text:style-name="T229"><text:s text:c="4"/>{</text:span></text:p>
      <text:p text:style-name="Standard"><text:span text:style-name="T230"><text:s text:c="3"/></text:span><text:span text:style-name="T231"><text:tab/><text:s/>// 1) if resources available and typeTower specified is a legitimate upgrade, change<text:s/></text:span></text:p>
      <text:soft-page-break/>
      <text:p text:style-name="Standard"><text:span text:style-name="T232"><text:s text:c="3"/></text:span><text:span text:style-name="T233"><text:tab/><text:s/>// <text:s text:c="2"/></text:span><text:span text:style-name="T234"><text:tab/>current typeTower to the newly specified one</text:span></text:p>
      <text:p text:style-name="Standard"><text:span text:style-name="T235"><text:s text:c="3"/></text:span><text:span text:style-name="T236"><text:tab/><text:s/>// 2) update attackRadius_, attackSpeed_ and attackDamage_ as per new type</text:span></text:p>
      <text:p text:style-name="Standard"><text:span text:style-name="T237"><text:s text:c="3"/></text:span><text:span text:style-name="T238"><text:tab/><text:s/>// 3) if successful upgrade, return TRUE</text:span></text:p>
      <text:p text:style-name="Standard"><text:span text:style-name="T239"><text:s text:c="3"/></text:span><text:span text:style-name="T240"><text:tab/><text:s/>// 4) adjust team resources as appropriate</text:span></text:p>
      <text:p text:style-name="Standard"><text:span text:style-name="T241"><text:s text:c="3"/></text:span><text:span text:style-name="T242"><text:tab/><text:s/>// NOTE: updated info sent to server on regular update</text:span></text:p>
      <text:p text:style-name="Standard"><text:span text:style-name="T243"><text:s text:c="4"/>}</text:span></text:p>
      <text:p text:style-name="Standard"><text:span text:style-name="T244"><text:s text:c="4"/></text:span></text:p>
      <text:p text:style-name="Standard"><text:span text:style-name="T245"><text:s text:c="4"/>int buildCreep(int lane, int num, string typeCreep) <text:s text:c="2"/></text:span><text:span text:style-name="T246"><text:tab/><text:s/></text:span></text:p>
      <text:p text:style-name="Standard"><text:span text:style-name="T247"><text:s text:c="4"/>{</text:span></text:p>
      <text:p text:style-name="Standard"><text:span text:style-name="T248"><text:s text:c="3"/></text:span><text:span text:style-name="T249"><text:tab/><text:s/>// 1) if resources available, generate unitID and build a creep "num" times<text:s/></text:span></text:p>
      <text:p text:style-name="P250"><text:span text:style-name="T251">// (num default = 1)</text:span></text:p>
      <text:p text:style-name="Standard"><text:span text:style-name="T252"><text:s text:c="3"/></text:span><text:span text:style-name="T253"><text:tab/><text:s/>// 2) set teamID, typeCreep, posX, posY, healthPoints, attack attributes and</text:span></text:p>
      <text:p text:style-name="P254"><text:span text:style-name="T255">// movement speed</text:span></text:p>
      <text:p text:style-name="Standard"><text:span text:style-name="T256"><text:s text:c="3"/></text:span><text:span text:style-name="T257"><text:tab/><text:s/>// 3) send all initial info on new unit to server</text:span></text:p>
      <text:p text:style-name="Standard"><text:span text:style-name="T258"><text:s text:c="3"/></text:span><text:span text:style-name="T259"><text:tab/><text:s/>// 4) if all successful, return unitID</text:span></text:p>
      <text:p text:style-name="Standard"><text:span text:style-name="T260"><text:s text:c="3"/></text:span><text:span text:style-name="T261"><text:tab/><text:s/>// 5) adjust team resources as appropriate</text:span></text:p>
      <text:p text:style-name="Standard"><text:span text:style-name="T262"><text:s text:c="3"/></text:span><text:span text:style-name="T263"><text:tab/><text:s/>// <text:s text:c="3"/>NOTE: For basic requirements, typeCreep will default to "basic". Upgrades will<text:s/></text:span></text:p>
      <text:p text:style-name="Standard"><text:span text:style-name="T264"><text:s text:c="3"/></text:span><text:span text:style-name="T265"><text:tab/><text:s/>// <text:s text:c="2"/></text:span><text:span text:style-name="T266"><text:tab/>later provide possibility to upgrade creeps using upgradeCreep() function.</text:span></text:p>
      <text:p text:style-name="Standard"><text:span text:style-name="T267"><text:s text:c="4"/>}</text:span></text:p>
      <text:p text:style-name="P268"/>
      <text:p text:style-name="Standard"><text:span text:style-name="T269"><text:s text:c="4"/>bool upgradeCreep(int unitID, string typeCreep) <text:s text:c="2"/></text:span><text:span text:style-name="T270"><text:tab/><text:s/>// future option</text:span></text:p>
      <text:p text:style-name="Standard"><text:span text:style-name="T271"><text:s text:c="4"/>{</text:span></text:p>
      <text:p text:style-name="Standard"><text:span text:style-name="T272"><text:s text:c="3"/></text:span><text:span text:style-name="T273"><text:tab/><text:s/>// 1) if resources available and typeCreep specified is a legitimate upgrade,</text:span></text:p>
      <text:p text:style-name="Standard"><text:span text:style-name="T274"><text:s text:c="3"/></text:span><text:span text:style-name="T275"><text:tab/><text:s/>// <text:s text:c="2"/></text:span><text:span text:style-name="T276"><text:tab/>change current typeCreep to the newly specified one</text:span></text:p>
      <text:p text:style-name="Standard"><text:span text:style-name="T277"><text:s text:c="3"/></text:span><text:span text:style-name="T278"><text:tab/><text:s/>// 2) update movementSpeed_ and other creep attributes as per new type of unit</text:span></text:p>
      <text:p text:style-name="Standard"><text:span text:style-name="T279"><text:s text:c="3"/></text:span><text:span text:style-name="T280"><text:tab/><text:s/>// 3) if successful upgrade, return TRUE</text:span></text:p>
      <text:p text:style-name="Standard"><text:span text:style-name="T281"><text:s text:c="3"/></text:span><text:span text:style-name="T282"><text:tab/><text:s/>// 4) adjust team resources as appropriate</text:span></text:p>
      <text:p text:style-name="Standard"><text:span text:style-name="T283"><text:s text:c="3"/></text:span><text:span text:style-name="T284"><text:tab/><text:s/>// NOTE: updated info sent to server on regular update</text:span></text:p>
      <text:p text:style-name="Standard"><text:span text:style-name="T285"><text:s text:c="4"/>}</text:span></text:p>
      <text:p text:style-name="P286"/>
      <text:p text:style-name="Standard"><text:span text:style-name="T287">// another possible future option: upgradeCastle()</text:span></text:p>
      <text:p text:style-name="Standard"><text:span text:style-name="T288">//<text:s/></text:span><text:span text:style-name="T289"><text:tab/>could upgrade type &amp;/or defenceStrength</text:span></text:p>
      <text:p text:style-name="Standard"><text:span text:style-name="T290"><text:s text:c="4"/></text:span></text:p>
      <text:p text:style-name="Standard"><text:span text:style-name="T291"><text:s text:c="4"/>void setDefenceStrength(int ds) <text:s text:c="3"/>// defence strength factor - future option</text:span></text:p>
      <text:p text:style-name="Standard"><text:span text:style-name="T292"><text:s text:c="4"/>{</text:span></text:p>
      <text:p text:style-name="Standard"><text:span text:style-name="T293"><text:s text:c="3"/></text:span><text:span text:style-name="T294"><text:tab/><text:s/>defenceStrength_ *= ds; <text:s text:c="8"/>// increase or decrease by factor or %</text:span></text:p>
      <text:p text:style-name="Standard"><text:span text:style-name="T295"><text:s text:c="4"/>}</text:span></text:p>
      <text:p text:style-name="Standard"><text:span text:style-name="T296"><text:s text:c="4"/></text:span></text:p>
      <text:p text:style-name="Standard"><text:span text:style-name="T297"><text:s text:c="4"/>int getDefenceStrength() <text:s text:c="2"/></text:span><text:span text:style-name="T298"><text:tab/><text:s/>// future option</text:span></text:p>
      <text:p text:style-name="Standard"><text:span text:style-name="T299"><text:s text:c="4"/>{</text:span></text:p>
      <text:soft-page-break/>
      <text:p text:style-name="Standard"><text:span text:style-name="T300"><text:s text:c="3"/></text:span><text:span text:style-name="T301"><text:tab/><text:s/>return defenceStrength_; <text:s text:c="3"/>// return unit's current defenceStrength</text:span></text:p>
      <text:p text:style-name="Standard"><text:span text:style-name="T302"><text:s text:c="4"/>}</text:span></text:p>
      <text:p text:style-name="P303"/>
      <text:p text:style-name="Standard"><text:span text:style-name="T304">private:</text:span></text:p>
      <text:p text:style-name="Standard"><text:span text:style-name="T305"><text:s text:c="4"/>int playerID_; <text:s text:c="2"/></text:span><text:span text:style-name="T306"><text:tab/></text:span><text:span text:style-name="T307"><text:tab/><text:s/>// id for human player in this Castle/Commander role</text:span></text:p>
      <text:p text:style-name="Standard"><text:span text:style-name="T308"><text:s text:c="4"/>int defenceStrength_; <text:s text:c="3"/>// future option - strength multiplier, start at 1.0 or 100%</text:span></text:p>
      <text:p text:style-name="Standard"><text:span text:style-name="T309">}</text:span></text:p>
      <text:p text:style-name="P310"/>
      <text:p text:style-name="Standard"><text:span text:style-name="T311">//<text:s/></text:span><text:span text:style-name="T312">Tower Unit</text:span></text:p>
      <text:p text:style-name="Standard"><text:span text:style-name="T313">class Tower inherits from StaticUnit{</text:span></text:p>
      <text:p text:style-name="Standard"><text:span text:style-name="T314">public:</text:span></text:p>
      <text:p text:style-name="Standard"><text:span text:style-name="T315"><text:s text:c="4"/>run()</text:span></text:p>
      <text:p text:style-name="Standard"><text:span text:style-name="T316"><text:s text:c="4"/>{</text:span></text:p>
      <text:p text:style-name="Standard"><text:span text:style-name="T317"><text:s text:c="3"/></text:span><text:span text:style-name="T318"><text:tab/><text:s/>// 1) check for attacks from enemy units, adjust healthPoints if needed</text:span></text:p>
      <text:p text:style-name="Standard"><text:span text:style-name="T319"><text:s text:c="3"/></text:span><text:span text:style-name="T320"><text:tab/><text:s/></text:span></text:p>
      <text:p text:style-name="Standard"><text:span text:style-name="T321"><text:s text:c="3"/></text:span><text:span text:style-name="T322"><text:tab/><text:s/>// 2) check tower's healthPoints, if zero then tower is destroyed</text:span></text:p>
      <text:p text:style-name="Standard"><text:span text:style-name="T323"><text:s text:c="3"/></text:span><text:span text:style-name="T324"><text:tab/><text:s/>if(healthPoints == 0){</text:span></text:p>
      <text:p text:style-name="Standard"><text:span text:style-name="T325"><text:s text:c="3"/></text:span><text:span text:style-name="T326"><text:tab/></text:span><text:span text:style-name="T327"><text:tab/><text:s/>//call some kind of terminate() function for tower</text:span></text:p>
      <text:p text:style-name="Standard"><text:span text:style-name="T328"><text:s text:c="3"/></text:span><text:span text:style-name="T329"><text:tab/><text:s/>}</text:span></text:p>
      <text:p text:style-name="Standard"><text:span text:style-name="T330"><text:s text:c="3"/></text:span><text:span text:style-name="T331"><text:tab/><text:s/></text:span></text:p>
      <text:p text:style-name="Standard"><text:span text:style-name="T332"><text:s text:c="3"/></text:span><text:span text:style-name="T333"><text:tab/><text:s/>// 3) call AI functions to check for enemies in attack range, attack if needed</text:span></text:p>
      <text:p text:style-name="Standard"><text:span text:style-name="T334"><text:s text:c="3"/></text:span><text:span text:style-name="T335"><text:tab/><text:s/>if(enemy in attackRadius_){</text:span></text:p>
      <text:p text:style-name="Standard"><text:span text:style-name="T336"><text:s text:c="3"/></text:span><text:span text:style-name="T337"><text:tab/></text:span><text:span text:style-name="T338"><text:tab/><text:s/>attackEnemy(x, y);</text:span></text:p>
      <text:p text:style-name="Standard"><text:span text:style-name="T339"><text:s text:c="3"/></text:span><text:span text:style-name="T340"><text:tab/><text:s/>}</text:span></text:p>
      <text:p text:style-name="Standard"><text:span text:style-name="T341"><text:s text:c="3"/></text:span><text:span text:style-name="T342"><text:tab/><text:s/></text:span></text:p>
      <text:p text:style-name="Standard"><text:span text:style-name="T343"><text:s text:c="3"/></text:span><text:span text:style-name="T344"><text:tab/><text:s/>// 4) call updateServer()</text:span></text:p>
      <text:p text:style-name="Standard"><text:span text:style-name="T345"><text:s text:c="3"/></text:span><text:span text:style-name="T346"><text:tab/><text:s/>updateServer(struct towerStruct);</text:span></text:p>
      <text:p text:style-name="Standard"><text:span text:style-name="T347"><text:s text:c="4"/>}</text:span></text:p>
      <text:p text:style-name="P348"/>
      <text:p text:style-name="Standard"><text:span text:style-name="T349"><text:s text:c="4"/>attackEnemy(int x, int y) <text:s text:c="2"/></text:span><text:span text:style-name="T350"><text:tab/><text:s/></text:span></text:p>
      <text:p text:style-name="Standard"><text:span text:style-name="T351"><text:s text:c="4"/>{</text:span></text:p>
      <text:p text:style-name="Standard"><text:span text:style-name="T352"><text:s text:c="3"/></text:span><text:span text:style-name="T353"><text:tab/><text:s/>// attack enemy at position x,y on map</text:span></text:p>
      <text:p text:style-name="Standard"><text:span text:style-name="T354"><text:s text:c="3"/></text:span><text:span text:style-name="T355"><text:tab/><text:s/>// use attack functions provided by AI team</text:span></text:p>
      <text:p text:style-name="Standard"><text:span text:style-name="T356"><text:s text:c="4"/>}</text:span></text:p>
      <text:p text:style-name="P357"/>
      <text:p text:style-name="Standard"><text:span text:style-name="T358"><text:s text:c="4"/>void setAttackRadius(int radius)</text:span></text:p>
      <text:p text:style-name="Standard"><text:span text:style-name="T359"><text:s text:c="4"/>{</text:span></text:p>
      <text:p text:style-name="Standard"><text:span text:style-name="T360"><text:s text:c="3"/></text:span><text:span text:style-name="T361"><text:tab/><text:s/>attackRadius_ = radius; <text:s text:c="8"/>// set attackRadius_ to "radius"</text:span></text:p>
      <text:p text:style-name="Standard"><text:span text:style-name="T362"><text:s text:c="4"/>}</text:span></text:p>
      <text:p text:style-name="Standard"><text:span text:style-name="T363"><text:s text:c="4"/></text:span></text:p>
      <text:p text:style-name="Standard"><text:span text:style-name="T364"><text:s text:c="4"/>int getAttackRadius()</text:span></text:p>
      <text:soft-page-break/>
      <text:p text:style-name="Standard"><text:span text:style-name="T365"><text:s text:c="4"/>{</text:span></text:p>
      <text:p text:style-name="Standard"><text:span text:style-name="T366"><text:s text:c="3"/></text:span><text:span text:style-name="T367"><text:tab/><text:s/>return attackRadius_; <text:s text:c="2"/></text:span><text:span text:style-name="T368"><text:tab/><text:s/>// return unit's current attackRadius_</text:span></text:p>
      <text:p text:style-name="Standard"><text:span text:style-name="T369"><text:s text:c="4"/>}</text:span></text:p>
      <text:p text:style-name="Standard"><text:span text:style-name="T370"><text:s text:c="4"/></text:span></text:p>
      <text:p text:style-name="Standard"><text:span text:style-name="T371"><text:s text:c="4"/>void setAttackSpeed(int speed)</text:span></text:p>
      <text:p text:style-name="Standard"><text:span text:style-name="T372"><text:s text:c="4"/>{</text:span></text:p>
      <text:p text:style-name="Standard"><text:span text:style-name="T373"><text:s text:c="3"/></text:span><text:span text:style-name="T374"><text:tab/><text:s/>attackSpeed_ = speed; <text:s text:c="8"/>// set attackSpeed_ to "speed"</text:span></text:p>
      <text:p text:style-name="Standard"><text:span text:style-name="T375"><text:s text:c="4"/>}</text:span></text:p>
      <text:p text:style-name="Standard"><text:span text:style-name="T376"><text:s text:c="4"/></text:span></text:p>
      <text:p text:style-name="Standard"><text:span text:style-name="T377"><text:s text:c="4"/>int getAttackSpeed()</text:span></text:p>
      <text:p text:style-name="Standard"><text:span text:style-name="T378"><text:s text:c="4"/>{</text:span></text:p>
      <text:p text:style-name="Standard"><text:span text:style-name="T379"><text:s text:c="3"/></text:span><text:span text:style-name="T380"><text:tab/><text:s/>return attackSpeed_; <text:s text:c="2"/></text:span><text:span text:style-name="T381"><text:tab/><text:s/>// return unit's current attackSpeed_</text:span></text:p>
      <text:p text:style-name="Standard"><text:span text:style-name="T382"><text:s text:c="4"/>}</text:span></text:p>
      <text:p text:style-name="Standard"><text:span text:style-name="T383"><text:s text:c="4"/></text:span></text:p>
      <text:p text:style-name="Standard"><text:span text:style-name="T384"><text:s text:c="4"/>void setAttackDamage(int damage)</text:span></text:p>
      <text:p text:style-name="Standard"><text:span text:style-name="T385"><text:s text:c="4"/>{</text:span></text:p>
      <text:p text:style-name="Standard"><text:span text:style-name="T386"><text:s text:c="3"/></text:span><text:span text:style-name="T387"><text:tab/><text:s/>attackDamage_ = damage; <text:s text:c="8"/>// set attackDamage_ to "damage"</text:span></text:p>
      <text:p text:style-name="Standard"><text:span text:style-name="T388"><text:s text:c="4"/>}</text:span></text:p>
      <text:p text:style-name="Standard"><text:span text:style-name="T389"><text:s text:c="4"/></text:span></text:p>
      <text:p text:style-name="Standard"><text:span text:style-name="T390"><text:s text:c="4"/>int getAttackDamage()</text:span></text:p>
      <text:p text:style-name="Standard"><text:span text:style-name="T391"><text:s text:c="4"/>{</text:span></text:p>
      <text:p text:style-name="Standard"><text:span text:style-name="T392"><text:s text:c="3"/></text:span><text:span text:style-name="T393"><text:tab/><text:s/>return attackDamage_; <text:s text:c="2"/></text:span><text:span text:style-name="T394"><text:tab/><text:s/>// return unit's current attackDamage_</text:span></text:p>
      <text:p text:style-name="Standard"><text:span text:style-name="T395"><text:s text:c="4"/>}</text:span></text:p>
      <text:p text:style-name="P396"/>
      <text:p text:style-name="Standard"><text:span text:style-name="T397">private:</text:span></text:p>
      <text:p text:style-name="Standard"><text:span text:style-name="T398"><text:s text:c="4"/>string typeTower_; <text:s text:c="2"/></text:span><text:span text:style-name="T399"><text:tab/><text:s/>// type of tower (i.e. basic or some upgrade type)</text:span></text:p>
      <text:p text:style-name="Standard"><text:span text:style-name="T400"><text:s text:c="4"/>int attackRadius_; <text:s text:c="2"/></text:span><text:span text:style-name="T401"><text:tab/><text:s/>// radius of attack for tower</text:span></text:p>
      <text:p text:style-name="Standard"><text:span text:style-name="T402"><text:s text:c="4"/>int attackSpeed_; <text:s text:c="2"/></text:span><text:span text:style-name="T403"><text:tab/><text:s/>// frequency of attack for tower</text:span></text:p>
      <text:p text:style-name="Standard"><text:span text:style-name="T404"><text:s text:c="4"/>int attackDamage_; <text:s text:c="2"/></text:span><text:span text:style-name="T405"><text:tab/><text:s/>// strength of attack for tower</text:span></text:p>
      <text:p text:style-name="Standard"><text:span text:style-name="T406">}</text:span></text:p>
      <text:p text:style-name="P407"/>
      <text:p text:style-name="P408"/>
      <text:p text:style-name="P409"/>
      <text:p text:style-name="Standard"><text:span text:style-name="T410">//</text:span><text:span text:style-name="T411">Player</text:span></text:p>
      <text:p text:style-name="Standard"><text:span text:style-name="T412">class Player inherits from MobileUnit:</text:span></text:p>
      <text:p text:style-name="Standard"><text:span text:style-name="T413">public:</text:span></text:p>
      <text:p text:style-name="Standard"><text:span text:style-name="T414">run()</text:span></text:p>
      <text:p text:style-name="Standard"><text:span text:style-name="T415">{</text:span></text:p>
      <text:p text:style-name="P416"><text:span text:style-name="T417">check players hp, ignore rest of loop if hp is 0</text:span></text:p>
      <text:p text:style-name="P418"><text:span text:style-name="T419"><text:s text:c="5"/></text:span></text:p>
      <text:p text:style-name="P420"><text:span text:style-name="T421"><text:s text:c="5"/>get user input (via flags, message?)</text:span></text:p>
      <text:soft-page-break/>
      <text:p text:style-name="P422"><text:span text:style-name="T423"><text:s text:c="5"/>if there is input</text:span></text:p>
      <text:p text:style-name="P424"><text:span text:style-name="T425"><text:s text:c="10"/>handle user input (change movement direction, attack)</text:span></text:p>
      <text:p text:style-name="P426"/>
      <text:p text:style-name="P427"><text:span text:style-name="T428"><text:s text:c="5"/>else</text:span></text:p>
      <text:p text:style-name="P429"><text:span text:style-name="T430"><text:s text:c="10"/>continue with previous action (still moving from last frame, idle, etc.)</text:span></text:p>
      <text:p text:style-name="P431"/>
      <text:p text:style-name="P432"><text:span text:style-name="T433"><text:s text:c="5"/>send x and y position to server</text:span></text:p>
      <text:p text:style-name="Standard"><text:span text:style-name="T434">}</text:span></text:p>
      <text:p text:style-name="P435"/>
      <text:p text:style-name="Standard"><text:span text:style-name="T436">//</text:span><text:span text:style-name="T437">Creep</text:span></text:p>
      <text:p text:style-name="Standard"><text:span text:style-name="T438">class Creep inherits from MobileUnit:</text:span></text:p>
      <text:p text:style-name="Standard"><text:span text:style-name="T439">public:</text:span></text:p>
      <text:p text:style-name="Standard"><text:span text:style-name="T440">run()</text:span></text:p>
      <text:p text:style-name="Standard"><text:span text:style-name="T441">{</text:span></text:p>
      <text:p text:style-name="P442"><text:span text:style-name="T443">check for attacks from other units, die if needed, etc.</text:span></text:p>
      <text:p text:style-name="P444"/>
      <text:p text:style-name="Standard"><text:span text:style-name="T445"><text:s text:c="4"/></text:span><text:span text:style-name="T446"><text:tab/>call functions for checking for enemies in attack range</text:span></text:p>
      <text:p text:style-name="P447"/>
      <text:p text:style-name="Standard"><text:span text:style-name="T448"><text:s text:c="5"/></text:span><text:span text:style-name="T449"><text:tab/>if no enemies in range</text:span></text:p>
      <text:p text:style-name="Standard"><text:span text:style-name="T450"><text:s text:c="7"/></text:span><text:span text:style-name="T451"><text:tab/></text:span><text:span text:style-name="T452"><text:tab/>continue on path to enemy base</text:span></text:p>
      <text:p text:style-name="Standard"><text:span text:style-name="T453">}</text:span></text:p>
      <text:p text:style-name="P454"/>
      <text:p text:style-name="Standard"><text:span text:style-name="T455"><text:s text:c="4"/></text:span></text:p>
      <text:p text:style-name="Standard"><text:span text:style-name="T456"><text:s text:c="2"/></text:span></text:p>
      <text:p text:style-name="P457"/>
      <text:p text:style-name="Standard"><text:span text:style-name="T458">/***************************************************************************************</text:span></text:p>
      <text:p text:style-name="Standard"><text:span text:style-name="T459">* <text:s text:c="3"/></text:span><text:span text:style-name="T460">Server Side - Design Notes and Classes</text:span></text:p>
      <text:p text:style-name="Standard"><text:span text:style-name="T461">* <text:s text:c="4"/></text:span></text:p>
      <text:p text:style-name="Standard"><text:span text:style-name="T462">* <text:s text:c="3"/>Designed by: Darry Danzig</text:span></text:p>
      <text:p text:style-name="Standard"><text:span text:style-name="T463">* <text:s text:c="3"/>Date: 15/Feb/2013</text:span></text:p>
      <text:p text:style-name="Standard"><text:span text:style-name="T464">*</text:span></text:p>
      <text:p text:style-name="Standard"><text:span text:style-name="T465">* <text:s text:c="3"/>Revisions:</text:span></text:p>
      <text:p text:style-name="Standard"><text:span text:style-name="T466">* <text:s text:c="2"/></text:span></text:p>
      <text:p text:style-name="Standard"><text:span text:style-name="T467">* <text:s text:c="3"/>Notes:</text:span></text:p>
      <text:p text:style-name="Standard"><text:span text:style-name="T468">* <text:s text:c="5"/>The server is only really in four states: lobby, countdown, game, gameover</text:span></text:p>
      <text:p text:style-name="Standard"><text:span text:style-name="T469">***************************************************************************************/</text:span></text:p>
      <text:p text:style-name="Standard"><text:span text:style-name="T470">class Server {</text:span></text:p>
      <text:p text:style-name="Standard"><text:span text:style-name="T471"><text:tab/></text:span></text:p>
      <text:p text:style-name="Standard"><text:span text:style-name="T472"><text:tab/>class Player Abstract {</text:span></text:p>
      <text:p text:style-name="Standard"><text:span text:style-name="T473"><text:tab/></text:span><text:span text:style-name="T474"><text:tab/>int unitid_;</text:span><text:span text:style-name="T475"><text:tab/></text:span></text:p>
      <text:p text:style-name="Standard"><text:span text:style-name="T476"><text:tab/>}</text:span></text:p>
      <text:p text:style-name="P477"/>
      <text:p text:style-name="Standard"><text:span text:style-name="T478">/*<text:s/></text:span></text:p>
      <text:p text:style-name="Standard"><text:span text:style-name="T479">These are “random” names for the different players.. We can come up with something better later.</text:span></text:p>
      <text:p text:style-name="Standard"><text:span text:style-name="T480">*/</text:span></text:p>
      <text:p text:style-name="P481"/>
      <text:p text:style-name="Standard"><text:span text:style-name="T482"><text:tab/>class Captain extends Player;</text:span></text:p>
      <text:p text:style-name="Standard"><text:span text:style-name="T483"><text:tab/>class Square extends Player;</text:span></text:p>
      <text:p text:style-name="Standard"><text:span text:style-name="T484"><text:tab/>class Triangle extends Player;</text:span></text:p>
      <text:p text:style-name="Standard"><text:span text:style-name="T485"><text:tab/>class Circle extends Player;</text:span></text:p>
      <text:p text:style-name="Standard"><text:span text:style-name="T486"><text:tab/>class Donkey extends Player;</text:span></text:p>
      <text:p text:style-name="P487"/>
      <text:p text:style-name="Standard"><text:span text:style-name="T488"><text:tab/>struct Team {</text:span></text:p>
      <text:p text:style-name="Standard"><text:span text:style-name="T489"><text:tab/></text:span><text:span text:style-name="T490"><text:tab/>int team_id_;</text:span></text:p>
      <text:p text:style-name="Standard"><text:span text:style-name="T491"><text:tab/></text:span><text:span text:style-name="T492"><text:tab/>Captain captain;</text:span></text:p>
      <text:p text:style-name="Standard"><text:span text:style-name="T493"><text:tab/></text:span><text:span text:style-name="T494"><text:tab/>Square square;</text:span></text:p>
      <text:p text:style-name="Standard"><text:span text:style-name="T495"><text:tab/></text:span><text:span text:style-name="T496"><text:tab/>Triangle triangle;</text:span></text:p>
      <text:p text:style-name="Standard"><text:span text:style-name="T497"><text:tab/></text:span><text:span text:style-name="T498"><text:tab/>Circle circle;</text:span></text:p>
      <text:p text:style-name="Standard"><text:span text:style-name="T499"><text:tab/></text:span><text:span text:style-name="T500"><text:tab/>Donkey donkey;</text:span></text:p>
      <text:p text:style-name="P501"><text:span text:style-name="T502">};</text:span></text:p>
      <text:p text:style-name="Standard"><text:span text:style-name="T503"><text:tab/></text:span></text:p>
      <text:p text:style-name="P504"><text:span text:style-name="T505">// There are only ever 2 teams.</text:span></text:p>
      <text:p text:style-name="Standard"><text:span text:style-name="T506"><text:tab/>Team teams[2];</text:span></text:p>
      <text:p text:style-name="P507"/>
      <text:p text:style-name="P508"/>
      <text:p text:style-name="Standard"><text:span text:style-name="T509">public:</text:span></text:p>
      <text:p text:style-name="Standard"><text:span text:style-name="T510"><text:tab/>Constructor<text:s/></text:span></text:p>
      <text:p text:style-name="Standard"><text:span text:style-name="T511"><text:tab/>{</text:span></text:p>
      <text:p text:style-name="Standard"><text:span text:style-name="T512"><text:tab/></text:span><text:span text:style-name="T513"><text:tab/>// Important initialization here.</text:span></text:p>
      <text:p text:style-name="Standard"><text:span text:style-name="T514"><text:tab/>}</text:span></text:p>
      <text:p text:style-name="Standard"><text:span text:style-name="T515"><text:tab/></text:span></text:p>
      <text:p text:style-name="Standard"><text:span text:style-name="T516"><text:tab/>Lobby()<text:s/></text:span></text:p>
      <text:p text:style-name="P517"><text:span text:style-name="T518">{</text:span></text:p>
      <text:p text:style-name="Standard"><text:span text:style-name="T519"><text:tab/></text:span><text:span text:style-name="T520"><text:tab/>// waits for requests to join the game from clients</text:span></text:p>
      <text:p text:style-name="P521"><text:span text:style-name="T522">}</text:span></text:p>
      <text:p text:style-name="P523"/>
      <text:p text:style-name="P524"><text:span text:style-name="T525">CountDown()<text:s/></text:span></text:p>
      <text:p text:style-name="P526"><text:span text:style-name="T527">{</text:span></text:p>
      <text:p text:style-name="P528"><text:span text:style-name="T529"><text:tab/>/*</text:span></text:p>
      <text:p text:style-name="P530"><text:span text:style-name="T531"><text:s/>Countdown from 10 (probably)</text:span></text:p>
      <text:soft-page-break/>
      <text:p text:style-name="P532"><text:span text:style-name="T533">Each second transmit current value to clients (unnecessary traffic on the network? Just an idea.. I like the idea of broadcasting the time even though I know it could be argued that the clients can easily do that...)</text:span></text:p>
      <text:p text:style-name="P534"><text:span text:style-name="T535">*/</text:span></text:p>
      <text:p text:style-name="P536"><text:span text:style-name="T537">}</text:span></text:p>
      <text:p text:style-name="P538"/>
      <text:p text:style-name="P539"><text:span text:style-name="T540">RunTheGame()</text:span></text:p>
      <text:p text:style-name="P541"><text:span text:style-name="T542">{</text:span></text:p>
      <text:p text:style-name="P543"/>
      <text:p text:style-name="P544"><text:span text:style-name="T545">/*</text:span></text:p>
      <text:p text:style-name="P546"><text:span text:style-name="T547"><text:s/>Send initial data to the clients..this is the beginning positions (and etc) for<text:s/></text:span></text:p>
      <text:p text:style-name="P548"><text:span text:style-name="T549"><text:s/>every object.</text:span></text:p>
      <text:p text:style-name="P550"><text:span text:style-name="T551">*/</text:span></text:p>
      <text:p text:style-name="P552"><text:span text:style-name="T553"><text:tab/></text:span></text:p>
      <text:p text:style-name="Standard"><text:span text:style-name="T554"><text:tab/></text:span><text:span text:style-name="T555"><text:tab/>/*</text:span></text:p>
      <text:p text:style-name="P556"><text:span text:style-name="T557"><text:s/>Initialize the alarm to go off every 1/30 seconds.</text:span></text:p>
      <text:p text:style-name="P558"><text:span text:style-name="T559">*/</text:span></text:p>
      <text:p text:style-name="P560"/>
      <text:p text:style-name="Standard"><text:span text:style-name="T561"><text:tab/></text:span><text:span text:style-name="T562"><text:tab/>/*</text:span></text:p>
      <text:p text:style-name="P563"><text:span text:style-name="T564">This is the central part of the server which plays the game every</text:span></text:p>
      <text:p text:style-name="Standard"><text:span text:style-name="T565"><text:tab/></text:span><text:span text:style-name="T566"><text:tab/>30th of a second.</text:span></text:p>
      <text:p text:style-name="P567"><text:span text:style-name="T568">*/</text:span><text:span text:style-name="T569"><text:tab/></text:span><text:span text:style-name="T570"><text:tab/></text:span></text:p>
      <text:p text:style-name="P571"/>
      <text:p text:style-name="Standard"><text:span text:style-name="T572"><text:tab/></text:span><text:span text:style-name="T573"><text:tab/>FrameCallBackFunction ()<text:s/></text:span></text:p>
      <text:p text:style-name="P574"><text:span text:style-name="T575">{</text:span></text:p>
      <text:p text:style-name="P576"><text:span text:style-name="T577">/*<text:s/></text:span></text:p>
      <text:p text:style-name="P578"><text:span text:style-name="T579">Reset map to default setting (that is to the setting that assumes that none of the objects are occupying any position.<text:s/></text:span></text:p>
      <text:p text:style-name="P580"/>
      <text:p text:style-name="P581"><text:span text:style-name="T582">There can be positions that are not capable of being occupied because of presence of trees, bushes, or other such things.</text:span></text:p>
      <text:p text:style-name="P583"/>
      <text:p text:style-name="P584"><text:span text:style-name="T585">We going to update the map soon based on new data received from the clients.</text:span></text:p>
      <text:p text:style-name="P586"><text:span text:style-name="T587">*/</text:span></text:p>
      <text:p text:style-name="P588"/>
      <text:p text:style-name="P589"><text:span text:style-name="T590">/*<text:s/></text:span></text:p>
      <text:p text:style-name="P591"><text:span text:style-name="T592">At this point we receive updated positions (and etc) from the clients.<text:s/></text:span></text:p>
      <text:p text:style-name="P593"><text:span text:style-name="T594">We also have the all the positions (and etc.) from the previous frame.</text:span></text:p>
      <text:p text:style-name="P595"/>
      <text:soft-page-break/>
      <text:p text:style-name="P596"><text:span text:style-name="T597">In terms of updating the positions of all the objects:</text:span></text:p>
      <text:p text:style-name="P598"/>
      <text:p text:style-name="P599"><text:span text:style-name="T600">At any given time, the client has a knowledge of all the objects in the game. When the client moves an object, it sends it’s new position to the client. Because a client sees all the objects on the game it will not move an object into a position already occupied.</text:span></text:p>
      <text:p text:style-name="P601"/>
      <text:p text:style-name="P602"><text:span text:style-name="T603">However, it is possible that two or more clients might see a non-occupied position and choose to move an object there. Such a scenario will result in a conflict, but since it is not reasonable to expect a clients to know the wishes of other clients, it is allowed to happen.<text:s/></text:span></text:p>
      <text:p text:style-name="P604"/>
      <text:p text:style-name="P605"><text:span text:style-name="T606">Therefore, the server will resolve the conflict on a first come first serve sort of arrangement. The server simply grants the first request and then denies all subsequently conflicting requests from other clients. In other words, only the first request can occupy the position in question, all other objects then revert to their previous positions (ie from the last frame).</text:span></text:p>
      <text:p text:style-name="P607"/>
      <text:p text:style-name="Standard"><text:span text:style-name="T608"><text:tab/></text:span><text:span text:style-name="T609"><text:tab/></text:span><text:span text:style-name="T610"><text:tab/>For each frame: we use the map<text:s/></text:span></text:p>
      <text:p text:style-name="P611"><text:span text:style-name="T612">(Note: the map is a structure used simply for checking if we can move an object to a position. That is why we re-initialize it at the beginning of every frame. Note: that this logic doesn’t check if a an object has moved. It doesn’t need to. )</text:span></text:p>
      <text:p text:style-name="P613"/>
      <text:p text:style-name="P614"><text:span text:style-name="T615">For each object that we receive from a client, we check the map to see if the position is occupied.</text:span></text:p>
      <text:p text:style-name="Standard"><text:span text:style-name="T616"><text:s/></text:span></text:p>
      <text:p text:style-name="P617"><text:span text:style-name="T618">If it is not occupied on the map, then mark the position on the map as occupied. the new position of the object will be updated to this new position.<text:s/></text:span></text:p>
      <text:p text:style-name="Standard"><text:span text:style-name="T619"><text:tab/></text:span><text:span text:style-name="T620"><text:tab/></text:span><text:span text:style-name="T621"><text:tab/></text:span></text:p>
      <text:p text:style-name="P622"><text:span text:style-name="T623">If it already is occupied, then the objects position gets set to it’s last position (from the previous frame).</text:span></text:p>
      <text:p text:style-name="P624"><text:span text:style-name="T625">*/</text:span></text:p>
      <text:p text:style-name="P626"><text:span text:style-name="T627">/*</text:span></text:p>
      <text:p text:style-name="P628"><text:span text:style-name="T629">After All the client data has been analysed, it is time to send the new positions (and etc) to the clients.</text:span></text:p>
      <text:p text:style-name="P630"><text:span text:style-name="T631">*/</text:span></text:p>
      <text:p text:style-name="P632"/>
      <text:soft-page-break/>
      <text:p text:style-name="P633"><text:span text:style-name="T634">}</text:span></text:p>
      <text:p text:style-name="Standard"><text:span text:style-name="T635"><text:tab/>}</text:span></text:p>
      <text:p text:style-name="P636"/>
      <text:p text:style-name="P637"><text:span text:style-name="T638">GameOver {</text:span></text:p>
      <text:p text:style-name="P639"><text:span text:style-name="T640"><text:tab/>// End the program ...or return to the lobby.</text:span></text:p>
      <text:p text:style-name="P641"><text:span text:style-name="T642">}</text:span></text:p>
      <text:p text:style-name="P643"/>
      <text:p text:style-name="Standard"><text:span text:style-name="T644">private:</text:span></text:p>
      <text:p text:style-name="Standard"><text:span text:style-name="T645"><text:tab/>size_t numPlayersPerTeam;</text:span></text:p>
      <text:p text:style-name="Standard"><text:span text:style-name="T646"><text:tab/>int state enum{‘lobby’, ‘countdown’, ‘game’, ‘gameover’};<text:s/></text:span></text:p>
      <text:p text:style-name="Standard"><text:span text:style-name="T647"><text:tab/></text:span></text:p>
      <text:p text:style-name="Standard"><text:span text:style-name="T648"><text:tab/>/*</text:span></text:p>
      <text:p text:style-name="P649"><text:span text:style-name="T650">The map is simply to store whether or not a position on the map is occupied.<text:s/></text:span></text:p>
      <text:p text:style-name="P651"><text:span text:style-name="T652">True if occupied</text:span></text:p>
      <text:p text:style-name="P653"><text:span text:style-name="T654">False if not occupied</text:span></text:p>
      <text:p text:style-name="P655"><text:span text:style-name="T656">*/</text:span></text:p>
      <text:p text:style-name="P657"><text:span text:style-name="T658">boolean map[MAX_X][MAX_Y];<text:s/></text:span></text:p>
      <text:p text:style-name="Standard"><text:span text:style-name="T659"><text:tab/></text:span></text:p>
      <text:p text:style-name="Standard"><text:span text:style-name="T660">};</text:span></text:p>
      <text:p text:style-name="P661"/>
      <text:p text:style-name="Standard"><text:span text:style-name="T662">/***************************************************************************************</text:span></text:p>
      <text:p text:style-name="Standard"><text:span text:style-name="T663">* <text:s text:c="3"/></text:span><text:span text:style-name="T664">Client Side - Design Notes and Classes</text:span></text:p>
      <text:p text:style-name="Standard"><text:span text:style-name="T665">* <text:s text:c="4"/></text:span></text:p>
      <text:p text:style-name="Standard"><text:span text:style-name="T666">* <text:s text:c="3"/>Designed by: Steve Lo</text:span></text:p>
      <text:p text:style-name="Standard"><text:span text:style-name="T667">* <text:s text:c="3"/>Date: 15/Feb/2013</text:span></text:p>
      <text:p text:style-name="Standard"><text:span text:style-name="T668">*</text:span></text:p>
      <text:p text:style-name="Standard"><text:span text:style-name="T669">* <text:s text:c="3"/>Revisions:</text:span></text:p>
      <text:p text:style-name="Standard"><text:span text:style-name="T670">* <text:s text:c="2"/></text:span></text:p>
      <text:p text:style-name="Standard"><text:span text:style-name="T671">* <text:s text:c="3"/>Notes:</text:span></text:p>
      <text:p text:style-name="Standard"><text:span text:style-name="T672">*</text:span><text:span text:style-name="T673"><text:tab/>The client defines the states and the behaviors for each player.</text:span></text:p>
      <text:p text:style-name="Standard"><text:span text:style-name="T674">*</text:span><text:span text:style-name="T675"><text:tab/>More functions and methods will be added as they become necessary</text:span></text:p>
      <text:p text:style-name="Standard"><text:span text:style-name="T676">***************************************************************************************/</text:span></text:p>
      <text:p text:style-name="Standard"><text:span text:style-name="T677">Class Client{</text:span></text:p>
      <text:p text:style-name="Standard"><text:span text:style-name="T678"><text:tab/>private:</text:span></text:p>
      <text:p text:style-name="Standard"><text:span text:style-name="T679"><text:tab/></text:span><text:span text:style-name="T680"><text:tab/>int connectionStatus;</text:span></text:p>
      <text:p text:style-name="Standard"><text:span text:style-name="T681"><text:tab/></text:span><text:span text:style-name="T682"><text:tab/>Player player;</text:span></text:p>
      <text:p text:style-name="Standard"><text:span text:style-name="T683"><text:tab/></text:span><text:span text:style-name="T684"><text:tab/></text:span><text:span text:style-name="T685"><text:tab/>//player may consists of elements such as:</text:span></text:p>
      <text:p text:style-name="Standard"><text:span text:style-name="T686"><text:tab/></text:span><text:span text:style-name="T687"><text:tab/></text:span><text:span text:style-name="T688"><text:tab/>//</text:span><text:span text:style-name="T689"><text:tab/>- HP</text:span></text:p>
      <text:p text:style-name="Standard"><text:span text:style-name="T690"><text:tab/></text:span><text:span text:style-name="T691"><text:tab/></text:span><text:span text:style-name="T692"><text:tab/>//</text:span><text:span text:style-name="T693"><text:tab/>- class</text:span></text:p>
      <text:p text:style-name="Standard"><text:span text:style-name="T694"><text:tab/></text:span><text:span text:style-name="T695"><text:tab/></text:span><text:span text:style-name="T696"><text:tab/>//</text:span><text:span text:style-name="T697"><text:tab/>- currentCoordinations</text:span></text:p>
      <text:p text:style-name="Standard"><text:span text:style-name="T698"><text:tab/></text:span><text:span text:style-name="T699"><text:tab/></text:span><text:span text:style-name="T700"><text:tab/>//</text:span><text:span text:style-name="T701"><text:tab/>- attack point</text:span></text:p>
      <text:soft-page-break/>
      <text:p text:style-name="Standard"><text:span text:style-name="T702"><text:tab/></text:span><text:span text:style-name="T703"><text:tab/></text:span><text:span text:style-name="T704"><text:tab/>//</text:span><text:span text:style-name="T705"><text:tab/>- defend point</text:span></text:p>
      <text:p text:style-name="Standard"><text:span text:style-name="T706"><text:tab/></text:span><text:span text:style-name="T707"><text:tab/></text:span><text:span text:style-name="T708"><text:tab/>//</text:span><text:span text:style-name="T709"><text:tab/>- status</text:span><text:span text:style-name="T710"><text:tab/>//ready or not? If no, which stage is he/she on</text:span></text:p>
      <text:p text:style-name="Standard"><text:span text:style-name="T711"><text:tab/></text:span><text:span text:style-name="T712"><text:tab/></text:span><text:span text:style-name="T713"><text:tab/>//</text:span><text:span text:style-name="T714"><text:tab/>etc...</text:span></text:p>
      <text:p text:style-name="Standard"><text:span text:style-name="T715"><text:tab/></text:span><text:span text:style-name="T716"><text:tab/></text:span></text:p>
      <text:p text:style-name="Standard"><text:span text:style-name="T717"><text:tab/>public:</text:span></text:p>
      <text:p text:style-name="Standard"><text:span text:style-name="T718"><text:tab/></text:span><text:span text:style-name="T719"><text:tab/>Client();</text:span></text:p>
      <text:p text:style-name="Standard"><text:span text:style-name="T720"><text:tab/></text:span><text:span text:style-name="T721"><text:tab/>~Client() {}</text:span></text:p>
      <text:p text:style-name="P722"/>
      <text:p text:style-name="Standard"><text:span text:style-name="T723"><text:tab/></text:span><text:span text:style-name="T724"><text:tab/>sendMsg(Packet) {</text:span></text:p>
      <text:p text:style-name="P725"><text:span text:style-name="T726"><text:tab/>//send packets to the server in case of an event</text:span></text:p>
      <text:p text:style-name="P727"><text:span text:style-name="T728"><text:tab/>//send out one message every 1/30 seconds</text:span></text:p>
      <text:p text:style-name="P729"/>
      <text:p text:style-name="P730"><text:span text:style-name="T731"><text:tab/>//messages are also sent in the case of any event, such as mouse<text:s/></text:span></text:p>
      <text:p text:style-name="P732"><text:span text:style-name="T733">//click and key press</text:span></text:p>
      <text:p text:style-name="P734"><text:span text:style-name="T735">//attributes such as mouse pointer coordinates and the object that<text:s/></text:span></text:p>
      <text:p text:style-name="P736"><text:span text:style-name="T737">//is clicked on</text:span><text:span text:style-name="T738"><text:tab/></text:span></text:p>
      <text:p text:style-name="P739"><text:span text:style-name="T740">};</text:span></text:p>
      <text:p text:style-name="P741"/>
      <text:p text:style-name="Standard"><text:span text:style-name="T742"><text:tab/></text:span><text:span text:style-name="T743"><text:tab/>receiveMsg() {</text:span></text:p>
      <text:p text:style-name="P744"><text:span text:style-name="T745">//receive from the server of how the client should act and behave</text:span></text:p>
      <text:p text:style-name="P746"><text:span text:style-name="T747">//messages from the server may contain instructions such as:</text:span></text:p>
      <text:p text:style-name="P748"><text:span text:style-name="T749">//</text:span><text:span text:style-name="T750"><text:tab/>- move to a specific coordinate</text:span></text:p>
      <text:p text:style-name="P751"><text:span text:style-name="T752">//</text:span><text:span text:style-name="T753"><text:tab/>- interact an object (i.e. attack)</text:span></text:p>
      <text:p text:style-name="P754"><text:span text:style-name="T755">//</text:span><text:span text:style-name="T756"><text:tab/>- build structures on the selected coordinate</text:span><text:span text:style-name="T757"><text:tab/></text:span><text:span text:style-name="T758"><text:tab/></text:span><text:span text:style-name="T759"><text:tab/></text:span></text:p>
      <text:p text:style-name="Standard"><text:span text:style-name="T760"><text:tab/></text:span><text:span text:style-name="T761"><text:tab/>};</text:span></text:p>
      <text:p text:style-name="Standard"><text:span text:style-name="T762"><text:tab/></text:span><text:span text:style-name="T763"><text:tab/></text:span></text:p>
      <text:p text:style-name="Standard"><text:span text:style-name="T764"><text:tab/></text:span><text:span text:style-name="T765"><text:tab/>enterGameRoom() {</text:span></text:p>
      <text:p text:style-name="Standard"><text:span text:style-name="T766"><text:tab/></text:span><text:span text:style-name="T767"><text:tab/></text:span><text:span text:style-name="T768"><text:tab/>//enter a room that is not full, call ifRoomFull()</text:span></text:p>
      <text:p text:style-name="Standard"><text:span text:style-name="T769"><text:tab/></text:span><text:span text:style-name="T770"><text:tab/></text:span><text:span text:style-name="T771"><text:tab/>//need to check if the room is full before entering</text:span></text:p>
      <text:p text:style-name="Standard"><text:span text:style-name="T772"><text:tab/></text:span><text:span text:style-name="T773"><text:tab/>}</text:span></text:p>
      <text:p text:style-name="P774"/>
      <text:p text:style-name="Standard"><text:span text:style-name="T775"><text:tab/></text:span><text:span text:style-name="T776"><text:tab/>bool<text:s/></text:span><text:span text:style-name="T777">r</text:span><text:span text:style-name="T778">oomFull(Room) {</text:span></text:p>
      <text:p text:style-name="Standard"><text:span text:style-name="T779"><text:tab/></text:span><text:span text:style-name="T780"><text:tab/></text:span><text:span text:style-name="T781"><text:tab/>if Room.numOfPlayer &lt; Room.maxCapacity</text:span></text:p>
      <text:p text:style-name="Standard"><text:span text:style-name="T782"><text:tab/></text:span><text:span text:style-name="T783"><text:tab/></text:span><text:span text:style-name="T784"><text:tab/></text:span><text:span text:style-name="T785"><text:tab/>return true</text:span></text:p>
      <text:p text:style-name="Standard"><text:span text:style-name="T786"><text:tab/></text:span><text:span text:style-name="T787"><text:tab/></text:span><text:span text:style-name="T788"><text:tab/>otherwise</text:span></text:p>
      <text:p text:style-name="P789"><text:span text:style-name="T790">return false</text:span></text:p>
      <text:p text:style-name="Standard"><text:span text:style-name="T791"><text:tab/></text:span><text:span text:style-name="T792"><text:tab/>}</text:span></text:p>
      <text:p text:style-name="P793"/>
      <text:p text:style-name="P794"><text:span text:style-name="T795">selectPosition() {</text:span></text:p>
      <text:p text:style-name="P796"><text:span text:style-name="T797"><text:tab/>//if the user clicks on a position in a team</text:span></text:p>
      <text:p text:style-name="P798"><text:span text:style-name="T799"><text:tab/>//checks if the position is already taken using<text:s/></text:span><text:span text:style-name="T800">p</text:span><text:span text:style-name="T801">ositionAvai()</text:span></text:p>
      <text:soft-page-break/>
      <text:p text:style-name="P802"><text:span text:style-name="T803"><text:tab/>//if the position is available, check his/her current position to</text:span></text:p>
      <text:p text:style-name="P804"><text:span text:style-name="T805"><text:tab/>//this newly selected one.</text:span></text:p>
      <text:p text:style-name="P806"><text:span text:style-name="T807">}</text:span></text:p>
      <text:p text:style-name="P808"/>
      <text:p text:style-name="P809"><text:span text:style-name="T810">bool<text:s/></text:span><text:span text:style-name="T811">positionFree<text:s/></text:span><text:span text:style-name="T812">(</text:span><text:span text:style-name="T813">Position<text:s/></text:span><text:span text:style-name="T814">p</text:span><text:span text:style-name="T815">) {</text:span></text:p>
      <text:p text:style-name="P816"><text:span text:style-name="T817"><text:tab/>if there’s already a player in the room with the position p</text:span></text:p>
      <text:p text:style-name="P818"><text:span text:style-name="T819"><text:tab/></text:span><text:span text:style-name="T820"><text:tab/>return true</text:span></text:p>
      <text:p text:style-name="P821"><text:span text:style-name="T822"><text:tab/>otherwise</text:span></text:p>
      <text:p text:style-name="P823"><text:span text:style-name="T824"><text:tab/></text:span><text:span text:style-name="T825"><text:tab/>return false</text:span></text:p>
      <text:p text:style-name="P826"><text:span text:style-name="T827">}</text:span></text:p>
      <text:p text:style-name="P828"/>
      <text:p text:style-name="P829"><text:span text:style-name="T830">run() {</text:span></text:p>
      <text:p text:style-name="P831"><text:span text:style-name="T832"><text:tab/>while(1){</text:span></text:p>
      <text:p text:style-name="P833"><text:span text:style-name="T834"><text:tab/></text:span><text:span text:style-name="T835"><text:tab/>//forever loop for updating and keeping track of the player/</text:span></text:p>
      <text:p text:style-name="P836"><text:span text:style-name="T837">//character status</text:span></text:p>
      <text:p text:style-name="P838"><text:span text:style-name="T839">//status updates, such as HP level and status boost should<text:s/></text:span></text:p>
      <text:p text:style-name="P840"><text:span text:style-name="T841">//be handled.</text:span></text:p>
      <text:p text:style-name="P842"><text:span text:style-name="T843">//use functions such as updateHP(int amount) to apply the</text:span></text:p>
      <text:p text:style-name="P844"><text:span text:style-name="T845">// changes</text:span></text:p>
      <text:p text:style-name="P846"><text:span text:style-name="T847"><text:tab/>}</text:span></text:p>
      <text:p text:style-name="P848"><text:span text:style-name="T849">}</text:span></text:p>
      <text:p text:style-name="P850"/>
      <text:p text:style-name="P851"><text:span text:style-name="T852">//action functionalities, such as move, attack, and damage taken</text:span></text:p>
      <text:p text:style-name="P853"><text:span text:style-name="T854">movement(Coordinate){</text:span></text:p>
      <text:p text:style-name="P855"><text:span text:style-name="T856"><text:tab/>//move the character/player to the specified coordinate</text:span></text:p>
      <text:p text:style-name="P857"><text:span text:style-name="T858">}</text:span></text:p>
      <text:p text:style-name="P859"/>
      <text:p text:style-name="P860"><text:span text:style-name="T861">attack() {</text:span></text:p>
      <text:p text:style-name="P862"><text:span text:style-name="T863"><text:tab/>//calculate the amount of damage to the opponent</text:span></text:p>
      <text:p text:style-name="P864"><text:span text:style-name="T865">}</text:span></text:p>
      <text:p text:style-name="P866"/>
      <text:p text:style-name="P867"><text:span text:style-name="T868">damageTaken(int amount){</text:span></text:p>
      <text:p text:style-name="P869"><text:span text:style-name="T870"><text:tab/>Player.HP -= amount</text:span></text:p>
      <text:p text:style-name="P871"><text:span text:style-name="T872"><text:tab/>//now check if the character should be dead or not</text:span></text:p>
      <text:p text:style-name="P873"><text:span text:style-name="T874"><text:tab/>if Player.HP &lt;= 0</text:span></text:p>
      <text:p text:style-name="P875"><text:span text:style-name="T876"><text:tab/></text:span><text:span text:style-name="T877"><text:tab/>Player.status = DEAD</text:span></text:p>
      <text:p text:style-name="P878"><text:span text:style-name="T879"><text:tab/></text:span><text:span text:style-name="T880"><text:tab/>waitToRespawn()</text:span></text:p>
      <text:p text:style-name="P881"><text:span text:style-name="T882">}</text:span></text:p>
      <text:p text:style-name="Standard"><text:span text:style-name="T883">};</text:span></text:p>
      <text:p text:style-name="P884"/>
      <text:soft-page-break/>
      <text:p text:style-name="Standard"><text:span text:style-name="T885">Task Breakdown:</text:span></text:p>
      <text:p text:style-name="P886"/>
      <text:p text:style-name="Standard"><text:span text:style-name="T887">Basic functionality for each unit, print messages to show working code</text:span></text:p>
      <text:p text:style-name="P888"/>
      <text:p text:style-name="Standard"><text:span text:style-name="T889">- working pathing and enemy detection on creeps, functions from AI</text:span></text:p>
      <text:p text:style-name="Standard"><text:span text:style-name="T890"><text:tab/>- create a creep, give it a path and print xy coords as it moves</text:span></text:p>
      <text:p text:style-name="Standard"><text:span text:style-name="T891"><text:tab/>- create 1 creep per team, print message when they detect enemy creep</text:span></text:p>
      <text:p text:style-name="Standard"><text:span text:style-name="T892">- player movement, functions with control team</text:span></text:p>
      <text:p text:style-name="Standard"><text:span text:style-name="T893"><text:tab/>- player Run() function prints message to say received command/input</text:span></text:p>
      <text:p text:style-name="Standard"><text:span text:style-name="T894">- able to build creeps and towers, confirm via printing the unit containers client side</text:span></text:p>
      <text:p text:style-name="Standard"><text:span text:style-name="T895"><text:tab/>- buildX() functions, printing the container</text:span></text:p>
      <text:p text:style-name="P896"/>
      <text:p text:style-name="Standard"><text:span text:style-name="T897">Integrate basic functionality, basic server that can connect multiple clients</text:span></text:p>
      <text:p text:style-name="P898"/>
      <text:p text:style-name="Standard"><text:span text:style-name="T899">- client side functions related to game lobby and starting the game, as well as sending and receiving data with the server</text:span></text:p>
      <text:p text:style-name="Standard"><text:span text:style-name="T900"><text:tab/>- send and receive functions from network team</text:span></text:p>
      <text:p text:style-name="Standard"><text:span text:style-name="T901"><text:tab/>- run loop for whole game</text:span></text:p>
      <text:p text:style-name="P902"/>
      <text:p text:style-name="Standard"><text:span text:style-name="T903">- server functions related to sending/receiving updates, processing data</text:span></text:p>
      <text:p text:style-name="Standard"/>
      <text:p text:style-name="Standard"/>
      <text:p text:style-name="Standard"/>
      <text:p text:style-name="Standard"><text:span text:style-name="T904">S</text:span><text:span text:style-name="T905">erver Tasks: Darry</text:span></text:p>
      <text:p text:style-name="P906"/>
      <text:p text:style-name="Standard"><text:span text:style-name="T907">1a)<text:s/></text:span><text:span text:style-name="T908">Build Server skeleton.. <text:s text:c="2"/>-<text:s/></text:span><text:span text:style-name="T909">Feb 25</text:span></text:p>
      <text:p text:style-name="Standard"><text:span text:style-name="T910">b.</text:span><text:span text:style-name="T911"><text:s/>Have all data structures worked out..(so that I know what everything is, then I can</text:span></text:p>
      <text:p text:style-name="Standard"><text:span text:style-name="T912"><text:s text:c="4"/>know exactly what information the server has to update)</text:span></text:p>
      <text:p text:style-name="Standard"><text:span text:style-name="T913">c.<text:s/></text:span><text:span text:style-name="T914">Create basic loop (or alarm to run 1/30th of a second See: http://www.kernel.org/doc/man-pages/online/pages/man2/timer_create.2.html)</text:span></text:p>
      <text:p text:style-name="P915"/>
      <text:p text:style-name="Standard"><text:span text:style-name="T916">2)<text:s/></text:span><text:span text:style-name="T917">Create basic server function(s) to send updates</text:span></text:p>
      <text:p text:style-name="Standard"><text:span text:style-name="T918">3)<text:s/></text:span><text:span text:style-name="T919">Create server functions to process received data from client</text:span></text:p>
      <text:p text:style-name="P920"/>
      <text:p text:style-name="Standard"><text:span text:style-name="T921">- basic server that can connect multiple clients</text:span></text:p>
      <text:p text:style-name="Standard"/>
      <text:p text:style-name="Standard"/>
      <text:p text:style-name="Standard"><text:span text:style-name="T922">Client Tasks: Steve</text:span></text:p>
      <text:p text:style-name="Standard"><text:span text:style-name="T923">1)</text:span><text:span text:style-name="T924"><text:s/>Create a basic client skeleton + all the getter and setter functions -<text:s/></text:span><text:span text:style-name="T925">Feb 22</text:span></text:p>
      <text:p text:style-name="Standard"><text:span text:style-name="T926"><text:tab/>- getter and setter functions for all the attributes in the Client class</text:span></text:p>
      <text:p text:style-name="Standard"><text:span text:style-name="T927"><text:tab/></text:span><text:span text:style-name="T928"><text:tab/>Example: getHP and setHp</text:span></text:p>
      <text:soft-page-break/>
      <text:p text:style-name="Standard"><text:span text:style-name="T929">2)</text:span><text:span text:style-name="T930"><text:s/>Create and ensure all the getter and setter function working properly -<text:s/></text:span><text:span text:style-name="T931">Feb 25</text:span></text:p>
      <text:p text:style-name="Standard"><text:span text:style-name="T932">3)<text:s/></text:span><text:span text:style-name="T933">Other helper functions for handling any status change of the client -<text:s/></text:span><text:span text:style-name="T934">Feb 25</text:span></text:p>
      <text:p text:style-name="Standard"><text:span text:style-name="T935"><text:tab/>i.e. <text:s/>- taking damage from the creeps</text:span></text:p>
      <text:p text:style-name="Standard"><text:span text:style-name="T936"><text:tab/><text:s text:c="7"/>- attack, dmgDealt()</text:span></text:p>
      <text:p text:style-name="Standard"><text:span text:style-name="T937">4)<text:s/></text:span><text:span text:style-name="T938">Helper functions, such as: <text:s/></text:span></text:p>
      <text:p text:style-name="Standard"><text:span text:style-name="T939"><text:tab/>- how to interact when an object is clicked</text:span></text:p>
      <text:p text:style-name="Standard"><text:span text:style-name="T940"><text:tab/>- joining a game room</text:span></text:p>
      <text:p text:style-name="Standard"><text:span text:style-name="T941"><text:tab/>- selecting a valid position in the team</text:span></text:p>
      <text:p text:style-name="Standard"><text:span text:style-name="T942"><text:tab/></text:span><text:span text:style-name="T943">March 5</text:span><text:span text:style-name="T944">, part of integration with network team using mutliple clients</text:span></text:p>
      <text:p text:style-name="P945"/>
      <text:p text:style-name="Standard"><text:span text:style-name="T946">5)</text:span><text:span text:style-name="T947"><text:s/>Create an infinite loop for sending and receive messages, and handle the messages</text:span></text:p>
      <text:p text:style-name="Standard"/>
      <text:p text:style-name="Standard"><text:span text:style-name="T948">Mobile Units Tasks: Callum</text:span></text:p>
      <text:p text:style-name="Standard"><text:span text:style-name="T949">1)</text:span><text:span text:style-name="T950"><text:s/>Complete mobile unit related classes with prototypes for known functions -<text:s/></text:span>Feb 22</text:p>
      <text:p text:style-name="Standard"><text:span text:style-name="T951"><text:tab/>- basic version of run() function</text:span></text:p>
      <text:p text:style-name="Standard"><text:span text:style-name="T952"><text:tab/>- make all get and sets for private members</text:span></text:p>
      <text:p text:style-name="Standard"><text:span text:style-name="T953">2)</text:span><text:span text:style-name="T954"><text:s/>Able to build creeps and players, confirm via printing the unit containers<text:s/></text:span></text:p>
      <text:p text:style-name="Standard"><text:span text:style-name="T955">client side - Feb 25</text:span></text:p>
      <text:p text:style-name="Standard"><text:span text:style-name="T956"><text:tab/>- buildX() functions, printing the container</text:span></text:p>
      <text:p text:style-name="Standard"><text:span text:style-name="T957">3)<text:s/></text:span><text:span text:style-name="T958"><text:s/>Player movement, using functions from control team - Feb 25</text:span></text:p>
      <text:p text:style-name="Standard"><text:span text:style-name="T959"><text:tab/>- player Run() function prints message to say received command/input</text:span></text:p>
      <text:p text:style-name="Standard"><text:span text:style-name="T960"><text:tab/>- get attack radius detection to work</text:span></text:p>
      <text:p text:style-name="Standard"/>
      <text:p text:style-name="Standard"/>
      <text:p text:style-name="P961"/>
      <text:p text:style-name="Standard"><text:span text:style-name="T962">Static Units Tasks: Kevin</text:span></text:p>
      <text:p text:style-name="Standard"><text:span text:style-name="T963">1) Complete mobile unit related classes with<text:s/></text:span><text:span text:style-name="T964">prototypes<text:s/></text:span><text:span text:style-name="T965">for known functions -<text:s/></text:span><text:span text:style-name="T966">Feb 22</text:span></text:p>
      <text:p text:style-name="Standard"><text:tab/>-<text:s/><text:span text:style-name="T967">print messages to show working code.</text:span></text:p>
      <text:p text:style-name="P968"/>
      <text:p text:style-name="Standard"><text:span text:style-name="T969">2) Able to build castles and towers, confirm by printing the unit containers<text:s/></text:span></text:p>
      <text:p text:style-name="Standard"><text:span text:style-name="T970">client side -<text:s/></text:span><text:span text:style-name="T971">Feb 5</text:span></text:p>
      <text:p text:style-name="Standard"><text:span text:style-name="T972"><text:tab/>- buildX() functions, printing the container</text:span></text:p>
      <text:p text:style-name="P973"/>
      <text:p text:style-name="Standard"><text:span text:style-name="T974">3) Create system for keeping track of team resources, i.e. money for building<text:s/></text:span></text:p>
      <text:p text:style-name="Standard"><text:span text:style-name="T975">units. -<text:s/></text:span><text:span text:style-name="T976">Feb 5</text:span></text:p>
      <text:p text:style-name="Standard"><text:span text:style-name="T977"><text:tab/>- create a Team class which keeps track of the team resources</text:span></text:p>
      <text:p text:style-name="P978"/>
      <text:p text:style-name="P979"/>
      <text:p text:style-name="Standard"><text:span text:style-name="T980">Team Tasks:</text:span></text:p>
      <text:p text:style-name="Standard"><text:span text:style-name="T981">1)<text:s/></text:span><text:span text:style-name="T982">Define all function prototypes for communication between ourselves and the other teams -<text:s/></text:span><text:span text:style-name="T983">Feb 22</text:span></text:p>
      <text:p text:style-name="P984"/>
      <text:p text:style-name="Standard"><text:span text:style-name="T985">2)<text:s/></text:span><text:span text:style-name="T986">Integrate basic client and server code so that at least 1 client can connect to the server and use basic functions like building towers, etc. -<text:s/></text:span><text:span text:style-name="T987">Feb 25</text:span></text:p>
      <text:p text:style-name="P988"/>
      <text:p text:style-name="Standard"><text:span text:style-name="T989">3)<text:s/></text:span><text:span text:style-name="T990">Increased integration of client and server to deal with multiple clients playing the game. <text:s/>At this point we should have the most basic version of the game working. <text:s/>Begin fixing any bugs and coding any additional features. -<text:s/></text:span><text:span text:style-name="T991">March 5</text:span></text:p>
      <text:p text:style-name="P992"><office:annotation><text:p text:style-name="P993">kwt6698:</text:p><text:p text:style-name="P994">Hey Callum, I just changed the name of my base unit from StaticUnit to BaseUnit so that all units could share the same base as you suggested.</text:p></office:annotation></text:p>
      <text:p text:style-name="P995"><office:annotation><text:p text:style-name="P996">Callum Styan:</text:p><text:p text:style-name="P997">Remember that there is a base unit and then mobile and static unit classes that inherit from the base unit. <text:s/>And then creeps/players inherit from mobile, towers/castle inherit from static.</text:p></office:annot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Standard" style:default-outline-level="1">
      <style:paragraph-properties fo:margin-top="0.3333in" fo:margin-bottom="0.0833in"/>
      <style:text-properties fo:font-weight="bold" style:font-weight-asian="bold" style:font-weight-complex="bold" fo:font-size="18pt" style:font-size-asian="18pt" style:font-size-complex="18pt" fo:hyphenate="false"/>
    </style:style>
    <style:style style:name="Heading2" style:display-name="Heading 2" style:family="paragraph" style:parent-style-name="Standard" style:default-outline-level="2">
      <style:paragraph-properties fo:margin-top="0.25in" fo:margin-bottom="0.0555in"/>
      <style:text-properties fo:font-weight="bold" style:font-weight-asian="bold" style:font-weight-complex="bold" fo:font-size="14pt" style:font-size-asian="14pt" style:font-size-complex="14pt" fo:hyphenate="false"/>
    </style:style>
    <style:style style:name="Heading3" style:display-name="Heading 3" style:family="paragraph" style:parent-style-name="Standard" style:default-outline-level="3">
      <style:paragraph-properties fo:margin-top="0.1944in" fo:margin-bottom="0.0555in"/>
      <style:text-propertie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margin-top="0.1666in" fo:margin-bottom="0.0277in"/>
      <style:text-properties fo:font-style="italic" style:font-style-asian="italic" style:font-style-complex="italic" fo:color="#666666" fo:hyphenate="false"/>
    </style:style>
    <style:style style:name="Heading5" style:display-name="Heading 5" style:family="paragraph" style:parent-style-name="Standard" style:default-outline-level="5">
      <style:paragraph-properties fo:margin-top="0.1527in" fo:margin-bottom="0.0277in"/>
      <style:text-properties fo:font-weight="bold" style:font-weight-asian="bold" style:font-weight-complex="bold" fo:color="#666666" fo:font-size="10pt" style:font-size-asian="10pt" style:font-size-complex="10pt" fo:hyphenate="false"/>
    </style:style>
    <style:style style:name="Heading6" style:display-name="Heading 6" style:family="paragraph" style:parent-style-name="Standard" style:default-outline-level="6">
      <style:paragraph-properties fo:margin-top="0.1388in" fo:margin-bottom="0.0277in"/>
      <style:text-properties fo:font-style="italic" style:font-style-asian="italic" style:font-style-complex="italic" fo:color="#666666"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hyphenate="false"/>
    </style:style>
    <style:style style:name="CommentTextChar" style:display-name="Comment Text Cha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
    <dc:creator>Steve Asus</dc:creator>
    <meta:creation-date>2013-02-27T17:39:00Z</meta:creation-date>
    <dc:date>2013-02-28T19:08:00Z</dc:date>
    <meta:template xlink:href="Normal.dotm" xlink:type="simple"/>
    <meta:editing-cycles>5</meta:editing-cycles>
    <meta:editing-duration>PT91740S</meta:editing-duration>
    <meta:document-statistic meta:page-count="17" meta:paragraph-count="38" meta:word-count="2909" meta:character-count="19458" meta:row-count="138" meta:non-whitespace-character-count="16587"/>
  </office:meta>
</office:document-meta>
</file>